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 style:master-page-name="Standard">
      <style:paragraph-properties fo:break-before="auto" fo:line-height="120%" fo:margin-top="0.847cm" style:writing-mode="lr-tb"/>
    </style:style>
    <style:style style:name="T1_1" style:family="text">
      <style:text-properties fo:color="#333333" fo:font-size="52pt" style:font-size-asian="52pt" style:font-size-complex="52pt" fo:font-weight="bold" style:font-weight-asian="bold" style:font-weight-complex="bold"/>
    </style:style>
    <style:style style:name="T1_2" style:family="text">
      <style:text-properties fo:color="#333333" fo:font-size="52pt" style:font-size-asian="52pt" style:font-size-complex="52pt" fo:font-weight="bold" style:font-weight-asian="bold" style:font-weight-complex="bold"/>
    </style:style>
    <style:style style:name="T1_3" style:family="text">
      <style:text-properties fo:color="#333333" fo:font-size="52pt" style:font-size-asian="52pt" style:font-size-complex="52pt" fo:font-weight="bold" style:font-weight-asian="bold" style:font-weight-complex="bold"/>
    </style:style>
    <style:style style:name="T1_4" style:family="text">
      <style:text-properties fo:color="#333333" fo:font-size="52pt" style:font-size-asian="52pt" style:font-size-complex="52pt" fo:font-weight="bold" style:font-weight-asian="bold" style:font-weight-complex="bold"/>
    </style:style>
    <style:style style:name="P2" style:family="paragraph" style:parent-style-name="Heading_20_2">
      <style:paragraph-properties fo:break-before="auto" fo:text-indent="0cm" fo:line-height="100%" fo:margin-top="0.6cm" fo:margin-bottom="0.423cm" fo:margin-left="-0.459cm" style:writing-mode="lr-tb"/>
    </style:style>
    <style:style style:name="T2_1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T2_2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T2_3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P3" style:family="paragraph" style:parent-style-name="Standard">
      <style:paragraph-properties fo:break-before="auto" fo:line-height="160%" fo:margin-bottom="0.423cm" style:writing-mode="lr-tb"/>
    </style:style>
    <style:style style:name="T3_1" style:family="text">
      <style:text-properties fo:color="#333333" fo:font-size="12pt" style:font-size-asian="12pt" style:font-size-complex="12pt"/>
    </style:style>
    <style:style style:name="T3_2" style:family="text">
      <style:text-properties fo:color="#333333" fo:font-size="12pt" style:font-size-asian="12pt" style:font-size-complex="12pt"/>
    </style:style>
    <style:style style:name="T3_3" style:family="text">
      <style:text-properties fo:color="#333333" fo:font-size="12pt" style:font-size-asian="12pt" style:font-size-complex="12pt"/>
    </style:style>
    <style:style style:name="T3_4" style:family="text">
      <style:text-properties fo:color="#333333" fo:font-size="12pt" style:font-size-asian="12pt" style:font-size-complex="12pt"/>
    </style:style>
    <style:style style:name="T3_5" style:family="text">
      <style:text-properties fo:color="#333333" fo:font-size="12pt" style:font-size-asian="12pt" style:font-size-complex="12pt"/>
    </style:style>
    <style:style style:name="T3_6" style:family="text">
      <style:text-properties fo:color="#333333" fo:font-size="12pt" style:font-size-asian="12pt" style:font-size-complex="12pt"/>
    </style:style>
    <style:style style:name="T3_7" style:family="text">
      <style:text-properties fo:color="#333333" fo:font-size="12pt" style:font-size-asian="12pt" style:font-size-complex="12pt"/>
    </style:style>
    <style:style style:name="T3_8" style:family="text">
      <style:text-properties fo:color="#333333" fo:font-size="12pt" style:font-size-asian="12pt" style:font-size-complex="12pt"/>
    </style:style>
    <style:style style:name="T3_9" style:family="text">
      <style:text-properties fo:color="#333333" fo:font-size="12pt" style:font-size-asian="12pt" style:font-size-complex="12pt"/>
    </style:style>
    <style:style style:name="T3_10" style:family="text">
      <style:text-properties fo:color="#333333" fo:font-size="12pt" style:font-size-asian="12pt" style:font-size-complex="12pt"/>
    </style:style>
    <style:style style:name="T3_11" style:family="text">
      <style:text-properties fo:color="#333333" fo:font-size="12pt" style:font-size-asian="12pt" style:font-size-complex="12pt"/>
    </style:style>
    <style:style style:name="T3_12" style:family="text">
      <style:text-properties fo:color="#333333" fo:font-size="12pt" style:font-size-asian="12pt" style:font-size-complex="12pt"/>
    </style:style>
    <style:style style:name="T3_13" style:family="text">
      <style:text-properties fo:color="#333333" fo:font-size="12pt" style:font-size-asian="12pt" style:font-size-complex="12pt"/>
    </style:style>
    <style:style style:name="T3_14" style:family="text">
      <style:text-properties fo:color="#333333" fo:font-size="12pt" style:font-size-asian="12pt" style:font-size-complex="12pt"/>
    </style:style>
    <style:style style:name="T3_15" style:family="text">
      <style:text-properties fo:color="#333333" fo:font-size="12pt" style:font-size-asian="12pt" style:font-size-complex="12pt"/>
    </style:style>
    <style:style style:name="T3_16" style:family="text">
      <style:text-properties fo:color="#333333" fo:font-size="12pt" style:font-size-asian="12pt" style:font-size-complex="12pt"/>
    </style:style>
    <style:style style:name="T3_17" style:family="text">
      <style:text-properties fo:color="#333333" fo:font-size="12pt" style:font-size-asian="12pt" style:font-size-complex="12pt"/>
    </style:style>
    <style:style style:name="T3_18" style:family="text">
      <style:text-properties fo:color="#333333" fo:font-size="12pt" style:font-size-asian="12pt" style:font-size-complex="12pt"/>
    </style:style>
    <style:style style:name="T3_19" style:family="text">
      <style:text-properties fo:color="#333333" fo:font-size="12pt" style:font-size-asian="12pt" style:font-size-complex="12pt"/>
    </style:style>
    <style:style style:name="T3_20" style:family="text">
      <style:text-properties fo:color="#333333" fo:font-size="12pt" style:font-size-asian="12pt" style:font-size-complex="12pt"/>
    </style:style>
    <style:style style:name="T3_21" style:family="text">
      <style:text-properties fo:color="#333333" fo:font-size="12pt" style:font-size-asian="12pt" style:font-size-complex="12pt"/>
    </style:style>
    <style:style style:name="T3_22" style:family="text">
      <style:text-properties fo:color="#333333" fo:font-size="12pt" style:font-size-asian="12pt" style:font-size-complex="12pt"/>
    </style:style>
    <style:style style:name="T3_23" style:family="text">
      <style:text-properties fo:color="#333333" fo:font-size="12pt" style:font-size-asian="12pt" style:font-size-complex="12pt"/>
    </style:style>
    <style:style style:name="T3_24" style:family="text">
      <style:text-properties fo:color="#333333" fo:font-size="12pt" style:font-size-asian="12pt" style:font-size-complex="12pt"/>
    </style:style>
    <style:style style:name="T3_25" style:family="text">
      <style:text-properties fo:color="#333333" fo:font-size="12pt" style:font-size-asian="12pt" style:font-size-complex="12pt"/>
    </style:style>
    <style:style style:name="T3_26" style:family="text">
      <style:text-properties fo:color="#333333" fo:font-size="12pt" style:font-size-asian="12pt" style:font-size-complex="12pt"/>
    </style:style>
    <style:style style:name="T3_27" style:family="text">
      <style:text-properties fo:color="#333333" fo:font-size="12pt" style:font-size-asian="12pt" style:font-size-complex="12pt"/>
    </style:style>
    <style:style style:name="T3_28" style:family="text">
      <style:text-properties fo:color="#333333" fo:font-size="12pt" style:font-size-asian="12pt" style:font-size-complex="12pt"/>
    </style:style>
    <style:style style:name="T3_29" style:family="text">
      <style:text-properties fo:color="#333333" fo:font-size="12pt" style:font-size-asian="12pt" style:font-size-complex="12pt"/>
    </style:style>
    <style:style style:name="T3_30" style:family="text">
      <style:text-properties fo:color="#333333" fo:font-size="12pt" style:font-size-asian="12pt" style:font-size-complex="12pt"/>
    </style:style>
    <style:style style:name="P4" style:family="paragraph" style:parent-style-name="Standard">
      <style:paragraph-properties fo:break-before="auto" fo:line-height="160%" fo:margin-bottom="0.423cm" style:writing-mode="lr-tb"/>
    </style:style>
    <style:style style:name="T4_1" style:family="text">
      <style:text-properties fo:color="#333333" fo:font-size="12pt" style:font-size-asian="12pt" style:font-size-complex="12pt"/>
    </style:style>
    <style:style style:name="T4_2" style:family="text">
      <style:text-properties fo:color="#333333" fo:font-size="12pt" style:font-size-asian="12pt" style:font-size-complex="12pt"/>
    </style:style>
    <style:style style:name="T4_3" style:family="text">
      <style:text-properties fo:color="#333333" fo:font-size="12pt" style:font-size-asian="12pt" style:font-size-complex="12pt"/>
    </style:style>
    <style:style style:name="T4_4" style:family="text">
      <style:text-properties fo:color="#333333" fo:font-size="12pt" style:font-size-asian="12pt" style:font-size-complex="12pt"/>
    </style:style>
    <style:style style:name="T4_5" style:family="text">
      <style:text-properties fo:color="#333333" fo:font-size="12pt" style:font-size-asian="12pt" style:font-size-complex="12pt"/>
    </style:style>
    <style:style style:name="T4_6" style:family="text">
      <style:text-properties fo:color="#333333" fo:font-size="12pt" style:font-size-asian="12pt" style:font-size-complex="12pt"/>
    </style:style>
    <style:style style:name="T4_7" style:family="text">
      <style:text-properties fo:color="#333333" fo:font-size="12pt" style:font-size-asian="12pt" style:font-size-complex="12pt"/>
    </style:style>
    <style:style style:name="T4_8" style:family="text">
      <style:text-properties fo:color="#333333" fo:font-size="12pt" style:font-size-asian="12pt" style:font-size-complex="12pt"/>
    </style:style>
    <style:style style:name="T4_9" style:family="text">
      <style:text-properties fo:color="#333333" fo:font-size="12pt" style:font-size-asian="12pt" style:font-size-complex="12pt"/>
    </style:style>
    <style:style style:name="T4_10" style:family="text">
      <style:text-properties fo:color="#333333" fo:font-size="12pt" style:font-size-asian="12pt" style:font-size-complex="12pt"/>
    </style:style>
    <style:style style:name="T4_11" style:family="text">
      <style:text-properties fo:color="#333333" fo:font-size="12pt" style:font-size-asian="12pt" style:font-size-complex="12pt"/>
    </style:style>
    <style:style style:name="T4_12" style:family="text">
      <style:text-properties fo:color="#333333" fo:font-size="12pt" style:font-size-asian="12pt" style:font-size-complex="12pt"/>
    </style:style>
    <style:style style:name="T4_13" style:family="text">
      <style:text-properties fo:color="#333333" fo:font-size="12pt" style:font-size-asian="12pt" style:font-size-complex="12pt"/>
    </style:style>
    <style:style style:name="T4_14" style:family="text">
      <style:text-properties fo:color="#333333" fo:font-size="12pt" style:font-size-asian="12pt" style:font-size-complex="12pt"/>
    </style:style>
    <style:style style:name="T4_15" style:family="text">
      <style:text-properties fo:color="#333333" fo:font-size="12pt" style:font-size-asian="12pt" style:font-size-complex="12pt"/>
    </style:style>
    <style:style style:name="T4_16" style:family="text">
      <style:text-properties fo:color="#333333" fo:font-size="12pt" style:font-size-asian="12pt" style:font-size-complex="12pt"/>
    </style:style>
    <style:style style:name="T4_17" style:family="text">
      <style:text-properties fo:color="#333333" fo:font-size="12pt" style:font-size-asian="12pt" style:font-size-complex="12pt"/>
    </style:style>
    <style:style style:name="T4_18" style:family="text">
      <style:text-properties fo:color="#333333" fo:font-size="12pt" style:font-size-asian="12pt" style:font-size-complex="12pt"/>
    </style:style>
    <style:style style:name="T4_19" style:family="text">
      <style:text-properties fo:color="#333333" fo:font-size="12pt" style:font-size-asian="12pt" style:font-size-complex="12pt"/>
    </style:style>
    <style:style style:name="T4_20" style:family="text">
      <style:text-properties fo:color="#333333" fo:font-size="12pt" style:font-size-asian="12pt" style:font-size-complex="12pt"/>
    </style:style>
    <style:style style:name="T4_21" style:family="text">
      <style:text-properties fo:color="#333333" fo:font-size="12pt" style:font-size-asian="12pt" style:font-size-complex="12pt"/>
    </style:style>
    <style:style style:name="T4_22" style:family="text">
      <style:text-properties fo:color="#333333" fo:font-size="12pt" style:font-size-asian="12pt" style:font-size-complex="12pt"/>
    </style:style>
    <style:style style:name="T4_23" style:family="text">
      <style:text-properties fo:color="#333333" fo:font-size="12pt" style:font-size-asian="12pt" style:font-size-complex="12pt"/>
    </style:style>
    <style:style style:name="T4_24" style:family="text">
      <style:text-properties fo:color="#333333" fo:font-size="12pt" style:font-size-asian="12pt" style:font-size-complex="12pt"/>
    </style:style>
    <style:style style:name="T4_25" style:family="text">
      <style:text-properties fo:color="#333333" fo:font-size="12pt" style:font-size-asian="12pt" style:font-size-complex="12pt"/>
    </style:style>
    <style:style style:name="T4_26" style:family="text">
      <style:text-properties fo:color="#333333" fo:font-size="12pt" style:font-size-asian="12pt" style:font-size-complex="12pt"/>
    </style:style>
    <style:style style:name="T4_27" style:family="text">
      <style:text-properties fo:color="#333333" fo:font-size="12pt" style:font-size-asian="12pt" style:font-size-complex="12pt"/>
    </style:style>
    <style:style style:name="T4_28" style:family="text">
      <style:text-properties fo:color="#333333" fo:font-size="12pt" style:font-size-asian="12pt" style:font-size-complex="12pt"/>
    </style:style>
    <style:style style:name="T4_29" style:family="text">
      <style:text-properties fo:color="#333333" fo:font-size="12pt" style:font-size-asian="12pt" style:font-size-complex="12pt"/>
    </style:style>
    <style:style style:name="T4_30" style:family="text">
      <style:text-properties fo:color="#333333" fo:font-size="12pt" style:font-size-asian="12pt" style:font-size-complex="12pt"/>
    </style:style>
    <style:style style:name="T4_31" style:family="text">
      <style:text-properties fo:color="#333333" fo:font-size="12pt" style:font-size-asian="12pt" style:font-size-complex="12pt"/>
    </style:style>
    <style:style style:name="T4_32" style:family="text">
      <style:text-properties fo:color="#333333" fo:font-size="12pt" style:font-size-asian="12pt" style:font-size-complex="12pt"/>
    </style:style>
    <style:style style:name="T4_33" style:family="text">
      <style:text-properties fo:color="#333333" fo:font-size="12pt" style:font-size-asian="12pt" style:font-size-complex="12pt"/>
    </style:style>
    <style:style style:name="T4_34" style:family="text">
      <style:text-properties fo:color="#333333" fo:font-size="12pt" style:font-size-asian="12pt" style:font-size-complex="12pt"/>
    </style:style>
    <style:style style:name="T4_35" style:family="text">
      <style:text-properties fo:color="#333333" fo:font-size="12pt" style:font-size-asian="12pt" style:font-size-complex="12pt"/>
    </style:style>
    <style:style style:name="T4_36" style:family="text">
      <style:text-properties fo:color="#333333" fo:font-size="12pt" style:font-size-asian="12pt" style:font-size-complex="12pt"/>
    </style:style>
    <style:style style:name="T4_37" style:family="text">
      <style:text-properties fo:color="#333333" fo:font-size="12pt" style:font-size-asian="12pt" style:font-size-complex="12pt"/>
    </style:style>
    <style:style style:name="T4_38" style:family="text">
      <style:text-properties fo:color="#333333" fo:font-size="12pt" style:font-size-asian="12pt" style:font-size-complex="12pt"/>
    </style:style>
    <style:style style:name="T4_39" style:family="text">
      <style:text-properties fo:color="#333333" fo:font-size="12pt" style:font-size-asian="12pt" style:font-size-complex="12pt"/>
    </style:style>
    <style:style style:name="T4_40" style:family="text">
      <style:text-properties fo:color="#333333" fo:font-size="12pt" style:font-size-asian="12pt" style:font-size-complex="12pt"/>
    </style:style>
    <style:style style:name="T4_41" style:family="text">
      <style:text-properties fo:color="#333333" fo:font-size="12pt" style:font-size-asian="12pt" style:font-size-complex="12pt"/>
    </style:style>
    <style:style style:name="T4_42" style:family="text">
      <style:text-properties fo:color="#333333" fo:font-size="12pt" style:font-size-asian="12pt" style:font-size-complex="12pt"/>
    </style:style>
    <style:style style:name="T4_43" style:family="text">
      <style:text-properties fo:color="#333333" fo:font-size="12pt" style:font-size-asian="12pt" style:font-size-complex="12pt"/>
    </style:style>
    <style:style style:name="T4_44" style:family="text">
      <style:text-properties fo:color="#333333" fo:font-size="12pt" style:font-size-asian="12pt" style:font-size-complex="12pt"/>
    </style:style>
    <style:style style:name="P5" style:family="paragraph" style:parent-style-name="Standard">
      <style:paragraph-properties fo:break-before="auto" fo:line-height="160%" fo:margin-bottom="0.423cm" style:writing-mode="lr-tb"/>
    </style:style>
    <style:style style:name="T5_1" style:family="text">
      <style:text-properties fo:color="#333333" fo:font-size="12pt" style:font-size-asian="12pt" style:font-size-complex="12pt"/>
    </style:style>
    <style:style style:name="T5_2" style:family="text">
      <style:text-properties fo:color="#333333" fo:font-size="12pt" style:font-size-asian="12pt" style:font-size-complex="12pt"/>
    </style:style>
    <style:style style:name="T5_3" style:family="text">
      <style:text-properties fo:color="#333333" fo:font-size="12pt" style:font-size-asian="12pt" style:font-size-complex="12pt"/>
    </style:style>
    <style:style style:name="T5_4" style:family="text">
      <style:text-properties fo:color="#333333" fo:font-size="12pt" style:font-size-asian="12pt" style:font-size-complex="12pt"/>
    </style:style>
    <style:style style:name="T5_5" style:family="text">
      <style:text-properties fo:color="#333333" fo:font-size="12pt" style:font-size-asian="12pt" style:font-size-complex="12pt"/>
    </style:style>
    <style:style style:name="T5_6" style:family="text">
      <style:text-properties fo:color="#333333" fo:font-size="12pt" style:font-size-asian="12pt" style:font-size-complex="12pt"/>
    </style:style>
    <style:style style:name="T5_7" style:family="text">
      <style:text-properties fo:color="#333333" fo:font-size="12pt" style:font-size-asian="12pt" style:font-size-complex="12pt"/>
    </style:style>
    <style:style style:name="T5_8" style:family="text">
      <style:text-properties fo:color="#333333" fo:font-size="12pt" style:font-size-asian="12pt" style:font-size-complex="12pt"/>
    </style:style>
    <style:style style:name="T5_9" style:family="text">
      <style:text-properties fo:color="#333333" fo:font-size="12pt" style:font-size-asian="12pt" style:font-size-complex="12pt"/>
    </style:style>
    <style:style style:name="T5_10" style:family="text">
      <style:text-properties fo:color="#333333" fo:font-size="12pt" style:font-size-asian="12pt" style:font-size-complex="12pt"/>
    </style:style>
    <style:style style:name="T5_11" style:family="text">
      <style:text-properties fo:color="#333333" fo:font-size="12pt" style:font-size-asian="12pt" style:font-size-complex="12pt"/>
    </style:style>
    <style:style style:name="T5_12" style:family="text">
      <style:text-properties fo:color="#333333" fo:font-size="12pt" style:font-size-asian="12pt" style:font-size-complex="12pt"/>
    </style:style>
    <style:style style:name="T5_13" style:family="text">
      <style:text-properties fo:color="#333333" fo:font-size="12pt" style:font-size-asian="12pt" style:font-size-complex="12pt"/>
    </style:style>
    <style:style style:name="T5_14" style:family="text">
      <style:text-properties fo:color="#333333" fo:font-size="12pt" style:font-size-asian="12pt" style:font-size-complex="12pt"/>
    </style:style>
    <style:style style:name="P6" style:family="paragraph" style:parent-style-name="Standard">
      <style:paragraph-properties fo:break-before="auto" fo:line-height="160%" fo:margin-bottom="0.423cm" style:writing-mode="lr-tb"/>
    </style:style>
    <style:style style:name="T6_1" style:family="text">
      <style:text-properties fo:color="#333333" fo:font-size="12pt" style:font-size-asian="12pt" style:font-size-complex="12pt"/>
    </style:style>
    <style:style style:name="T6_2" style:family="text">
      <style:text-properties fo:color="#333333" fo:font-size="12pt" style:font-size-asian="12pt" style:font-size-complex="12pt"/>
    </style:style>
    <style:style style:name="T6_3" style:family="text">
      <style:text-properties fo:color="#333333" fo:font-size="12pt" style:font-size-asian="12pt" style:font-size-complex="12pt"/>
    </style:style>
    <style:style style:name="T6_4" style:family="text">
      <style:text-properties fo:color="#333333" fo:font-size="12pt" style:font-size-asian="12pt" style:font-size-complex="12pt"/>
    </style:style>
    <style:style style:name="T6_5" style:family="text">
      <style:text-properties fo:color="#333333" fo:font-size="12pt" style:font-size-asian="12pt" style:font-size-complex="12pt"/>
    </style:style>
    <style:style style:name="T6_6" style:family="text">
      <style:text-properties fo:color="#333333" fo:font-size="12pt" style:font-size-asian="12pt" style:font-size-complex="12pt"/>
    </style:style>
    <style:style style:name="T6_7" style:family="text">
      <style:text-properties fo:color="#333333" fo:font-size="12pt" style:font-size-asian="12pt" style:font-size-complex="12pt"/>
    </style:style>
    <style:style style:name="T6_8" style:family="text">
      <style:text-properties fo:color="#333333" fo:font-size="12pt" style:font-size-asian="12pt" style:font-size-complex="12pt"/>
    </style:style>
    <style:style style:name="T6_9" style:family="text">
      <style:text-properties fo:color="#333333" fo:font-size="12pt" style:font-size-asian="12pt" style:font-size-complex="12pt"/>
    </style:style>
    <style:style style:name="T6_10" style:family="text">
      <style:text-properties fo:color="#333333" fo:font-size="12pt" style:font-size-asian="12pt" style:font-size-complex="12pt"/>
    </style:style>
    <style:style style:name="T6_11" style:family="text">
      <style:text-properties fo:color="#333333" fo:font-size="12pt" style:font-size-asian="12pt" style:font-size-complex="12pt"/>
    </style:style>
    <style:style style:name="T6_12" style:family="text">
      <style:text-properties fo:color="#333333" fo:font-size="12pt" style:font-size-asian="12pt" style:font-size-complex="12pt"/>
    </style:style>
    <style:style style:name="T6_13" style:family="text">
      <style:text-properties fo:color="#333333" fo:font-size="12pt" style:font-size-asian="12pt" style:font-size-complex="12pt"/>
    </style:style>
    <style:style style:name="T6_14" style:family="text">
      <style:text-properties fo:color="#333333" fo:font-size="12pt" style:font-size-asian="12pt" style:font-size-complex="12pt"/>
    </style:style>
    <style:style style:name="T6_15" style:family="text">
      <style:text-properties fo:color="#333333" fo:font-size="12pt" style:font-size-asian="12pt" style:font-size-complex="12pt"/>
    </style:style>
    <style:style style:name="T6_16" style:family="text">
      <style:text-properties fo:color="#333333" fo:font-size="12pt" style:font-size-asian="12pt" style:font-size-complex="12pt"/>
    </style:style>
    <style:style style:name="T6_17" style:family="text">
      <style:text-properties fo:color="#333333" fo:font-size="12pt" style:font-size-asian="12pt" style:font-size-complex="12pt"/>
    </style:style>
    <style:style style:name="T6_18" style:family="text">
      <style:text-properties fo:color="#333333" fo:font-size="12pt" style:font-size-asian="12pt" style:font-size-complex="12pt"/>
    </style:style>
    <style:style style:name="T6_19" style:family="text">
      <style:text-properties fo:color="#333333" fo:font-size="12pt" style:font-size-asian="12pt" style:font-size-complex="12pt"/>
    </style:style>
    <style:style style:name="T6_20" style:family="text">
      <style:text-properties fo:color="#333333" fo:font-size="12pt" style:font-size-asian="12pt" style:font-size-complex="12pt"/>
    </style:style>
    <style:style style:name="T6_21" style:family="text">
      <style:text-properties fo:color="#333333" fo:font-size="12pt" style:font-size-asian="12pt" style:font-size-complex="12pt"/>
    </style:style>
    <style:style style:name="T6_22" style:family="text">
      <style:text-properties fo:color="#333333" fo:font-size="12pt" style:font-size-asian="12pt" style:font-size-complex="12pt"/>
    </style:style>
    <style:style style:name="T6_23" style:family="text">
      <style:text-properties fo:color="#333333" fo:font-size="12pt" style:font-size-asian="12pt" style:font-size-complex="12pt"/>
    </style:style>
    <style:style style:name="T6_24" style:family="text">
      <style:text-properties fo:color="#333333" fo:font-size="12pt" style:font-size-asian="12pt" style:font-size-complex="12pt"/>
    </style:style>
    <style:style style:name="T6_25" style:family="text">
      <style:text-properties fo:color="#333333" fo:font-size="12pt" style:font-size-asian="12pt" style:font-size-complex="12pt"/>
    </style:style>
    <style:style style:name="T6_26" style:family="text">
      <style:text-properties fo:color="#333333" fo:font-size="12pt" style:font-size-asian="12pt" style:font-size-complex="12pt"/>
    </style:style>
    <style:style style:name="P7" style:family="paragraph" style:parent-style-name="Standard">
      <style:paragraph-properties fo:break-before="auto" fo:line-height="160%" fo:margin-bottom="0.423cm" style:writing-mode="lr-tb"/>
    </style:style>
    <style:style style:name="T7_1" style:family="text">
      <style:text-properties fo:color="#333333" fo:font-size="12pt" style:font-size-asian="12pt" style:font-size-complex="12pt"/>
    </style:style>
    <style:style style:name="T7_2" style:family="text">
      <style:text-properties fo:color="#333333" fo:font-size="12pt" style:font-size-asian="12pt" style:font-size-complex="12pt"/>
    </style:style>
    <style:style style:name="T7_3" style:family="text">
      <style:text-properties fo:color="#333333" fo:font-size="12pt" style:font-size-asian="12pt" style:font-size-complex="12pt"/>
    </style:style>
    <style:style style:name="T7_4" style:family="text">
      <style:text-properties fo:color="#333333" fo:font-size="12pt" style:font-size-asian="12pt" style:font-size-complex="12pt"/>
    </style:style>
    <style:style style:name="T7_5" style:family="text">
      <style:text-properties fo:color="#333333" fo:font-size="12pt" style:font-size-asian="12pt" style:font-size-complex="12pt"/>
    </style:style>
    <style:style style:name="T7_6" style:family="text">
      <style:text-properties fo:color="#333333" fo:font-size="12pt" style:font-size-asian="12pt" style:font-size-complex="12pt"/>
    </style:style>
    <style:style style:name="T7_7" style:family="text">
      <style:text-properties fo:color="#333333" fo:font-size="12pt" style:font-size-asian="12pt" style:font-size-complex="12pt"/>
    </style:style>
    <style:style style:name="T7_8" style:family="text">
      <style:text-properties fo:color="#333333" fo:font-size="12pt" style:font-size-asian="12pt" style:font-size-complex="12pt"/>
    </style:style>
    <style:style style:name="T7_9" style:family="text">
      <style:text-properties fo:color="#333333" fo:font-size="12pt" style:font-size-asian="12pt" style:font-size-complex="12pt"/>
    </style:style>
    <style:style style:name="T7_10" style:family="text">
      <style:text-properties fo:color="#333333" fo:font-size="12pt" style:font-size-asian="12pt" style:font-size-complex="12pt"/>
    </style:style>
    <style:style style:name="T7_11" style:family="text">
      <style:text-properties fo:color="#333333" fo:font-size="12pt" style:font-size-asian="12pt" style:font-size-complex="12pt"/>
    </style:style>
    <style:style style:name="T7_12" style:family="text">
      <style:text-properties fo:color="#333333" fo:font-size="12pt" style:font-size-asian="12pt" style:font-size-complex="12pt"/>
    </style:style>
    <style:style style:name="T7_13" style:family="text">
      <style:text-properties fo:color="#333333" fo:font-size="12pt" style:font-size-asian="12pt" style:font-size-complex="12pt"/>
    </style:style>
    <style:style style:name="T7_14" style:family="text">
      <style:text-properties fo:color="#333333" fo:font-size="12pt" style:font-size-asian="12pt" style:font-size-complex="12pt"/>
    </style:style>
    <style:style style:name="T7_15" style:family="text">
      <style:text-properties fo:color="#333333" fo:font-size="12pt" style:font-size-asian="12pt" style:font-size-complex="12pt"/>
    </style:style>
    <style:style style:name="T7_16" style:family="text">
      <style:text-properties fo:color="#333333" fo:font-size="12pt" style:font-size-asian="12pt" style:font-size-complex="12pt"/>
    </style:style>
    <style:style style:name="P8" style:family="paragraph" style:parent-style-name="Standard">
      <style:paragraph-properties fo:break-before="auto" fo:line-height="160%" fo:margin-bottom="0.423cm" style:writing-mode="lr-tb"/>
    </style:style>
    <style:style style:name="T8_1" style:family="text">
      <style:text-properties fo:color="#333333" fo:font-size="12pt" style:font-size-asian="12pt" style:font-size-complex="12pt"/>
    </style:style>
    <style:style style:name="T8_2" style:family="text">
      <style:text-properties fo:color="#333333" fo:font-size="12pt" style:font-size-asian="12pt" style:font-size-complex="12pt"/>
    </style:style>
    <style:style style:name="T8_3" style:family="text">
      <style:text-properties fo:color="#333333" fo:font-size="12pt" style:font-size-asian="12pt" style:font-size-complex="12pt"/>
    </style:style>
    <style:style style:name="T8_4" style:family="text">
      <style:text-properties fo:color="#333333" fo:font-size="12pt" style:font-size-asian="12pt" style:font-size-complex="12pt"/>
    </style:style>
    <style:style style:name="T8_5" style:family="text">
      <style:text-properties fo:color="#333333" fo:font-size="12pt" style:font-size-asian="12pt" style:font-size-complex="12pt"/>
    </style:style>
    <style:style style:name="T8_6" style:family="text">
      <style:text-properties fo:color="#333333" fo:font-size="12pt" style:font-size-asian="12pt" style:font-size-complex="12pt"/>
    </style:style>
    <style:style style:name="T8_7" style:family="text">
      <style:text-properties fo:color="#333333" fo:font-size="12pt" style:font-size-asian="12pt" style:font-size-complex="12pt"/>
    </style:style>
    <style:style style:name="T8_8" style:family="text">
      <style:text-properties fo:color="#333333" fo:font-size="12pt" style:font-size-asian="12pt" style:font-size-complex="12pt"/>
    </style:style>
    <style:style style:name="T8_9" style:family="text">
      <style:text-properties fo:color="#333333" fo:font-size="12pt" style:font-size-asian="12pt" style:font-size-complex="12pt"/>
    </style:style>
    <style:style style:name="T8_10" style:family="text">
      <style:text-properties fo:color="#333333" fo:font-size="12pt" style:font-size-asian="12pt" style:font-size-complex="12pt"/>
    </style:style>
    <style:style style:name="T8_11" style:family="text">
      <style:text-properties fo:color="#333333" fo:font-size="12pt" style:font-size-asian="12pt" style:font-size-complex="12pt"/>
    </style:style>
    <style:style style:name="T8_12" style:family="text">
      <style:text-properties fo:color="#333333" fo:font-size="12pt" style:font-size-asian="12pt" style:font-size-complex="12pt"/>
    </style:style>
    <style:style style:name="T8_13" style:family="text">
      <style:text-properties fo:color="#333333" fo:font-size="12pt" style:font-size-asian="12pt" style:font-size-complex="12pt"/>
    </style:style>
    <style:style style:name="T8_14" style:family="text">
      <style:text-properties fo:color="#333333" fo:font-size="12pt" style:font-size-asian="12pt" style:font-size-complex="12pt"/>
    </style:style>
    <style:style style:name="T8_15" style:family="text">
      <style:text-properties fo:color="#333333" fo:font-size="12pt" style:font-size-asian="12pt" style:font-size-complex="12pt"/>
    </style:style>
    <style:style style:name="T8_16" style:family="text">
      <style:text-properties fo:color="#333333" fo:font-size="12pt" style:font-size-asian="12pt" style:font-size-complex="12pt"/>
    </style:style>
    <style:style style:name="T8_17" style:family="text">
      <style:text-properties fo:color="#333333" fo:font-size="12pt" style:font-size-asian="12pt" style:font-size-complex="12pt"/>
    </style:style>
    <style:style style:name="T8_18" style:family="text">
      <style:text-properties fo:color="#333333" fo:font-size="12pt" style:font-size-asian="12pt" style:font-size-complex="12pt"/>
    </style:style>
    <style:style style:name="T8_19" style:family="text">
      <style:text-properties fo:color="#333333" fo:font-size="12pt" style:font-size-asian="12pt" style:font-size-complex="12pt"/>
    </style:style>
    <style:style style:name="T8_20" style:family="text">
      <style:text-properties fo:color="#333333" fo:font-size="12pt" style:font-size-asian="12pt" style:font-size-complex="12pt"/>
    </style:style>
    <style:style style:name="T8_21" style:family="text">
      <style:text-properties fo:color="#333333" fo:font-size="12pt" style:font-size-asian="12pt" style:font-size-complex="12pt"/>
    </style:style>
    <style:style style:name="T8_22" style:family="text">
      <style:text-properties fo:color="#333333" fo:font-size="12pt" style:font-size-asian="12pt" style:font-size-complex="12pt"/>
    </style:style>
    <style:style style:name="T8_23" style:family="text">
      <style:text-properties fo:color="#333333" fo:font-size="12pt" style:font-size-asian="12pt" style:font-size-complex="12pt"/>
    </style:style>
    <style:style style:name="T8_24" style:family="text">
      <style:text-properties fo:color="#333333" fo:font-size="12pt" style:font-size-asian="12pt" style:font-size-complex="12pt"/>
    </style:style>
    <style:style style:name="T8_25" style:family="text">
      <style:text-properties fo:color="#333333" fo:font-size="12pt" style:font-size-asian="12pt" style:font-size-complex="12pt"/>
    </style:style>
    <style:style style:name="T8_26" style:family="text">
      <style:text-properties fo:color="#333333" fo:font-size="12pt" style:font-size-asian="12pt" style:font-size-complex="12pt"/>
    </style:style>
    <style:style style:name="T8_27" style:family="text">
      <style:text-properties fo:color="#333333" fo:font-size="12pt" style:font-size-asian="12pt" style:font-size-complex="12pt"/>
    </style:style>
    <style:style style:name="T8_28" style:family="text">
      <style:text-properties fo:color="#333333" fo:font-size="12pt" style:font-size-asian="12pt" style:font-size-complex="12pt"/>
    </style:style>
    <style:style style:name="T8_29" style:family="text">
      <style:text-properties fo:color="#333333" fo:font-size="12pt" style:font-size-asian="12pt" style:font-size-complex="12pt"/>
    </style:style>
    <style:style style:name="T8_30" style:family="text">
      <style:text-properties fo:color="#333333" fo:font-size="12pt" style:font-size-asian="12pt" style:font-size-complex="12pt"/>
    </style:style>
    <style:style style:name="T8_31" style:family="text">
      <style:text-properties fo:color="#333333" fo:font-size="12pt" style:font-size-asian="12pt" style:font-size-complex="12pt"/>
    </style:style>
    <style:style style:name="T8_32" style:family="text">
      <style:text-properties fo:color="#333333" fo:font-size="12pt" style:font-size-asian="12pt" style:font-size-complex="12pt"/>
    </style:style>
    <style:style style:name="T8_33" style:family="text">
      <style:text-properties fo:color="#333333" fo:font-size="12pt" style:font-size-asian="12pt" style:font-size-complex="12pt"/>
    </style:style>
    <style:style style:name="T8_34" style:family="text">
      <style:text-properties fo:color="#333333" fo:font-size="12pt" style:font-size-asian="12pt" style:font-size-complex="12pt"/>
    </style:style>
    <style:style style:name="T8_35" style:family="text">
      <style:text-properties fo:color="#333333" fo:font-size="12pt" style:font-size-asian="12pt" style:font-size-complex="12pt"/>
    </style:style>
    <style:style style:name="T8_36" style:family="text">
      <style:text-properties fo:color="#333333" fo:font-size="12pt" style:font-size-asian="12pt" style:font-size-complex="12pt"/>
    </style:style>
    <style:style style:name="T8_37" style:family="text">
      <style:text-properties fo:color="#333333" fo:font-size="12pt" style:font-size-asian="12pt" style:font-size-complex="12pt"/>
    </style:style>
    <style:style style:name="T8_38" style:family="text">
      <style:text-properties fo:color="#333333" fo:font-size="12pt" style:font-size-asian="12pt" style:font-size-complex="12pt"/>
    </style:style>
    <style:style style:name="T8_39" style:family="text">
      <style:text-properties fo:color="#333333" fo:font-size="12pt" style:font-size-asian="12pt" style:font-size-complex="12pt"/>
    </style:style>
    <style:style style:name="T8_40" style:family="text">
      <style:text-properties fo:color="#333333" fo:font-size="12pt" style:font-size-asian="12pt" style:font-size-complex="12pt"/>
    </style:style>
    <style:style style:name="T8_41" style:family="text">
      <style:text-properties fo:color="#333333" fo:font-size="12pt" style:font-size-asian="12pt" style:font-size-complex="12pt"/>
    </style:style>
    <style:style style:name="T8_42" style:family="text">
      <style:text-properties fo:color="#333333" fo:font-size="12pt" style:font-size-asian="12pt" style:font-size-complex="12pt"/>
    </style:style>
    <style:style style:name="P9" style:family="paragraph" style:parent-style-name="Standard">
      <style:paragraph-properties fo:break-before="auto" fo:line-height="160%" fo:margin-bottom="0.423cm" style:writing-mode="lr-tb"/>
    </style:style>
    <style:style style:name="T9_1" style:family="text">
      <style:text-properties fo:color="#333333" fo:font-size="12pt" style:font-size-asian="12pt" style:font-size-complex="12pt"/>
    </style:style>
    <style:style style:name="T9_2" style:family="text">
      <style:text-properties fo:color="#333333" fo:font-size="12pt" style:font-size-asian="12pt" style:font-size-complex="12pt"/>
    </style:style>
    <style:style style:name="T9_3" style:family="text">
      <style:text-properties fo:color="#333333" fo:font-size="12pt" style:font-size-asian="12pt" style:font-size-complex="12pt"/>
    </style:style>
    <style:style style:name="T9_4" style:family="text">
      <style:text-properties fo:color="#333333" fo:font-size="12pt" style:font-size-asian="12pt" style:font-size-complex="12pt"/>
    </style:style>
    <style:style style:name="T9_5" style:family="text">
      <style:text-properties fo:color="#333333" fo:font-size="12pt" style:font-size-asian="12pt" style:font-size-complex="12pt"/>
    </style:style>
    <style:style style:name="T9_6" style:family="text">
      <style:text-properties fo:color="#333333" fo:font-size="12pt" style:font-size-asian="12pt" style:font-size-complex="12pt"/>
    </style:style>
    <style:style style:name="T9_7" style:family="text">
      <style:text-properties fo:color="#333333" fo:font-size="12pt" style:font-size-asian="12pt" style:font-size-complex="12pt"/>
    </style:style>
    <style:style style:name="T9_8" style:family="text">
      <style:text-properties fo:color="#333333" fo:font-size="12pt" style:font-size-asian="12pt" style:font-size-complex="12pt"/>
    </style:style>
    <style:style style:name="T9_9" style:family="text">
      <style:text-properties fo:color="#333333" fo:font-size="12pt" style:font-size-asian="12pt" style:font-size-complex="12pt"/>
    </style:style>
    <style:style style:name="T9_10" style:family="text">
      <style:text-properties fo:color="#333333" fo:font-size="12pt" style:font-size-asian="12pt" style:font-size-complex="12pt"/>
    </style:style>
    <style:style style:name="T9_11" style:family="text">
      <style:text-properties fo:color="#333333" fo:font-size="12pt" style:font-size-asian="12pt" style:font-size-complex="12pt"/>
    </style:style>
    <style:style style:name="T9_12" style:family="text">
      <style:text-properties fo:color="#333333" fo:font-size="12pt" style:font-size-asian="12pt" style:font-size-complex="12pt"/>
    </style:style>
    <style:style style:name="T9_13" style:family="text">
      <style:text-properties fo:color="#333333" fo:font-size="12pt" style:font-size-asian="12pt" style:font-size-complex="12pt"/>
    </style:style>
    <style:style style:name="T9_14" style:family="text">
      <style:text-properties fo:color="#333333" fo:font-size="12pt" style:font-size-asian="12pt" style:font-size-complex="12pt"/>
    </style:style>
    <style:style style:name="T9_15" style:family="text">
      <style:text-properties fo:color="#333333" fo:font-size="12pt" style:font-size-asian="12pt" style:font-size-complex="12pt"/>
    </style:style>
    <style:style style:name="T9_16" style:family="text">
      <style:text-properties fo:color="#333333" fo:font-size="12pt" style:font-size-asian="12pt" style:font-size-complex="12pt"/>
    </style:style>
    <style:style style:name="T9_17" style:family="text">
      <style:text-properties fo:color="#333333" fo:font-size="12pt" style:font-size-asian="12pt" style:font-size-complex="12pt"/>
    </style:style>
    <style:style style:name="T9_18" style:family="text">
      <style:text-properties fo:color="#333333" fo:font-size="12pt" style:font-size-asian="12pt" style:font-size-complex="12pt"/>
    </style:style>
    <style:style style:name="T9_19" style:family="text">
      <style:text-properties fo:color="#333333" fo:font-size="12pt" style:font-size-asian="12pt" style:font-size-complex="12pt"/>
    </style:style>
    <style:style style:name="T9_20" style:family="text">
      <style:text-properties fo:color="#333333" fo:font-size="12pt" style:font-size-asian="12pt" style:font-size-complex="12pt"/>
    </style:style>
    <style:style style:name="T9_21" style:family="text">
      <style:text-properties fo:color="#333333" fo:font-size="12pt" style:font-size-asian="12pt" style:font-size-complex="12pt"/>
    </style:style>
    <style:style style:name="T9_22" style:family="text">
      <style:text-properties fo:color="#333333" fo:font-size="12pt" style:font-size-asian="12pt" style:font-size-complex="12pt"/>
    </style:style>
    <style:style style:name="T9_23" style:family="text">
      <style:text-properties fo:color="#333333" fo:font-size="12pt" style:font-size-asian="12pt" style:font-size-complex="12pt"/>
    </style:style>
    <style:style style:name="T9_24" style:family="text">
      <style:text-properties fo:color="#333333" fo:font-size="12pt" style:font-size-asian="12pt" style:font-size-complex="12pt"/>
    </style:style>
    <style:style style:name="T9_25" style:family="text">
      <style:text-properties fo:color="#333333" fo:font-size="12pt" style:font-size-asian="12pt" style:font-size-complex="12pt"/>
    </style:style>
    <style:style style:name="T9_26" style:family="text">
      <style:text-properties fo:color="#333333" fo:font-size="12pt" style:font-size-asian="12pt" style:font-size-complex="12pt"/>
    </style:style>
    <style:style style:name="T9_27" style:family="text">
      <style:text-properties fo:color="#333333" fo:font-size="12pt" style:font-size-asian="12pt" style:font-size-complex="12pt"/>
    </style:style>
    <style:style style:name="T9_28" style:family="text">
      <style:text-properties fo:color="#333333" fo:font-size="12pt" style:font-size-asian="12pt" style:font-size-complex="12pt"/>
    </style:style>
    <style:style style:name="T9_29" style:family="text">
      <style:text-properties fo:color="#333333" fo:font-size="12pt" style:font-size-asian="12pt" style:font-size-complex="12pt"/>
    </style:style>
    <style:style style:name="T9_30" style:family="text">
      <style:text-properties fo:color="#333333" fo:font-size="12pt" style:font-size-asian="12pt" style:font-size-complex="12pt"/>
    </style:style>
    <style:style style:name="T9_31" style:family="text">
      <style:text-properties fo:color="#333333" fo:font-size="12pt" style:font-size-asian="12pt" style:font-size-complex="12pt"/>
    </style:style>
    <style:style style:name="T9_32" style:family="text">
      <style:text-properties fo:color="#333333" fo:font-size="12pt" style:font-size-asian="12pt" style:font-size-complex="12pt"/>
    </style:style>
    <style:style style:name="T9_33" style:family="text">
      <style:text-properties fo:color="#333333" fo:font-size="12pt" style:font-size-asian="12pt" style:font-size-complex="12pt"/>
    </style:style>
    <style:style style:name="T9_34" style:family="text">
      <style:text-properties fo:color="#333333" fo:font-size="12pt" style:font-size-asian="12pt" style:font-size-complex="12pt"/>
    </style:style>
    <style:style style:name="T9_35" style:family="text">
      <style:text-properties fo:color="#333333" fo:font-size="12pt" style:font-size-asian="12pt" style:font-size-complex="12pt"/>
    </style:style>
    <style:style style:name="T9_36" style:family="text">
      <style:text-properties fo:color="#333333" fo:font-size="12pt" style:font-size-asian="12pt" style:font-size-complex="12pt"/>
    </style:style>
    <style:style style:name="P10" style:family="paragraph" style:parent-style-name="Standard">
      <style:paragraph-properties fo:break-before="auto" fo:line-height="160%" fo:margin-bottom="0.423cm" style:writing-mode="lr-tb"/>
    </style:style>
    <style:style style:name="T10_1" style:family="text">
      <style:text-properties fo:color="#333333" fo:font-size="12pt" style:font-size-asian="12pt" style:font-size-complex="12pt"/>
    </style:style>
    <style:style style:name="T10_2" style:family="text">
      <style:text-properties fo:color="#333333" fo:font-size="12pt" style:font-size-asian="12pt" style:font-size-complex="12pt"/>
    </style:style>
    <style:style style:name="T10_3" style:family="text">
      <style:text-properties fo:color="#333333" fo:font-size="12pt" style:font-size-asian="12pt" style:font-size-complex="12pt"/>
    </style:style>
    <style:style style:name="T10_4" style:family="text">
      <style:text-properties fo:color="#333333" fo:font-size="12pt" style:font-size-asian="12pt" style:font-size-complex="12pt"/>
    </style:style>
    <style:style style:name="T10_5" style:family="text">
      <style:text-properties fo:color="#333333" fo:font-size="12pt" style:font-size-asian="12pt" style:font-size-complex="12pt"/>
    </style:style>
    <style:style style:name="T10_6" style:family="text">
      <style:text-properties fo:color="#333333" fo:font-size="12pt" style:font-size-asian="12pt" style:font-size-complex="12pt"/>
    </style:style>
    <style:style style:name="T10_7" style:family="text">
      <style:text-properties fo:color="#333333" fo:font-size="12pt" style:font-size-asian="12pt" style:font-size-complex="12pt"/>
    </style:style>
    <style:style style:name="T10_8" style:family="text">
      <style:text-properties fo:color="#333333" fo:font-size="12pt" style:font-size-asian="12pt" style:font-size-complex="12pt"/>
    </style:style>
    <style:style style:name="T10_9" style:family="text">
      <style:text-properties fo:color="#333333" fo:font-size="12pt" style:font-size-asian="12pt" style:font-size-complex="12pt"/>
    </style:style>
    <style:style style:name="T10_10" style:family="text">
      <style:text-properties fo:color="#333333" fo:font-size="12pt" style:font-size-asian="12pt" style:font-size-complex="12pt"/>
    </style:style>
    <style:style style:name="T10_11" style:family="text"/>
    <style:style style:name="T10_12" style:family="text">
      <style:text-properties fo:color="#4078c0" fo:font-size="12pt" style:font-size-asian="12pt" style:font-size-complex="12pt"/>
    </style:style>
    <style:style style:name="T10_13" style:family="text"/>
    <style:style style:name="T10_14" style:family="text">
      <style:text-properties fo:color="#4078c0" fo:font-size="12pt" style:font-size-asian="12pt" style:font-size-complex="12pt"/>
    </style:style>
    <style:style style:name="T10_15" style:family="text"/>
    <style:style style:name="T10_16" style:family="text">
      <style:text-properties fo:color="#4078c0" fo:font-size="12pt" style:font-size-asian="12pt" style:font-size-complex="12pt"/>
    </style:style>
    <style:style style:name="T10_17" style:family="text"/>
    <style:style style:name="T10_18" style:family="text">
      <style:text-properties fo:color="#4078c0" fo:font-size="12pt" style:font-size-asian="12pt" style:font-size-complex="12pt"/>
    </style:style>
    <style:style style:name="T10_19" style:family="text"/>
    <style:style style:name="T10_20" style:family="text">
      <style:text-properties fo:color="#4078c0" fo:font-size="12pt" style:font-size-asian="12pt" style:font-size-complex="12pt"/>
    </style:style>
    <style:style style:name="T10_21" style:family="text"/>
    <style:style style:name="T10_22" style:family="text">
      <style:text-properties fo:color="#4078c0" fo:font-size="12pt" style:font-size-asian="12pt" style:font-size-complex="12pt"/>
    </style:style>
    <style:style style:name="T10_23" style:family="text"/>
    <style:style style:name="T10_24" style:family="text">
      <style:text-properties fo:color="#4078c0" fo:font-size="12pt" style:font-size-asian="12pt" style:font-size-complex="12pt"/>
    </style:style>
    <style:style style:name="T10_25" style:family="text"/>
    <style:style style:name="T10_26" style:family="text">
      <style:text-properties fo:color="#4078c0" fo:font-size="12pt" style:font-size-asian="12pt" style:font-size-complex="12pt"/>
    </style:style>
    <style:style style:name="T10_27" style:family="text">
      <style:text-properties fo:color="#333333" fo:font-size="12pt" style:font-size-asian="12pt" style:font-size-complex="12pt"/>
    </style:style>
    <style:style style:name="T10_28" style:family="text">
      <style:text-properties fo:color="#333333" fo:font-size="12pt" style:font-size-asian="12pt" style:font-size-complex="12pt"/>
    </style:style>
    <style:style style:name="T10_29" style:family="text">
      <style:text-properties fo:color="#333333" fo:font-size="12pt" style:font-size-asian="12pt" style:font-size-complex="12pt"/>
    </style:style>
    <style:style style:name="T10_30" style:family="text">
      <style:text-properties fo:color="#333333" fo:font-size="12pt" style:font-size-asian="12pt" style:font-size-complex="12pt"/>
    </style:style>
    <style:style style:name="T10_31" style:family="text">
      <style:text-properties fo:color="#333333" fo:font-size="12pt" style:font-size-asian="12pt" style:font-size-complex="12pt"/>
    </style:style>
    <style:style style:name="T10_32" style:family="text">
      <style:text-properties fo:color="#333333" fo:font-size="12pt" style:font-size-asian="12pt" style:font-size-complex="12pt"/>
    </style:style>
    <style:style style:name="T10_33" style:family="text">
      <style:text-properties fo:color="#333333" fo:font-size="12pt" style:font-size-asian="12pt" style:font-size-complex="12pt"/>
    </style:style>
    <style:style style:name="T10_34" style:family="text">
      <style:text-properties fo:color="#333333" fo:font-size="12pt" style:font-size-asian="12pt" style:font-size-complex="12pt"/>
    </style:style>
    <style:style style:name="T10_35" style:family="text">
      <style:text-properties fo:color="#333333" fo:font-size="12pt" style:font-size-asian="12pt" style:font-size-complex="12pt"/>
    </style:style>
    <style:style style:name="T10_36" style:family="text">
      <style:text-properties fo:color="#333333" fo:font-size="12pt" style:font-size-asian="12pt" style:font-size-complex="12pt"/>
    </style:style>
    <style:style style:name="T10_37" style:family="text">
      <style:text-properties fo:color="#333333" fo:font-size="12pt" style:font-size-asian="12pt" style:font-size-complex="12pt"/>
    </style:style>
    <style:style style:name="T10_38" style:family="text">
      <style:text-properties fo:color="#333333" fo:font-size="12pt" style:font-size-asian="12pt" style:font-size-complex="12pt"/>
    </style:style>
    <style:style style:name="T10_39" style:family="text">
      <style:text-properties fo:color="#333333" fo:font-size="12pt" style:font-size-asian="12pt" style:font-size-complex="12pt"/>
    </style:style>
    <style:style style:name="T10_40" style:family="text">
      <style:text-properties fo:color="#333333" fo:font-size="12pt" style:font-size-asian="12pt" style:font-size-complex="12pt"/>
    </style:style>
    <style:style style:name="T10_41" style:family="text">
      <style:text-properties fo:color="#333333" fo:font-size="12pt" style:font-size-asian="12pt" style:font-size-complex="12pt"/>
    </style:style>
    <style:style style:name="P11" style:family="paragraph" style:parent-style-name="Standard">
      <style:paragraph-properties fo:break-before="auto" fo:line-height="160%" fo:margin-bottom="0.423cm" style:writing-mode="lr-tb"/>
    </style:style>
    <style:style style:name="T11_1" style:family="text">
      <style:text-properties fo:color="#333333" fo:font-size="12pt" style:font-size-asian="12pt" style:font-size-complex="12pt"/>
    </style:style>
    <style:style style:name="T11_2" style:family="text">
      <style:text-properties fo:color="#333333" fo:font-size="12pt" style:font-size-asian="12pt" style:font-size-complex="12pt"/>
    </style:style>
    <style:style style:name="T11_3" style:family="text">
      <style:text-properties fo:color="#333333" fo:font-size="12pt" style:font-size-asian="12pt" style:font-size-complex="12pt"/>
    </style:style>
    <style:style style:name="T11_4" style:family="text">
      <style:text-properties fo:color="#333333" fo:font-size="12pt" style:font-size-asian="12pt" style:font-size-complex="12pt"/>
    </style:style>
    <style:style style:name="T11_5" style:family="text">
      <style:text-properties fo:color="#333333" fo:font-size="12pt" style:font-size-asian="12pt" style:font-size-complex="12pt"/>
    </style:style>
    <style:style style:name="T11_6" style:family="text">
      <style:text-properties fo:color="#333333" fo:font-size="12pt" style:font-size-asian="12pt" style:font-size-complex="12pt"/>
    </style:style>
    <style:style style:name="T11_7" style:family="text">
      <style:text-properties fo:color="#333333" fo:font-size="12pt" style:font-size-asian="12pt" style:font-size-complex="12pt"/>
    </style:style>
    <style:style style:name="T11_8" style:family="text">
      <style:text-properties fo:color="#333333" fo:font-size="12pt" style:font-size-asian="12pt" style:font-size-complex="12pt"/>
    </style:style>
    <style:style style:name="T11_9" style:family="text">
      <style:text-properties fo:color="#333333" fo:font-size="12pt" style:font-size-asian="12pt" style:font-size-complex="12pt"/>
    </style:style>
    <style:style style:name="T11_10" style:family="text">
      <style:text-properties fo:color="#333333" fo:font-size="12pt" style:font-size-asian="12pt" style:font-size-complex="12pt"/>
    </style:style>
    <style:style style:name="T11_11" style:family="text">
      <style:text-properties fo:color="#333333" fo:font-size="12pt" style:font-size-asian="12pt" style:font-size-complex="12pt"/>
    </style:style>
    <style:style style:name="T11_12" style:family="text">
      <style:text-properties fo:color="#333333" fo:font-size="12pt" style:font-size-asian="12pt" style:font-size-complex="12pt"/>
    </style:style>
    <style:style style:name="T11_13" style:family="text">
      <style:text-properties fo:color="#333333" fo:font-size="12pt" style:font-size-asian="12pt" style:font-size-complex="12pt"/>
    </style:style>
    <style:style style:name="T11_14" style:family="text">
      <style:text-properties fo:color="#333333" fo:font-size="12pt" style:font-size-asian="12pt" style:font-size-complex="12pt"/>
    </style:style>
    <style:style style:name="T11_15" style:family="text">
      <style:text-properties fo:color="#333333" fo:font-size="12pt" style:font-size-asian="12pt" style:font-size-complex="12pt"/>
    </style:style>
    <style:style style:name="T11_16" style:family="text">
      <style:text-properties fo:color="#333333" fo:font-size="12pt" style:font-size-asian="12pt" style:font-size-complex="12pt"/>
    </style:style>
    <style:style style:name="T11_17" style:family="text">
      <style:text-properties fo:color="#333333" fo:font-size="12pt" style:font-size-asian="12pt" style:font-size-complex="12pt"/>
    </style:style>
    <style:style style:name="T11_18" style:family="text">
      <style:text-properties fo:color="#333333" fo:font-size="12pt" style:font-size-asian="12pt" style:font-size-complex="12pt"/>
    </style:style>
    <style:style style:name="T11_19" style:family="text">
      <style:text-properties fo:color="#333333" fo:font-size="12pt" style:font-size-asian="12pt" style:font-size-complex="12pt"/>
    </style:style>
    <style:style style:name="T11_20" style:family="text">
      <style:text-properties fo:color="#333333" fo:font-size="12pt" style:font-size-asian="12pt" style:font-size-complex="12pt"/>
    </style:style>
    <style:style style:name="T11_21" style:family="text">
      <style:text-properties fo:color="#333333" fo:font-size="12pt" style:font-size-asian="12pt" style:font-size-complex="12pt"/>
    </style:style>
    <style:style style:name="T11_22" style:family="text">
      <style:text-properties fo:color="#333333" fo:font-size="12pt" style:font-size-asian="12pt" style:font-size-complex="12pt"/>
    </style:style>
    <style:style style:name="T11_23" style:family="text">
      <style:text-properties fo:color="#333333" fo:font-size="12pt" style:font-size-asian="12pt" style:font-size-complex="12pt"/>
    </style:style>
    <style:style style:name="T11_24" style:family="text">
      <style:text-properties fo:color="#333333" fo:font-size="12pt" style:font-size-asian="12pt" style:font-size-complex="12pt"/>
    </style:style>
    <style:style style:name="T11_25" style:family="text">
      <style:text-properties fo:color="#333333" fo:font-size="12pt" style:font-size-asian="12pt" style:font-size-complex="12pt"/>
    </style:style>
    <style:style style:name="T11_26" style:family="text">
      <style:text-properties fo:color="#333333" fo:font-size="12pt" style:font-size-asian="12pt" style:font-size-complex="12pt"/>
    </style:style>
    <style:style style:name="T11_27" style:family="text">
      <style:text-properties fo:color="#333333" fo:font-size="12pt" style:font-size-asian="12pt" style:font-size-complex="12pt"/>
    </style:style>
    <style:style style:name="T11_28" style:family="text">
      <style:text-properties fo:color="#333333" fo:font-size="12pt" style:font-size-asian="12pt" style:font-size-complex="12pt"/>
    </style:style>
    <style:style style:name="T11_29" style:family="text">
      <style:text-properties fo:color="#333333" fo:font-size="12pt" style:font-size-asian="12pt" style:font-size-complex="12pt"/>
    </style:style>
    <style:style style:name="T11_30" style:family="text">
      <style:text-properties fo:color="#333333" fo:font-size="12pt" style:font-size-asian="12pt" style:font-size-complex="12pt"/>
    </style:style>
    <style:style style:name="T11_31" style:family="text">
      <style:text-properties fo:color="#333333" fo:font-size="12pt" style:font-size-asian="12pt" style:font-size-complex="12pt"/>
    </style:style>
    <style:style style:name="T11_32" style:family="text">
      <style:text-properties fo:color="#333333" fo:font-size="12pt" style:font-size-asian="12pt" style:font-size-complex="12pt"/>
    </style:style>
    <style:style style:name="T11_33" style:family="text">
      <style:text-properties fo:color="#333333" fo:font-size="12pt" style:font-size-asian="12pt" style:font-size-complex="12pt"/>
    </style:style>
    <style:style style:name="T11_34" style:family="text">
      <style:text-properties fo:color="#333333" fo:font-size="12pt" style:font-size-asian="12pt" style:font-size-complex="12pt"/>
    </style:style>
    <style:style style:name="T11_35" style:family="text">
      <style:text-properties fo:color="#333333" fo:font-size="12pt" style:font-size-asian="12pt" style:font-size-complex="12pt"/>
    </style:style>
    <style:style style:name="T11_36" style:family="text">
      <style:text-properties fo:color="#333333" fo:font-size="12pt" style:font-size-asian="12pt" style:font-size-complex="12pt"/>
    </style:style>
    <style:style style:name="P12" style:family="paragraph" style:parent-style-name="Standard">
      <style:paragraph-properties fo:break-before="auto" fo:line-height="160%" fo:margin-bottom="0.423cm" style:writing-mode="lr-tb"/>
    </style:style>
    <style:style style:name="T12_1" style:family="text">
      <style:text-properties fo:color="#333333" fo:font-size="12pt" style:font-size-asian="12pt" style:font-size-complex="12pt"/>
    </style:style>
    <style:style style:name="T12_2" style:family="text">
      <style:text-properties fo:color="#333333" fo:font-size="12pt" style:font-size-asian="12pt" style:font-size-complex="12pt"/>
    </style:style>
    <style:style style:name="T12_3" style:family="text">
      <style:text-properties fo:color="#333333" fo:font-size="12pt" style:font-size-asian="12pt" style:font-size-complex="12pt"/>
    </style:style>
    <style:style style:name="T12_4" style:family="text">
      <style:text-properties fo:color="#333333" fo:font-size="12pt" style:font-size-asian="12pt" style:font-size-complex="12pt"/>
    </style:style>
    <style:style style:name="T12_5" style:family="text">
      <style:text-properties fo:color="#333333" fo:font-size="12pt" style:font-size-asian="12pt" style:font-size-complex="12pt"/>
    </style:style>
    <style:style style:name="T12_6" style:family="text">
      <style:text-properties fo:color="#333333" fo:font-size="12pt" style:font-size-asian="12pt" style:font-size-complex="12pt"/>
    </style:style>
    <style:style style:name="T12_7" style:family="text">
      <style:text-properties fo:color="#333333" fo:font-size="12pt" style:font-size-asian="12pt" style:font-size-complex="12pt"/>
    </style:style>
    <style:style style:name="T12_8" style:family="text">
      <style:text-properties fo:color="#333333" fo:font-size="12pt" style:font-size-asian="12pt" style:font-size-complex="12pt"/>
    </style:style>
    <style:style style:name="T12_9" style:family="text">
      <style:text-properties fo:color="#333333" fo:font-size="12pt" style:font-size-asian="12pt" style:font-size-complex="12pt"/>
    </style:style>
    <style:style style:name="T12_10" style:family="text">
      <style:text-properties fo:color="#333333" fo:font-size="12pt" style:font-size-asian="12pt" style:font-size-complex="12pt"/>
    </style:style>
    <style:style style:name="T12_11" style:family="text">
      <style:text-properties fo:color="#333333" fo:font-size="12pt" style:font-size-asian="12pt" style:font-size-complex="12pt"/>
    </style:style>
    <style:style style:name="T12_12" style:family="text">
      <style:text-properties fo:color="#333333" fo:font-size="12pt" style:font-size-asian="12pt" style:font-size-complex="12pt"/>
    </style:style>
    <style:style style:name="T12_13" style:family="text">
      <style:text-properties fo:color="#333333" fo:font-size="12pt" style:font-size-asian="12pt" style:font-size-complex="12pt"/>
    </style:style>
    <style:style style:name="T12_14" style:family="text">
      <style:text-properties fo:color="#333333" fo:font-size="12pt" style:font-size-asian="12pt" style:font-size-complex="12pt"/>
    </style:style>
    <style:style style:name="T12_15" style:family="text">
      <style:text-properties fo:color="#333333" fo:font-size="12pt" style:font-size-asian="12pt" style:font-size-complex="12pt"/>
    </style:style>
    <style:style style:name="T12_16" style:family="text">
      <style:text-properties fo:color="#333333" fo:font-size="12pt" style:font-size-asian="12pt" style:font-size-complex="12pt"/>
    </style:style>
    <style:style style:name="T12_17" style:family="text">
      <style:text-properties fo:color="#333333" fo:font-size="12pt" style:font-size-asian="12pt" style:font-size-complex="12pt"/>
    </style:style>
    <style:style style:name="T12_18" style:family="text">
      <style:text-properties fo:color="#333333" fo:font-size="12pt" style:font-size-asian="12pt" style:font-size-complex="12pt"/>
    </style:style>
    <style:style style:name="T12_19" style:family="text">
      <style:text-properties fo:color="#333333" fo:font-size="12pt" style:font-size-asian="12pt" style:font-size-complex="12pt"/>
    </style:style>
    <style:style style:name="T12_20" style:family="text">
      <style:text-properties fo:color="#333333" fo:font-size="12pt" style:font-size-asian="12pt" style:font-size-complex="12pt"/>
    </style:style>
    <style:style style:name="T12_21" style:family="text">
      <style:text-properties fo:color="#333333" fo:font-size="12pt" style:font-size-asian="12pt" style:font-size-complex="12pt"/>
    </style:style>
    <style:style style:name="T12_22" style:family="text">
      <style:text-properties fo:color="#333333" fo:font-size="12pt" style:font-size-asian="12pt" style:font-size-complex="12pt"/>
    </style:style>
    <style:style style:name="T12_23" style:family="text">
      <style:text-properties fo:color="#333333" fo:font-size="12pt" style:font-size-asian="12pt" style:font-size-complex="12pt"/>
    </style:style>
    <style:style style:name="T12_24" style:family="text">
      <style:text-properties fo:color="#333333" fo:font-size="12pt" style:font-size-asian="12pt" style:font-size-complex="12pt"/>
    </style:style>
    <style:style style:name="T12_25" style:family="text">
      <style:text-properties fo:color="#333333" fo:font-size="12pt" style:font-size-asian="12pt" style:font-size-complex="12pt"/>
    </style:style>
    <style:style style:name="T12_26" style:family="text">
      <style:text-properties fo:color="#333333" fo:font-size="12pt" style:font-size-asian="12pt" style:font-size-complex="12pt"/>
    </style:style>
    <style:style style:name="T12_27" style:family="text">
      <style:text-properties fo:color="#333333" fo:font-size="12pt" style:font-size-asian="12pt" style:font-size-complex="12pt"/>
    </style:style>
    <style:style style:name="T12_28" style:family="text">
      <style:text-properties fo:color="#333333" fo:font-size="12pt" style:font-size-asian="12pt" style:font-size-complex="12pt"/>
    </style:style>
    <style:style style:name="P13" style:family="paragraph" style:parent-style-name="Standard">
      <style:paragraph-properties fo:break-before="auto" fo:line-height="160%" fo:margin-bottom="0.423cm" style:writing-mode="lr-tb"/>
    </style:style>
    <style:style style:name="T13_1" style:family="text">
      <style:text-properties fo:color="#333333" fo:font-size="12pt" style:font-size-asian="12pt" style:font-size-complex="12pt"/>
    </style:style>
    <style:style style:name="T13_2" style:family="text">
      <style:text-properties fo:color="#333333" fo:font-size="12pt" style:font-size-asian="12pt" style:font-size-complex="12pt"/>
    </style:style>
    <style:style style:name="T13_3" style:family="text">
      <style:text-properties fo:color="#333333" fo:font-size="12pt" style:font-size-asian="12pt" style:font-size-complex="12pt"/>
    </style:style>
    <style:style style:name="T13_4" style:family="text">
      <style:text-properties fo:color="#333333" fo:font-size="12pt" style:font-size-asian="12pt" style:font-size-complex="12pt"/>
    </style:style>
    <style:style style:name="T13_5" style:family="text">
      <style:text-properties fo:color="#333333" fo:font-size="12pt" style:font-size-asian="12pt" style:font-size-complex="12pt"/>
    </style:style>
    <style:style style:name="T13_6" style:family="text">
      <style:text-properties fo:color="#333333" fo:font-size="12pt" style:font-size-asian="12pt" style:font-size-complex="12pt"/>
    </style:style>
    <style:style style:name="T13_7" style:family="text">
      <style:text-properties fo:color="#333333" fo:font-size="12pt" style:font-size-asian="12pt" style:font-size-complex="12pt"/>
    </style:style>
    <style:style style:name="T13_8" style:family="text">
      <style:text-properties fo:color="#333333" fo:font-size="12pt" style:font-size-asian="12pt" style:font-size-complex="12pt"/>
    </style:style>
    <style:style style:name="P14" style:family="paragraph" style:parent-style-name="Standard">
      <style:paragraph-properties fo:break-before="auto" fo:line-height="160%" fo:margin-bottom="0.423cm" style:writing-mode="lr-tb"/>
    </style:style>
    <style:style style:name="T14_1" style:family="text">
      <style:text-properties fo:color="#333333" fo:font-size="12pt" style:font-size-asian="12pt" style:font-size-complex="12pt"/>
    </style:style>
    <style:style style:name="T14_2" style:family="text">
      <style:text-properties fo:color="#333333" fo:font-size="12pt" style:font-size-asian="12pt" style:font-size-complex="12pt"/>
    </style:style>
    <style:style style:name="T14_3" style:family="text">
      <style:text-properties fo:color="#333333" fo:font-size="12pt" style:font-size-asian="12pt" style:font-size-complex="12pt"/>
    </style:style>
    <style:style style:name="T14_4" style:family="text">
      <style:text-properties fo:color="#333333" fo:font-size="12pt" style:font-size-asian="12pt" style:font-size-complex="12pt"/>
    </style:style>
    <style:style style:name="T14_5" style:family="text">
      <style:text-properties fo:color="#333333" fo:font-size="12pt" style:font-size-asian="12pt" style:font-size-complex="12pt"/>
    </style:style>
    <style:style style:name="T14_6" style:family="text">
      <style:text-properties fo:color="#333333" fo:font-size="12pt" style:font-size-asian="12pt" style:font-size-complex="12pt"/>
    </style:style>
    <style:style style:name="T14_7" style:family="text">
      <style:text-properties fo:color="#333333" fo:font-size="12pt" style:font-size-asian="12pt" style:font-size-complex="12pt"/>
    </style:style>
    <style:style style:name="T14_8" style:family="text">
      <style:text-properties fo:color="#333333" fo:font-size="12pt" style:font-size-asian="12pt" style:font-size-complex="12pt"/>
    </style:style>
    <style:style style:name="T14_9" style:family="text">
      <style:text-properties fo:color="#333333" fo:font-size="12pt" style:font-size-asian="12pt" style:font-size-complex="12pt"/>
    </style:style>
    <style:style style:name="T14_10" style:family="text">
      <style:text-properties fo:color="#333333" fo:font-size="12pt" style:font-size-asian="12pt" style:font-size-complex="12pt"/>
    </style:style>
    <style:style style:name="T14_11" style:family="text">
      <style:text-properties fo:color="#333333" fo:font-size="12pt" style:font-size-asian="12pt" style:font-size-complex="12pt"/>
    </style:style>
    <style:style style:name="T14_12" style:family="text">
      <style:text-properties fo:color="#333333" fo:font-size="12pt" style:font-size-asian="12pt" style:font-size-complex="12pt"/>
    </style:style>
    <style:style style:name="T14_13" style:family="text">
      <style:text-properties fo:color="#333333" fo:font-size="12pt" style:font-size-asian="12pt" style:font-size-complex="12pt"/>
    </style:style>
    <style:style style:name="T14_14" style:family="text">
      <style:text-properties fo:color="#333333" fo:font-size="12pt" style:font-size-asian="12pt" style:font-size-complex="12pt"/>
    </style:style>
    <style:style style:name="T14_15" style:family="text">
      <style:text-properties fo:color="#333333" fo:font-size="12pt" style:font-size-asian="12pt" style:font-size-complex="12pt"/>
    </style:style>
    <style:style style:name="T14_16" style:family="text">
      <style:text-properties fo:color="#333333" fo:font-size="12pt" style:font-size-asian="12pt" style:font-size-complex="12pt"/>
    </style:style>
    <style:style style:name="T14_17" style:family="text">
      <style:text-properties fo:color="#333333" fo:font-size="12pt" style:font-size-asian="12pt" style:font-size-complex="12pt"/>
    </style:style>
    <style:style style:name="T14_18" style:family="text">
      <style:text-properties fo:color="#333333" fo:font-size="12pt" style:font-size-asian="12pt" style:font-size-complex="12pt"/>
    </style:style>
    <style:style style:name="P15" style:family="paragraph" style:parent-style-name="Standard">
      <style:paragraph-properties fo:break-before="auto" fo:line-height="160%" fo:margin-bottom="0.423cm" style:writing-mode="lr-tb"/>
    </style:style>
    <style:style style:name="T15_1" style:family="text">
      <style:text-properties fo:color="#333333" fo:font-size="12pt" style:font-size-asian="12pt" style:font-size-complex="12pt"/>
    </style:style>
    <style:style style:name="T15_2" style:family="text">
      <style:text-properties fo:color="#333333" fo:font-size="12pt" style:font-size-asian="12pt" style:font-size-complex="12pt"/>
    </style:style>
    <style:style style:name="T15_3" style:family="text">
      <style:text-properties fo:color="#333333" fo:font-size="12pt" style:font-size-asian="12pt" style:font-size-complex="12pt"/>
    </style:style>
    <style:style style:name="T15_4" style:family="text">
      <style:text-properties fo:color="#333333" fo:font-size="12pt" style:font-size-asian="12pt" style:font-size-complex="12pt"/>
    </style:style>
    <style:style style:name="T15_5" style:family="text">
      <style:text-properties fo:color="#333333" fo:font-size="12pt" style:font-size-asian="12pt" style:font-size-complex="12pt"/>
    </style:style>
    <style:style style:name="T15_6" style:family="text">
      <style:text-properties fo:color="#333333" fo:font-size="12pt" style:font-size-asian="12pt" style:font-size-complex="12pt"/>
    </style:style>
    <style:style style:name="T15_7" style:family="text">
      <style:text-properties fo:color="#333333" fo:font-size="12pt" style:font-size-asian="12pt" style:font-size-complex="12pt"/>
    </style:style>
    <style:style style:name="T15_8" style:family="text">
      <style:text-properties fo:color="#333333" fo:font-size="12pt" style:font-size-asian="12pt" style:font-size-complex="12pt"/>
    </style:style>
    <style:style style:name="T15_9" style:family="text">
      <style:text-properties fo:color="#333333" fo:font-size="12pt" style:font-size-asian="12pt" style:font-size-complex="12pt"/>
    </style:style>
    <style:style style:name="T15_10" style:family="text">
      <style:text-properties fo:color="#333333" fo:font-size="12pt" style:font-size-asian="12pt" style:font-size-complex="12pt"/>
    </style:style>
    <style:style style:name="T15_11" style:family="text">
      <style:text-properties fo:color="#333333" fo:font-size="12pt" style:font-size-asian="12pt" style:font-size-complex="12pt"/>
    </style:style>
    <style:style style:name="T15_12" style:family="text">
      <style:text-properties fo:color="#333333" fo:font-size="12pt" style:font-size-asian="12pt" style:font-size-complex="12pt"/>
    </style:style>
    <style:style style:name="T15_13" style:family="text">
      <style:text-properties fo:color="#333333" fo:font-size="12pt" style:font-size-asian="12pt" style:font-size-complex="12pt"/>
    </style:style>
    <style:style style:name="T15_14" style:family="text">
      <style:text-properties fo:color="#333333" fo:font-size="12pt" style:font-size-asian="12pt" style:font-size-complex="12pt"/>
    </style:style>
    <style:style style:name="T15_15" style:family="text">
      <style:text-properties fo:color="#333333" fo:font-size="12pt" style:font-size-asian="12pt" style:font-size-complex="12pt"/>
    </style:style>
    <style:style style:name="T15_16" style:family="text">
      <style:text-properties fo:color="#333333" fo:font-size="12pt" style:font-size-asian="12pt" style:font-size-complex="12pt"/>
    </style:style>
    <style:style style:name="T15_17" style:family="text">
      <style:text-properties fo:color="#333333" fo:font-size="12pt" style:font-size-asian="12pt" style:font-size-complex="12pt"/>
    </style:style>
    <style:style style:name="T15_18" style:family="text">
      <style:text-properties fo:color="#333333" fo:font-size="12pt" style:font-size-asian="12pt" style:font-size-complex="12pt"/>
    </style:style>
    <style:style style:name="T15_19" style:family="text">
      <style:text-properties fo:color="#333333" fo:font-size="12pt" style:font-size-asian="12pt" style:font-size-complex="12pt"/>
    </style:style>
    <style:style style:name="T15_20" style:family="text">
      <style:text-properties fo:color="#333333" fo:font-size="12pt" style:font-size-asian="12pt" style:font-size-complex="12pt"/>
    </style:style>
    <style:style style:name="T15_21" style:family="text">
      <style:text-properties fo:color="#333333" fo:font-size="12pt" style:font-size-asian="12pt" style:font-size-complex="12pt"/>
    </style:style>
    <style:style style:name="T15_22" style:family="text">
      <style:text-properties fo:color="#333333" fo:font-size="12pt" style:font-size-asian="12pt" style:font-size-complex="12pt"/>
    </style:style>
    <style:style style:name="T15_23" style:family="text">
      <style:text-properties fo:color="#333333" fo:font-size="12pt" style:font-size-asian="12pt" style:font-size-complex="12pt"/>
    </style:style>
    <style:style style:name="T15_24" style:family="text">
      <style:text-properties fo:color="#333333" fo:font-size="12pt" style:font-size-asian="12pt" style:font-size-complex="12pt"/>
    </style:style>
    <style:style style:name="T15_25" style:family="text">
      <style:text-properties fo:color="#333333" fo:font-size="12pt" style:font-size-asian="12pt" style:font-size-complex="12pt"/>
    </style:style>
    <style:style style:name="T15_26" style:family="text">
      <style:text-properties fo:color="#333333" fo:font-size="12pt" style:font-size-asian="12pt" style:font-size-complex="12pt"/>
    </style:style>
    <style:style style:name="T15_27" style:family="text">
      <style:text-properties fo:color="#333333" fo:font-size="12pt" style:font-size-asian="12pt" style:font-size-complex="12pt"/>
    </style:style>
    <style:style style:name="T15_28" style:family="text">
      <style:text-properties fo:color="#333333" fo:font-size="12pt" style:font-size-asian="12pt" style:font-size-complex="12pt"/>
    </style:style>
    <style:style style:name="T15_29" style:family="text">
      <style:text-properties fo:color="#333333" fo:font-size="12pt" style:font-size-asian="12pt" style:font-size-complex="12pt"/>
    </style:style>
    <style:style style:name="T15_30" style:family="text">
      <style:text-properties fo:color="#333333" fo:font-size="12pt" style:font-size-asian="12pt" style:font-size-complex="12pt"/>
    </style:style>
    <style:style style:name="T15_31" style:family="text">
      <style:text-properties fo:color="#333333" fo:font-size="12pt" style:font-size-asian="12pt" style:font-size-complex="12pt"/>
    </style:style>
    <style:style style:name="T15_32" style:family="text">
      <style:text-properties fo:color="#333333" fo:font-size="12pt" style:font-size-asian="12pt" style:font-size-complex="12pt"/>
    </style:style>
    <style:style style:name="T15_33" style:family="text">
      <style:text-properties fo:color="#333333" fo:font-size="12pt" style:font-size-asian="12pt" style:font-size-complex="12pt"/>
    </style:style>
    <style:style style:name="T15_34" style:family="text">
      <style:text-properties fo:color="#333333" fo:font-size="12pt" style:font-size-asian="12pt" style:font-size-complex="12pt"/>
    </style:style>
    <style:style style:name="T15_35" style:family="text">
      <style:text-properties fo:color="#333333" fo:font-size="12pt" style:font-size-asian="12pt" style:font-size-complex="12pt"/>
    </style:style>
    <style:style style:name="T15_36" style:family="text">
      <style:text-properties fo:color="#333333" fo:font-size="12pt" style:font-size-asian="12pt" style:font-size-complex="12pt"/>
    </style:style>
    <style:style style:name="T15_37" style:family="text">
      <style:text-properties fo:color="#333333" fo:font-size="12pt" style:font-size-asian="12pt" style:font-size-complex="12pt"/>
    </style:style>
    <style:style style:name="T15_38" style:family="text">
      <style:text-properties fo:color="#333333" fo:font-size="12pt" style:font-size-asian="12pt" style:font-size-complex="12pt"/>
    </style:style>
    <style:style style:name="T15_39" style:family="text">
      <style:text-properties fo:color="#333333" fo:font-size="12pt" style:font-size-asian="12pt" style:font-size-complex="12pt"/>
    </style:style>
    <style:style style:name="T15_40" style:family="text">
      <style:text-properties fo:color="#333333" fo:font-size="12pt" style:font-size-asian="12pt" style:font-size-complex="12pt"/>
    </style:style>
    <style:style style:name="T15_41" style:family="text">
      <style:text-properties fo:color="#333333" fo:font-size="12pt" style:font-size-asian="12pt" style:font-size-complex="12pt"/>
    </style:style>
    <style:style style:name="T15_42" style:family="text">
      <style:text-properties fo:color="#333333" fo:font-size="12pt" style:font-size-asian="12pt" style:font-size-complex="12pt"/>
    </style:style>
    <style:style style:name="T15_43" style:family="text">
      <style:text-properties fo:color="#333333" fo:font-size="12pt" style:font-size-asian="12pt" style:font-size-complex="12pt"/>
    </style:style>
    <style:style style:name="T15_44" style:family="text">
      <style:text-properties fo:color="#333333" fo:font-size="12pt" style:font-size-asian="12pt" style:font-size-complex="12pt"/>
    </style:style>
    <style:style style:name="T15_45" style:family="text">
      <style:text-properties fo:color="#333333" fo:font-size="12pt" style:font-size-asian="12pt" style:font-size-complex="12pt"/>
    </style:style>
    <style:style style:name="T15_46" style:family="text">
      <style:text-properties fo:color="#333333" fo:font-size="12pt" style:font-size-asian="12pt" style:font-size-complex="12pt"/>
    </style:style>
    <style:style style:name="T15_47" style:family="text">
      <style:text-properties fo:color="#333333" fo:font-size="12pt" style:font-size-asian="12pt" style:font-size-complex="12pt"/>
    </style:style>
    <style:style style:name="T15_48" style:family="text">
      <style:text-properties fo:color="#333333" fo:font-size="12pt" style:font-size-asian="12pt" style:font-size-complex="12pt"/>
    </style:style>
    <style:style style:name="T15_49" style:family="text">
      <style:text-properties fo:color="#333333" fo:font-size="12pt" style:font-size-asian="12pt" style:font-size-complex="12pt"/>
    </style:style>
    <style:style style:name="T15_50" style:family="text">
      <style:text-properties fo:color="#333333" fo:font-size="12pt" style:font-size-asian="12pt" style:font-size-complex="12pt"/>
    </style:style>
    <style:style style:name="T15_51" style:family="text">
      <style:text-properties fo:color="#333333" fo:font-size="12pt" style:font-size-asian="12pt" style:font-size-complex="12pt"/>
    </style:style>
    <style:style style:name="T15_52" style:family="text">
      <style:text-properties fo:color="#333333" fo:font-size="12pt" style:font-size-asian="12pt" style:font-size-complex="12pt"/>
    </style:style>
    <style:style style:name="T15_53" style:family="text">
      <style:text-properties fo:color="#333333" fo:font-size="12pt" style:font-size-asian="12pt" style:font-size-complex="12pt"/>
    </style:style>
    <style:style style:name="T15_54" style:family="text">
      <style:text-properties fo:color="#333333" fo:font-size="12pt" style:font-size-asian="12pt" style:font-size-complex="12pt"/>
    </style:style>
    <style:style style:name="T15_55" style:family="text">
      <style:text-properties fo:color="#333333" fo:font-size="12pt" style:font-size-asian="12pt" style:font-size-complex="12pt"/>
    </style:style>
    <style:style style:name="T15_56" style:family="text">
      <style:text-properties fo:color="#333333" fo:font-size="12pt" style:font-size-asian="12pt" style:font-size-complex="12pt"/>
    </style:style>
    <style:style style:name="T15_57" style:family="text">
      <style:text-properties fo:color="#333333" fo:font-size="12pt" style:font-size-asian="12pt" style:font-size-complex="12pt"/>
    </style:style>
    <style:style style:name="T15_58" style:family="text">
      <style:text-properties fo:color="#333333" fo:font-size="12pt" style:font-size-asian="12pt" style:font-size-complex="12pt"/>
    </style:style>
    <style:style style:name="T15_59" style:family="text">
      <style:text-properties fo:color="#333333" fo:font-size="12pt" style:font-size-asian="12pt" style:font-size-complex="12pt"/>
    </style:style>
    <style:style style:name="T15_60" style:family="text">
      <style:text-properties fo:color="#333333" fo:font-size="12pt" style:font-size-asian="12pt" style:font-size-complex="12pt"/>
    </style:style>
    <style:style style:name="T15_61" style:family="text">
      <style:text-properties fo:color="#333333" fo:font-size="12pt" style:font-size-asian="12pt" style:font-size-complex="12pt"/>
    </style:style>
    <style:style style:name="T15_62" style:family="text">
      <style:text-properties fo:color="#333333" fo:font-size="12pt" style:font-size-asian="12pt" style:font-size-complex="12pt"/>
    </style:style>
    <style:style style:name="T15_63" style:family="text">
      <style:text-properties fo:color="#333333" fo:font-size="12pt" style:font-size-asian="12pt" style:font-size-complex="12pt"/>
    </style:style>
    <style:style style:name="T15_64" style:family="text">
      <style:text-properties fo:color="#333333" fo:font-size="12pt" style:font-size-asian="12pt" style:font-size-complex="12pt"/>
    </style:style>
    <style:style style:name="T15_65" style:family="text">
      <style:text-properties fo:color="#333333" fo:font-size="12pt" style:font-size-asian="12pt" style:font-size-complex="12pt"/>
    </style:style>
    <style:style style:name="T15_66" style:family="text">
      <style:text-properties fo:color="#333333" fo:font-size="12pt" style:font-size-asian="12pt" style:font-size-complex="12pt"/>
    </style:style>
    <style:style style:name="T15_67" style:family="text">
      <style:text-properties fo:color="#333333" fo:font-size="12pt" style:font-size-asian="12pt" style:font-size-complex="12pt"/>
    </style:style>
    <style:style style:name="T15_68" style:family="text">
      <style:text-properties fo:color="#333333" fo:font-size="12pt" style:font-size-asian="12pt" style:font-size-complex="12pt"/>
    </style:style>
    <style:style style:name="P16" style:family="paragraph" style:parent-style-name="Standard">
      <style:paragraph-properties fo:break-before="auto" fo:line-height="160%" fo:margin-bottom="0.423cm" style:writing-mode="lr-tb"/>
    </style:style>
    <style:style style:name="T16_1" style:family="text">
      <style:text-properties fo:color="#333333" fo:font-size="12pt" style:font-size-asian="12pt" style:font-size-complex="12pt"/>
    </style:style>
    <style:style style:name="T16_2" style:family="text">
      <style:text-properties fo:color="#333333" fo:font-size="12pt" style:font-size-asian="12pt" style:font-size-complex="12pt"/>
    </style:style>
    <style:style style:name="T16_3" style:family="text">
      <style:text-properties fo:color="#333333" fo:font-size="12pt" style:font-size-asian="12pt" style:font-size-complex="12pt"/>
    </style:style>
    <style:style style:name="T16_4" style:family="text">
      <style:text-properties fo:color="#333333" fo:font-size="12pt" style:font-size-asian="12pt" style:font-size-complex="12pt"/>
    </style:style>
    <style:style style:name="T16_5" style:family="text">
      <style:text-properties fo:color="#333333" fo:font-size="12pt" style:font-size-asian="12pt" style:font-size-complex="12pt"/>
    </style:style>
    <style:style style:name="T16_6" style:family="text">
      <style:text-properties fo:color="#333333" fo:font-size="12pt" style:font-size-asian="12pt" style:font-size-complex="12pt"/>
    </style:style>
    <style:style style:name="T16_7" style:family="text">
      <style:text-properties fo:color="#333333" fo:font-size="12pt" style:font-size-asian="12pt" style:font-size-complex="12pt"/>
    </style:style>
    <style:style style:name="T16_8" style:family="text">
      <style:text-properties fo:color="#333333" fo:font-size="12pt" style:font-size-asian="12pt" style:font-size-complex="12pt"/>
    </style:style>
    <style:style style:name="T16_9" style:family="text">
      <style:text-properties fo:color="#333333" fo:font-size="12pt" style:font-size-asian="12pt" style:font-size-complex="12pt"/>
    </style:style>
    <style:style style:name="T16_10" style:family="text">
      <style:text-properties fo:color="#333333" fo:font-size="12pt" style:font-size-asian="12pt" style:font-size-complex="12pt"/>
    </style:style>
    <style:style style:name="T16_11" style:family="text">
      <style:text-properties fo:color="#333333" fo:font-size="12pt" style:font-size-asian="12pt" style:font-size-complex="12pt"/>
    </style:style>
    <style:style style:name="T16_12" style:family="text">
      <style:text-properties fo:color="#333333" fo:font-size="12pt" style:font-size-asian="12pt" style:font-size-complex="12pt"/>
    </style:style>
    <style:style style:name="T16_13" style:family="text">
      <style:text-properties fo:color="#333333" fo:font-size="12pt" style:font-size-asian="12pt" style:font-size-complex="12pt"/>
    </style:style>
    <style:style style:name="T16_14" style:family="text">
      <style:text-properties fo:color="#333333" fo:font-size="12pt" style:font-size-asian="12pt" style:font-size-complex="12pt"/>
    </style:style>
    <style:style style:name="T16_15" style:family="text">
      <style:text-properties fo:color="#333333" fo:font-size="12pt" style:font-size-asian="12pt" style:font-size-complex="12pt"/>
    </style:style>
    <style:style style:name="T16_16" style:family="text">
      <style:text-properties fo:color="#333333" fo:font-size="12pt" style:font-size-asian="12pt" style:font-size-complex="12pt"/>
    </style:style>
    <style:style style:name="T16_17" style:family="text">
      <style:text-properties fo:color="#333333" fo:font-size="12pt" style:font-size-asian="12pt" style:font-size-complex="12pt"/>
    </style:style>
    <style:style style:name="T16_18" style:family="text">
      <style:text-properties fo:color="#333333" fo:font-size="12pt" style:font-size-asian="12pt" style:font-size-complex="12pt"/>
    </style:style>
    <style:style style:name="T16_19" style:family="text">
      <style:text-properties fo:color="#333333" fo:font-size="12pt" style:font-size-asian="12pt" style:font-size-complex="12pt"/>
    </style:style>
    <style:style style:name="T16_20" style:family="text">
      <style:text-properties fo:color="#333333" fo:font-size="12pt" style:font-size-asian="12pt" style:font-size-complex="12pt"/>
    </style:style>
    <style:style style:name="T16_21" style:family="text">
      <style:text-properties fo:color="#333333" fo:font-size="12pt" style:font-size-asian="12pt" style:font-size-complex="12pt"/>
    </style:style>
    <style:style style:name="T16_22" style:family="text">
      <style:text-properties fo:color="#333333" fo:font-size="12pt" style:font-size-asian="12pt" style:font-size-complex="12pt"/>
    </style:style>
    <style:style style:name="T16_23" style:family="text">
      <style:text-properties fo:color="#333333" fo:font-size="12pt" style:font-size-asian="12pt" style:font-size-complex="12pt"/>
    </style:style>
    <style:style style:name="T16_24" style:family="text">
      <style:text-properties fo:color="#333333" fo:font-size="12pt" style:font-size-asian="12pt" style:font-size-complex="12pt"/>
    </style:style>
    <style:style style:name="T16_25" style:family="text">
      <style:text-properties fo:color="#333333" fo:font-size="12pt" style:font-size-asian="12pt" style:font-size-complex="12pt"/>
    </style:style>
    <style:style style:name="T16_26" style:family="text">
      <style:text-properties fo:color="#333333" fo:font-size="12pt" style:font-size-asian="12pt" style:font-size-complex="12pt"/>
    </style:style>
    <style:style style:name="T16_27" style:family="text">
      <style:text-properties fo:color="#333333" fo:font-size="12pt" style:font-size-asian="12pt" style:font-size-complex="12pt"/>
    </style:style>
    <style:style style:name="T16_28" style:family="text">
      <style:text-properties fo:color="#333333" fo:font-size="12pt" style:font-size-asian="12pt" style:font-size-complex="12pt"/>
    </style:style>
    <style:style style:name="T16_29" style:family="text">
      <style:text-properties fo:color="#333333" fo:font-size="12pt" style:font-size-asian="12pt" style:font-size-complex="12pt"/>
    </style:style>
    <style:style style:name="T16_30" style:family="text">
      <style:text-properties fo:color="#333333" fo:font-size="12pt" style:font-size-asian="12pt" style:font-size-complex="12pt"/>
    </style:style>
    <style:style style:name="T16_31" style:family="text">
      <style:text-properties fo:color="#333333" fo:font-size="12pt" style:font-size-asian="12pt" style:font-size-complex="12pt"/>
    </style:style>
    <style:style style:name="T16_32" style:family="text">
      <style:text-properties fo:color="#333333" fo:font-size="12pt" style:font-size-asian="12pt" style:font-size-complex="12pt"/>
    </style:style>
    <style:style style:name="T16_33" style:family="text">
      <style:text-properties fo:color="#333333" fo:font-size="12pt" style:font-size-asian="12pt" style:font-size-complex="12pt"/>
    </style:style>
    <style:style style:name="T16_34" style:family="text">
      <style:text-properties fo:color="#333333" fo:font-size="12pt" style:font-size-asian="12pt" style:font-size-complex="12pt"/>
    </style:style>
    <style:style style:name="P17" style:family="paragraph" style:parent-style-name="Standard">
      <style:paragraph-properties fo:break-before="auto" fo:line-height="160%" fo:margin-bottom="0.423cm" style:writing-mode="lr-tb"/>
    </style:style>
    <style:style style:name="T17_1" style:family="text">
      <style:text-properties fo:color="#333333" fo:font-size="12pt" style:font-size-asian="12pt" style:font-size-complex="12pt"/>
    </style:style>
    <style:style style:name="T17_2" style:family="text">
      <style:text-properties fo:color="#333333" fo:font-size="12pt" style:font-size-asian="12pt" style:font-size-complex="12pt"/>
    </style:style>
    <style:style style:name="T17_3" style:family="text">
      <style:text-properties fo:color="#333333" fo:font-size="12pt" style:font-size-asian="12pt" style:font-size-complex="12pt"/>
    </style:style>
    <style:style style:name="T17_4" style:family="text">
      <style:text-properties fo:color="#333333" fo:font-size="12pt" style:font-size-asian="12pt" style:font-size-complex="12pt"/>
    </style:style>
    <style:style style:name="T17_5" style:family="text">
      <style:text-properties fo:color="#333333" fo:font-size="12pt" style:font-size-asian="12pt" style:font-size-complex="12pt"/>
    </style:style>
    <style:style style:name="T17_6" style:family="text">
      <style:text-properties fo:color="#333333" fo:font-size="12pt" style:font-size-asian="12pt" style:font-size-complex="12pt"/>
    </style:style>
    <style:style style:name="T17_7" style:family="text">
      <style:text-properties fo:color="#333333" fo:font-size="12pt" style:font-size-asian="12pt" style:font-size-complex="12pt"/>
    </style:style>
    <style:style style:name="T17_8" style:family="text">
      <style:text-properties fo:color="#333333" fo:font-size="12pt" style:font-size-asian="12pt" style:font-size-complex="12pt"/>
    </style:style>
    <style:style style:name="T17_9" style:family="text">
      <style:text-properties fo:color="#333333" fo:font-size="12pt" style:font-size-asian="12pt" style:font-size-complex="12pt"/>
    </style:style>
    <style:style style:name="T17_10" style:family="text">
      <style:text-properties fo:color="#333333" fo:font-size="12pt" style:font-size-asian="12pt" style:font-size-complex="12pt"/>
    </style:style>
    <style:style style:name="T17_11" style:family="text">
      <style:text-properties fo:color="#333333" fo:font-size="12pt" style:font-size-asian="12pt" style:font-size-complex="12pt"/>
    </style:style>
    <style:style style:name="T17_12" style:family="text">
      <style:text-properties fo:color="#333333" fo:font-size="12pt" style:font-size-asian="12pt" style:font-size-complex="12pt"/>
    </style:style>
    <style:style style:name="T17_13" style:family="text">
      <style:text-properties fo:color="#333333" fo:font-size="12pt" style:font-size-asian="12pt" style:font-size-complex="12pt"/>
    </style:style>
    <style:style style:name="T17_14" style:family="text">
      <style:text-properties fo:color="#333333" fo:font-size="12pt" style:font-size-asian="12pt" style:font-size-complex="12pt"/>
    </style:style>
    <style:style style:name="T17_15" style:family="text">
      <style:text-properties fo:color="#333333" fo:font-size="12pt" style:font-size-asian="12pt" style:font-size-complex="12pt"/>
    </style:style>
    <style:style style:name="T17_16" style:family="text">
      <style:text-properties fo:color="#333333" fo:font-size="12pt" style:font-size-asian="12pt" style:font-size-complex="12pt"/>
    </style:style>
    <style:style style:name="T17_17" style:family="text">
      <style:text-properties fo:color="#333333" fo:font-size="12pt" style:font-size-asian="12pt" style:font-size-complex="12pt"/>
    </style:style>
    <style:style style:name="T17_18" style:family="text">
      <style:text-properties fo:color="#333333" fo:font-size="12pt" style:font-size-asian="12pt" style:font-size-complex="12pt"/>
    </style:style>
    <style:style style:name="T17_19" style:family="text">
      <style:text-properties fo:color="#333333" fo:font-size="12pt" style:font-size-asian="12pt" style:font-size-complex="12pt"/>
    </style:style>
    <style:style style:name="T17_20" style:family="text">
      <style:text-properties fo:color="#333333" fo:font-size="12pt" style:font-size-asian="12pt" style:font-size-complex="12pt"/>
    </style:style>
    <style:style style:name="T17_21" style:family="text">
      <style:text-properties fo:color="#333333" fo:font-size="12pt" style:font-size-asian="12pt" style:font-size-complex="12pt"/>
    </style:style>
    <style:style style:name="T17_22" style:family="text">
      <style:text-properties fo:color="#333333" fo:font-size="12pt" style:font-size-asian="12pt" style:font-size-complex="12pt"/>
    </style:style>
    <style:style style:name="T17_23" style:family="text">
      <style:text-properties fo:color="#333333" fo:font-size="12pt" style:font-size-asian="12pt" style:font-size-complex="12pt"/>
    </style:style>
    <style:style style:name="T17_24" style:family="text">
      <style:text-properties fo:color="#333333" fo:font-size="12pt" style:font-size-asian="12pt" style:font-size-complex="12pt"/>
    </style:style>
    <style:style style:name="T17_25" style:family="text">
      <style:text-properties fo:color="#333333" fo:font-size="12pt" style:font-size-asian="12pt" style:font-size-complex="12pt"/>
    </style:style>
    <style:style style:name="T17_26" style:family="text">
      <style:text-properties fo:color="#333333" fo:font-size="12pt" style:font-size-asian="12pt" style:font-size-complex="12pt"/>
    </style:style>
    <style:style style:name="T17_27" style:family="text">
      <style:text-properties fo:color="#333333" fo:font-size="12pt" style:font-size-asian="12pt" style:font-size-complex="12pt"/>
    </style:style>
    <style:style style:name="T17_28" style:family="text">
      <style:text-properties fo:color="#333333" fo:font-size="12pt" style:font-size-asian="12pt" style:font-size-complex="12pt"/>
    </style:style>
    <style:style style:name="T17_29" style:family="text">
      <style:text-properties fo:color="#333333" fo:font-size="12pt" style:font-size-asian="12pt" style:font-size-complex="12pt"/>
    </style:style>
    <style:style style:name="T17_30" style:family="text">
      <style:text-properties fo:color="#333333" fo:font-size="12pt" style:font-size-asian="12pt" style:font-size-complex="12pt"/>
    </style:style>
    <style:style style:name="T17_31" style:family="text">
      <style:text-properties fo:color="#333333" fo:font-size="12pt" style:font-size-asian="12pt" style:font-size-complex="12pt"/>
    </style:style>
    <style:style style:name="T17_32" style:family="text">
      <style:text-properties fo:color="#333333" fo:font-size="12pt" style:font-size-asian="12pt" style:font-size-complex="12pt"/>
    </style:style>
    <style:style style:name="T17_33" style:family="text">
      <style:text-properties fo:color="#333333" fo:font-size="12pt" style:font-size-asian="12pt" style:font-size-complex="12pt"/>
    </style:style>
    <style:style style:name="T17_34" style:family="text">
      <style:text-properties fo:color="#333333" fo:font-size="12pt" style:font-size-asian="12pt" style:font-size-complex="12pt"/>
    </style:style>
    <style:style style:name="T17_35" style:family="text">
      <style:text-properties fo:color="#333333" fo:font-size="12pt" style:font-size-asian="12pt" style:font-size-complex="12pt"/>
    </style:style>
    <style:style style:name="T17_36" style:family="text">
      <style:text-properties fo:color="#333333" fo:font-size="12pt" style:font-size-asian="12pt" style:font-size-complex="12pt"/>
    </style:style>
    <style:style style:name="T17_37" style:family="text">
      <style:text-properties fo:color="#333333" fo:font-size="12pt" style:font-size-asian="12pt" style:font-size-complex="12pt"/>
    </style:style>
    <style:style style:name="T17_38" style:family="text">
      <style:text-properties fo:color="#333333" fo:font-size="12pt" style:font-size-asian="12pt" style:font-size-complex="12pt"/>
    </style:style>
    <style:style style:name="T17_39" style:family="text">
      <style:text-properties fo:color="#333333" fo:font-size="12pt" style:font-size-asian="12pt" style:font-size-complex="12pt"/>
    </style:style>
    <style:style style:name="T17_40" style:family="text">
      <style:text-properties fo:color="#333333" fo:font-size="12pt" style:font-size-asian="12pt" style:font-size-complex="12pt"/>
    </style:style>
    <style:style style:name="T17_41" style:family="text">
      <style:text-properties fo:color="#333333" fo:font-size="12pt" style:font-size-asian="12pt" style:font-size-complex="12pt"/>
    </style:style>
    <style:style style:name="T17_42" style:family="text">
      <style:text-properties fo:color="#333333" fo:font-size="12pt" style:font-size-asian="12pt" style:font-size-complex="12pt"/>
    </style:style>
    <style:style style:name="T17_43" style:family="text">
      <style:text-properties fo:color="#333333" fo:font-size="12pt" style:font-size-asian="12pt" style:font-size-complex="12pt"/>
    </style:style>
    <style:style style:name="T17_44" style:family="text">
      <style:text-properties fo:color="#333333" fo:font-size="12pt" style:font-size-asian="12pt" style:font-size-complex="12pt"/>
    </style:style>
    <style:style style:name="T17_45" style:family="text">
      <style:text-properties fo:color="#333333" fo:font-size="12pt" style:font-size-asian="12pt" style:font-size-complex="12pt"/>
    </style:style>
    <style:style style:name="T17_46" style:family="text">
      <style:text-properties fo:color="#333333" fo:font-size="12pt" style:font-size-asian="12pt" style:font-size-complex="12pt"/>
    </style:style>
    <style:style style:name="T17_47" style:family="text">
      <style:text-properties fo:color="#333333" fo:font-size="12pt" style:font-size-asian="12pt" style:font-size-complex="12pt"/>
    </style:style>
    <style:style style:name="T17_48" style:family="text">
      <style:text-properties fo:color="#333333" fo:font-size="12pt" style:font-size-asian="12pt" style:font-size-complex="12pt"/>
    </style:style>
    <style:style style:name="T17_49" style:family="text">
      <style:text-properties fo:color="#333333" fo:font-size="12pt" style:font-size-asian="12pt" style:font-size-complex="12pt"/>
    </style:style>
    <style:style style:name="T17_50" style:family="text">
      <style:text-properties fo:color="#333333" fo:font-size="12pt" style:font-size-asian="12pt" style:font-size-complex="12pt"/>
    </style:style>
    <style:style style:name="P18" style:family="paragraph" style:parent-style-name="Standard">
      <style:paragraph-properties fo:break-before="auto" fo:line-height="160%" fo:margin-bottom="0.423cm" style:writing-mode="lr-tb"/>
    </style:style>
    <style:style style:name="T18_1" style:family="text">
      <style:text-properties fo:color="#333333" fo:font-size="12pt" style:font-size-asian="12pt" style:font-size-complex="12pt"/>
    </style:style>
    <style:style style:name="T18_2" style:family="text">
      <style:text-properties fo:color="#333333" fo:font-size="12pt" style:font-size-asian="12pt" style:font-size-complex="12pt"/>
    </style:style>
    <style:style style:name="T18_3" style:family="text">
      <style:text-properties fo:color="#333333" fo:font-size="12pt" style:font-size-asian="12pt" style:font-size-complex="12pt"/>
    </style:style>
    <style:style style:name="T18_4" style:family="text">
      <style:text-properties fo:color="#333333" fo:font-size="12pt" style:font-size-asian="12pt" style:font-size-complex="12pt"/>
    </style:style>
    <style:style style:name="T18_5" style:family="text">
      <style:text-properties fo:color="#333333" fo:font-size="12pt" style:font-size-asian="12pt" style:font-size-complex="12pt"/>
    </style:style>
    <style:style style:name="T18_6" style:family="text">
      <style:text-properties fo:color="#333333" fo:font-size="12pt" style:font-size-asian="12pt" style:font-size-complex="12pt"/>
    </style:style>
    <style:style style:name="T18_7" style:family="text">
      <style:text-properties fo:color="#333333" fo:font-size="12pt" style:font-size-asian="12pt" style:font-size-complex="12pt"/>
    </style:style>
    <style:style style:name="T18_8" style:family="text">
      <style:text-properties fo:color="#333333" fo:font-size="12pt" style:font-size-asian="12pt" style:font-size-complex="12pt"/>
    </style:style>
    <style:style style:name="T18_9" style:family="text">
      <style:text-properties fo:color="#333333" fo:font-size="12pt" style:font-size-asian="12pt" style:font-size-complex="12pt"/>
    </style:style>
    <style:style style:name="T18_10" style:family="text">
      <style:text-properties fo:color="#333333" fo:font-size="12pt" style:font-size-asian="12pt" style:font-size-complex="12pt"/>
    </style:style>
    <style:style style:name="T18_11" style:family="text">
      <style:text-properties fo:color="#333333" fo:font-size="12pt" style:font-size-asian="12pt" style:font-size-complex="12pt"/>
    </style:style>
    <style:style style:name="T18_12" style:family="text">
      <style:text-properties fo:color="#333333" fo:font-size="12pt" style:font-size-asian="12pt" style:font-size-complex="12pt"/>
    </style:style>
    <style:style style:name="T18_13" style:family="text">
      <style:text-properties fo:color="#333333" fo:font-size="12pt" style:font-size-asian="12pt" style:font-size-complex="12pt"/>
    </style:style>
    <style:style style:name="T18_14" style:family="text">
      <style:text-properties fo:color="#333333" fo:font-size="12pt" style:font-size-asian="12pt" style:font-size-complex="12pt"/>
    </style:style>
    <style:style style:name="P19" style:family="paragraph" style:parent-style-name="Standard">
      <style:paragraph-properties fo:break-before="auto" fo:line-height="160%" fo:margin-bottom="0.423cm" style:writing-mode="lr-tb"/>
    </style:style>
    <style:style style:name="T19_1" style:family="text">
      <style:text-properties fo:color="#333333" fo:font-size="12pt" style:font-size-asian="12pt" style:font-size-complex="12pt"/>
    </style:style>
    <style:style style:name="T19_2" style:family="text">
      <style:text-properties fo:color="#333333" fo:font-size="12pt" style:font-size-asian="12pt" style:font-size-complex="12pt"/>
    </style:style>
    <style:style style:name="T19_3" style:family="text">
      <style:text-properties fo:color="#333333" fo:font-size="12pt" style:font-size-asian="12pt" style:font-size-complex="12pt"/>
    </style:style>
    <style:style style:name="T19_4" style:family="text">
      <style:text-properties fo:color="#333333" fo:font-size="12pt" style:font-size-asian="12pt" style:font-size-complex="12pt"/>
    </style:style>
    <style:style style:name="T19_5" style:family="text">
      <style:text-properties fo:color="#333333" fo:font-size="12pt" style:font-size-asian="12pt" style:font-size-complex="12pt"/>
    </style:style>
    <style:style style:name="T19_6" style:family="text">
      <style:text-properties fo:color="#333333" fo:font-size="12pt" style:font-size-asian="12pt" style:font-size-complex="12pt"/>
    </style:style>
    <style:style style:name="T19_7" style:family="text">
      <style:text-properties fo:color="#333333" fo:font-size="12pt" style:font-size-asian="12pt" style:font-size-complex="12pt"/>
    </style:style>
    <style:style style:name="T19_8" style:family="text">
      <style:text-properties fo:color="#333333" fo:font-size="12pt" style:font-size-asian="12pt" style:font-size-complex="12pt"/>
    </style:style>
    <style:style style:name="T19_9" style:family="text">
      <style:text-properties fo:color="#333333" fo:font-size="12pt" style:font-size-asian="12pt" style:font-size-complex="12pt"/>
    </style:style>
    <style:style style:name="T19_10" style:family="text">
      <style:text-properties fo:color="#333333" fo:font-size="12pt" style:font-size-asian="12pt" style:font-size-complex="12pt"/>
    </style:style>
    <style:style style:name="T19_11" style:family="text">
      <style:text-properties fo:color="#333333" fo:font-size="12pt" style:font-size-asian="12pt" style:font-size-complex="12pt"/>
    </style:style>
    <style:style style:name="T19_12" style:family="text">
      <style:text-properties fo:color="#333333" fo:font-size="12pt" style:font-size-asian="12pt" style:font-size-complex="12pt"/>
    </style:style>
    <style:style style:name="T19_13" style:family="text">
      <style:text-properties fo:color="#333333" fo:font-size="12pt" style:font-size-asian="12pt" style:font-size-complex="12pt"/>
    </style:style>
    <style:style style:name="T19_14" style:family="text">
      <style:text-properties fo:color="#333333" fo:font-size="12pt" style:font-size-asian="12pt" style:font-size-complex="12pt"/>
    </style:style>
    <style:style style:name="T19_15" style:family="text">
      <style:text-properties fo:color="#333333" fo:font-size="12pt" style:font-size-asian="12pt" style:font-size-complex="12pt"/>
    </style:style>
    <style:style style:name="T19_16" style:family="text">
      <style:text-properties fo:color="#333333" fo:font-size="12pt" style:font-size-asian="12pt" style:font-size-complex="12pt"/>
    </style:style>
    <style:style style:name="T19_17" style:family="text">
      <style:text-properties fo:color="#333333" fo:font-size="12pt" style:font-size-asian="12pt" style:font-size-complex="12pt"/>
    </style:style>
    <style:style style:name="T19_18" style:family="text">
      <style:text-properties fo:color="#333333" fo:font-size="12pt" style:font-size-asian="12pt" style:font-size-complex="12pt"/>
    </style:style>
    <style:style style:name="T19_19" style:family="text">
      <style:text-properties fo:color="#333333" fo:font-size="12pt" style:font-size-asian="12pt" style:font-size-complex="12pt"/>
    </style:style>
    <style:style style:name="P20" style:family="paragraph" style:parent-style-name="Standard">
      <style:paragraph-properties fo:break-before="auto" fo:line-height="160%" style:writing-mode="lr-tb"/>
    </style:style>
    <style:style style:name="T20_1" style:family="text">
      <style:text-properties fo:color="#333333" fo:font-size="12pt" style:font-size-asian="12pt" style:font-size-complex="12pt"/>
    </style:style>
    <style:style style:name="T20_2" style:family="text">
      <style:text-properties fo:color="#333333" fo:font-size="12pt" style:font-size-asian="12pt" style:font-size-complex="12pt"/>
    </style:style>
    <style:style style:name="T20_3" style:family="text">
      <style:text-properties fo:color="#333333" fo:font-size="12pt" style:font-size-asian="12pt" style:font-size-complex="12pt"/>
    </style:style>
    <style:style style:name="T20_4" style:family="text">
      <style:text-properties fo:color="#333333" fo:font-size="12pt" style:font-size-asian="12pt" style:font-size-complex="12pt"/>
    </style:style>
    <style:style style:name="T20_5" style:family="text">
      <style:text-properties fo:color="#333333" fo:font-size="12pt" style:font-size-asian="12pt" style:font-size-complex="12pt"/>
    </style:style>
    <style:style style:name="T20_6" style:family="text">
      <style:text-properties fo:color="#333333" fo:font-size="12pt" style:font-size-asian="12pt" style:font-size-complex="12pt"/>
    </style:style>
    <style:style style:name="T20_7" style:family="text">
      <style:text-properties fo:color="#333333" fo:font-size="12pt" style:font-size-asian="12pt" style:font-size-complex="12pt"/>
    </style:style>
    <style:style style:name="T20_8" style:family="text">
      <style:text-properties fo:color="#333333" fo:font-size="12pt" style:font-size-asian="12pt" style:font-size-complex="12pt"/>
    </style:style>
    <style:style style:name="T20_9" style:family="text">
      <style:text-properties fo:color="#333333" fo:font-size="12pt" style:font-size-asian="12pt" style:font-size-complex="12pt"/>
    </style:style>
    <style:style style:name="T20_10" style:family="text">
      <style:text-properties fo:color="#333333" fo:font-size="12pt" style:font-size-asian="12pt" style:font-size-complex="12pt"/>
    </style:style>
    <style:style style:name="P21" style:family="paragraph" style:parent-style-name="Heading_20_2">
      <style:paragraph-properties fo:break-before="auto" fo:text-indent="0cm" fo:line-height="100%" fo:margin-top="0.6cm" fo:margin-bottom="0.423cm" fo:margin-left="-0.459cm" style:writing-mode="lr-tb"/>
    </style:style>
    <style:style style:name="T21_1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60%" fo:margin-top="0cm" style:writing-mode="lr-tb"/>
    </style:style>
    <style:style style:name="T22_1" style:family="text">
      <style:text-properties fo:color="#333333" fo:font-size="12pt" style:font-size-asian="12pt" style:font-size-complex="12pt"/>
    </style:style>
    <style:style style:name="T22_2" style:family="text">
      <style:text-properties fo:color="#333333" fo:font-size="12pt" style:font-size-asian="12pt" style:font-size-complex="12pt"/>
    </style:style>
    <style:style style:name="T22_3" style:family="text">
      <style:text-properties fo:color="#333333" fo:font-size="12pt" style:font-size-asian="12pt" style:font-size-complex="12pt"/>
    </style:style>
    <style:style style:name="T22_4" style:family="text">
      <style:text-properties fo:color="#333333" fo:font-size="12pt" style:font-size-asian="12pt" style:font-size-complex="12pt"/>
    </style:style>
    <style:style style:name="T22_5" style:family="text">
      <style:text-properties fo:color="#333333" fo:font-size="12pt" style:font-size-asian="12pt" style:font-size-complex="12pt"/>
    </style:style>
    <style:style style:name="T22_6" style:family="text">
      <style:text-properties fo:color="#333333" fo:font-size="12pt" style:font-size-asian="12pt" style:font-size-complex="12pt"/>
    </style:style>
    <style:style style:name="T22_7" style:family="text">
      <style:text-properties fo:color="#333333" fo:font-size="12pt" style:font-size-asian="12pt" style:font-size-complex="12pt"/>
    </style:style>
    <style:style style:name="T22_8" style:family="text">
      <style:text-properties fo:color="#333333" fo:font-size="12pt" style:font-size-asian="12pt" style:font-size-complex="12pt"/>
    </style:style>
    <style:style style:name="T22_9" style:family="text">
      <style:text-properties fo:color="#333333" fo:font-size="12pt" style:font-size-asian="12pt" style:font-size-complex="12pt"/>
    </style:style>
    <style:style style:name="T22_10" style:family="text">
      <style:text-properties fo:color="#333333" fo:font-size="12pt" style:font-size-asian="12pt" style:font-size-complex="12pt"/>
    </style:style>
    <style:style style:name="T22_11" style:family="text">
      <style:text-properties fo:color="#333333" fo:font-size="12pt" style:font-size-asian="12pt" style:font-size-complex="12pt"/>
    </style:style>
    <style:style style:name="T22_12" style:family="text">
      <style:text-properties fo:color="#333333" fo:font-size="12pt" style:font-size-asian="12pt" style:font-size-complex="12pt"/>
    </style:style>
    <style:style style:name="T22_13" style:family="text">
      <style:text-properties fo:color="#333333" fo:font-size="12pt" style:font-size-asian="12pt" style:font-size-complex="12pt"/>
    </style:style>
    <style:style style:name="T22_14" style:family="text">
      <style:text-properties fo:color="#333333" fo:font-size="12pt" style:font-size-asian="12pt" style:font-size-complex="12pt"/>
    </style:style>
    <style:style style:name="T22_15" style:family="text">
      <style:text-properties fo:color="#333333" fo:font-size="12pt" style:font-size-asian="12pt" style:font-size-complex="12pt"/>
    </style:style>
    <style:style style:name="T22_16" style:family="text">
      <style:text-properties fo:color="#333333" fo:font-size="12pt" style:font-size-asian="12pt" style:font-size-complex="12pt"/>
    </style:style>
    <style:style style:name="T22_17" style:family="text">
      <style:text-properties fo:color="#333333" fo:font-size="12pt" style:font-size-asian="12pt" style:font-size-complex="12pt"/>
    </style:style>
    <style:style style:name="T22_18" style:family="text">
      <style:text-properties fo:color="#333333" fo:font-size="12pt" style:font-size-asian="12pt" style:font-size-complex="12pt"/>
    </style:style>
    <style:style style:name="T22_19" style:family="text">
      <style:text-properties fo:color="#333333" fo:font-size="12pt" style:font-size-asian="12pt" style:font-size-complex="12pt"/>
    </style:style>
    <style:style style:name="T22_20" style:family="text">
      <style:text-properties fo:color="#333333" fo:font-size="12pt" style:font-size-asian="12pt" style:font-size-complex="12pt"/>
    </style:style>
    <style:style style:name="T22_21" style:family="text">
      <style:text-properties fo:color="#333333" fo:font-size="12pt" style:font-size-asian="12pt" style:font-size-complex="12pt"/>
    </style:style>
    <style:style style:name="T22_22" style:family="text">
      <style:text-properties fo:color="#333333" fo:font-size="12pt" style:font-size-asian="12pt" style:font-size-complex="12pt"/>
    </style:style>
    <style:style style:name="P23" style:family="paragraph" style:parent-style-name="Standard">
      <style:paragraph-properties fo:break-before="auto" fo:line-height="160%" fo:margin-top="0cm" style:writing-mode="lr-tb"/>
    </style:style>
    <style:style style:name="T23_1" style:family="text">
      <style:text-properties fo:color="#333333" fo:font-size="12pt" style:font-size-asian="12pt" style:font-size-complex="12pt"/>
    </style:style>
    <style:style style:name="T23_2" style:family="text">
      <style:text-properties fo:color="#333333" fo:font-size="12pt" style:font-size-asian="12pt" style:font-size-complex="12pt"/>
    </style:style>
    <style:style style:name="T23_3" style:family="text">
      <style:text-properties fo:color="#333333" fo:font-size="12pt" style:font-size-asian="12pt" style:font-size-complex="12pt"/>
    </style:style>
    <style:style style:name="T23_4" style:family="text">
      <style:text-properties fo:color="#333333" fo:font-size="12pt" style:font-size-asian="12pt" style:font-size-complex="12pt"/>
    </style:style>
    <style:style style:name="T23_5" style:family="text">
      <style:text-properties fo:color="#333333" fo:font-size="12pt" style:font-size-asian="12pt" style:font-size-complex="12pt"/>
    </style:style>
    <style:style style:name="T23_6" style:family="text">
      <style:text-properties fo:color="#333333" fo:font-size="12pt" style:font-size-asian="12pt" style:font-size-complex="12pt"/>
    </style:style>
    <style:style style:name="T23_7" style:family="text">
      <style:text-properties fo:color="#333333" fo:font-size="12pt" style:font-size-asian="12pt" style:font-size-complex="12pt"/>
    </style:style>
    <style:style style:name="T23_8" style:family="text">
      <style:text-properties fo:color="#333333" fo:font-size="12pt" style:font-size-asian="12pt" style:font-size-complex="12pt"/>
    </style:style>
    <style:style style:name="T23_9" style:family="text">
      <style:text-properties fo:color="#333333" fo:font-size="12pt" style:font-size-asian="12pt" style:font-size-complex="12pt"/>
    </style:style>
    <style:style style:name="T23_10" style:family="text">
      <style:text-properties fo:color="#333333" fo:font-size="12pt" style:font-size-asian="12pt" style:font-size-complex="12pt"/>
    </style:style>
    <style:style style:name="T23_11" style:family="text">
      <style:text-properties fo:color="#333333" fo:font-size="12pt" style:font-size-asian="12pt" style:font-size-complex="12pt"/>
    </style:style>
    <style:style style:name="T23_12" style:family="text">
      <style:text-properties fo:color="#333333" fo:font-size="12pt" style:font-size-asian="12pt" style:font-size-complex="12pt"/>
    </style:style>
    <style:style style:name="P24" style:family="paragraph" style:parent-style-name="Standard">
      <style:paragraph-properties fo:break-before="auto" fo:line-height="160%" fo:margin-top="0cm" style:writing-mode="lr-tb"/>
    </style:style>
    <style:style style:name="T24_1" style:family="text">
      <style:text-properties fo:color="#333333" fo:font-size="12pt" style:font-size-asian="12pt" style:font-size-complex="12pt"/>
    </style:style>
    <style:style style:name="T24_2" style:family="text">
      <style:text-properties fo:color="#333333" fo:font-size="12pt" style:font-size-asian="12pt" style:font-size-complex="12pt"/>
    </style:style>
    <style:style style:name="T24_3" style:family="text">
      <style:text-properties fo:color="#333333" fo:font-size="12pt" style:font-size-asian="12pt" style:font-size-complex="12pt"/>
    </style:style>
    <style:style style:name="T24_4" style:family="text">
      <style:text-properties fo:color="#333333" fo:font-size="12pt" style:font-size-asian="12pt" style:font-size-complex="12pt"/>
    </style:style>
    <style:style style:name="T24_5" style:family="text">
      <style:text-properties fo:color="#333333" fo:font-size="12pt" style:font-size-asian="12pt" style:font-size-complex="12pt"/>
    </style:style>
    <style:style style:name="T24_6" style:family="text">
      <style:text-properties fo:color="#333333" fo:font-size="12pt" style:font-size-asian="12pt" style:font-size-complex="12pt"/>
    </style:style>
    <style:style style:name="T24_7" style:family="text">
      <style:text-properties fo:color="#333333" fo:font-size="12pt" style:font-size-asian="12pt" style:font-size-complex="12pt"/>
    </style:style>
    <style:style style:name="P25" style:family="paragraph" style:parent-style-name="Heading_20_2">
      <style:paragraph-properties fo:break-before="auto" fo:text-indent="0cm" fo:line-height="100%" fo:margin-top="0.6cm" fo:margin-bottom="0.423cm" fo:margin-left="-0.459cm" style:writing-mode="lr-tb"/>
    </style:style>
    <style:style style:name="T25_1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T25_2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T25_3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60%" fo:margin-top="0cm" style:writing-mode="lr-tb"/>
    </style:style>
    <style:style style:name="T26_1" style:family="text">
      <style:text-properties fo:color="#333333" fo:font-size="12pt" style:font-size-asian="12pt" style:font-size-complex="12pt"/>
    </style:style>
    <style:style style:name="T26_2" style:family="text">
      <style:text-properties fo:color="#333333" fo:font-size="12pt" style:font-size-asian="12pt" style:font-size-complex="12pt"/>
    </style:style>
    <style:style style:name="T26_3" style:family="text">
      <style:text-properties fo:color="#333333" fo:font-size="12pt" style:font-size-asian="12pt" style:font-size-complex="12pt"/>
    </style:style>
    <style:style style:name="T26_4" style:family="text">
      <style:text-properties fo:color="#333333" fo:font-size="12pt" style:font-size-asian="12pt" style:font-size-complex="12pt"/>
    </style:style>
    <style:style style:name="T26_5" style:family="text">
      <style:text-properties fo:color="#333333" fo:font-size="12pt" style:font-size-asian="12pt" style:font-size-complex="12pt"/>
    </style:style>
    <style:style style:name="T26_6" style:family="text">
      <style:text-properties fo:color="#333333" fo:font-size="12pt" style:font-size-asian="12pt" style:font-size-complex="12pt"/>
    </style:style>
    <style:style style:name="T26_7" style:family="text">
      <style:text-properties fo:color="#333333" fo:font-size="12pt" style:font-size-asian="12pt" style:font-size-complex="12pt"/>
    </style:style>
    <style:style style:name="T26_8" style:family="text">
      <style:text-properties fo:color="#333333" fo:font-size="12pt" style:font-size-asian="12pt" style:font-size-complex="12pt"/>
    </style:style>
    <style:style style:name="T26_9" style:family="text">
      <style:text-properties fo:color="#333333" fo:font-size="12pt" style:font-size-asian="12pt" style:font-size-complex="12pt"/>
    </style:style>
    <style:style style:name="T26_10" style:family="text">
      <style:text-properties fo:color="#333333" fo:font-size="12pt" style:font-size-asian="12pt" style:font-size-complex="12pt"/>
    </style:style>
    <style:style style:name="T26_11" style:family="text">
      <style:text-properties fo:color="#333333" fo:font-size="12pt" style:font-size-asian="12pt" style:font-size-complex="12pt"/>
    </style:style>
    <style:style style:name="T26_12" style:family="text">
      <style:text-properties fo:color="#333333" fo:font-size="12pt" style:font-size-asian="12pt" style:font-size-complex="12pt"/>
    </style:style>
    <style:style style:name="T26_13" style:family="text">
      <style:text-properties fo:color="#333333" fo:font-size="12pt" style:font-size-asian="12pt" style:font-size-complex="12pt"/>
    </style:style>
    <style:style style:name="T26_14" style:family="text">
      <style:text-properties fo:color="#333333" fo:font-size="12pt" style:font-size-asian="12pt" style:font-size-complex="12pt"/>
    </style:style>
    <style:style style:name="T26_15" style:family="text">
      <style:text-properties fo:color="#333333" fo:font-size="12pt" style:font-size-asian="12pt" style:font-size-complex="12pt"/>
    </style:style>
    <style:style style:name="T26_16" style:family="text">
      <style:text-properties fo:color="#333333" fo:font-size="12pt" style:font-size-asian="12pt" style:font-size-complex="12pt"/>
    </style:style>
    <style:style style:name="T26_17" style:family="text">
      <style:text-properties fo:color="#333333" fo:font-size="12pt" style:font-size-asian="12pt" style:font-size-complex="12pt"/>
    </style:style>
    <style:style style:name="T26_18" style:family="text">
      <style:text-properties fo:color="#333333" fo:font-size="12pt" style:font-size-asian="12pt" style:font-size-complex="12pt"/>
    </style:style>
    <style:style style:name="T26_19" style:family="text">
      <style:text-properties fo:color="#333333" fo:font-size="12pt" style:font-size-asian="12pt" style:font-size-complex="12pt"/>
    </style:style>
    <style:style style:name="T26_20" style:family="text">
      <style:text-properties fo:color="#333333" fo:font-size="12pt" style:font-size-asian="12pt" style:font-size-complex="12pt"/>
    </style:style>
    <style:style style:name="T26_21" style:family="text">
      <style:text-properties fo:color="#333333" fo:font-size="12pt" style:font-size-asian="12pt" style:font-size-complex="12pt"/>
    </style:style>
    <style:style style:name="T26_22" style:family="text">
      <style:text-properties fo:color="#333333" fo:font-size="12pt" style:font-size-asian="12pt" style:font-size-complex="12pt"/>
    </style:style>
    <style:style style:name="T26_23" style:family="text">
      <style:text-properties fo:color="#333333" fo:font-size="12pt" style:font-size-asian="12pt" style:font-size-complex="12pt"/>
    </style:style>
    <style:style style:name="T26_24" style:family="text">
      <style:text-properties fo:color="#333333" fo:font-size="12pt" style:font-size-asian="12pt" style:font-size-complex="12pt"/>
    </style:style>
    <style:style style:name="P27" style:family="paragraph" style:parent-style-name="Standard">
      <style:paragraph-properties fo:break-before="auto" fo:line-height="160%" fo:margin-top="0cm" style:writing-mode="lr-tb"/>
    </style:style>
    <style:style style:name="T27_1" style:family="text">
      <style:text-properties fo:color="#333333" fo:font-size="12pt" style:font-size-asian="12pt" style:font-size-complex="12pt"/>
    </style:style>
    <style:style style:name="T27_2" style:family="text">
      <style:text-properties fo:color="#333333" fo:font-size="12pt" style:font-size-asian="12pt" style:font-size-complex="12pt"/>
    </style:style>
    <style:style style:name="T27_3" style:family="text">
      <style:text-properties fo:color="#333333" fo:font-size="12pt" style:font-size-asian="12pt" style:font-size-complex="12pt"/>
    </style:style>
    <style:style style:name="T27_4" style:family="text">
      <style:text-properties fo:color="#333333" fo:font-size="12pt" style:font-size-asian="12pt" style:font-size-complex="12pt"/>
    </style:style>
    <style:style style:name="T27_5" style:family="text">
      <style:text-properties fo:color="#333333" fo:font-size="12pt" style:font-size-asian="12pt" style:font-size-complex="12pt"/>
    </style:style>
    <style:style style:name="T27_6" style:family="text">
      <style:text-properties fo:color="#333333" fo:font-size="12pt" style:font-size-asian="12pt" style:font-size-complex="12pt"/>
    </style:style>
    <style:style style:name="T27_7" style:family="text">
      <style:text-properties fo:color="#333333" fo:font-size="12pt" style:font-size-asian="12pt" style:font-size-complex="12pt"/>
    </style:style>
    <style:style style:name="T27_8" style:family="text">
      <style:text-properties fo:color="#333333" fo:font-size="12pt" style:font-size-asian="12pt" style:font-size-complex="12pt"/>
    </style:style>
    <style:style style:name="T27_9" style:family="text">
      <style:text-properties fo:color="#333333" fo:font-size="12pt" style:font-size-asian="12pt" style:font-size-complex="12pt"/>
    </style:style>
    <style:style style:name="T27_10" style:family="text">
      <style:text-properties fo:color="#333333" fo:font-size="12pt" style:font-size-asian="12pt" style:font-size-complex="12pt"/>
    </style:style>
    <style:style style:name="T27_11" style:family="text">
      <style:text-properties fo:color="#333333" fo:font-size="12pt" style:font-size-asian="12pt" style:font-size-complex="12pt"/>
    </style:style>
    <style:style style:name="T27_12" style:family="text">
      <style:text-properties fo:color="#333333" fo:font-size="12pt" style:font-size-asian="12pt" style:font-size-complex="12pt"/>
    </style:style>
    <style:style style:name="T27_13" style:family="text">
      <style:text-properties fo:color="#333333" fo:font-size="12pt" style:font-size-asian="12pt" style:font-size-complex="12pt"/>
    </style:style>
    <style:style style:name="T27_14" style:family="text">
      <style:text-properties fo:color="#333333" fo:font-size="12pt" style:font-size-asian="12pt" style:font-size-complex="12pt"/>
    </style:style>
    <style:style style:name="T27_15" style:family="text">
      <style:text-properties fo:color="#333333" fo:font-size="12pt" style:font-size-asian="12pt" style:font-size-complex="12pt"/>
    </style:style>
    <style:style style:name="T27_16" style:family="text">
      <style:text-properties fo:color="#333333" fo:font-size="12pt" style:font-size-asian="12pt" style:font-size-complex="12pt"/>
    </style:style>
    <style:style style:name="P28" style:family="paragraph" style:parent-style-name="Heading_20_2">
      <style:paragraph-properties fo:break-before="auto" fo:text-indent="0cm" fo:line-height="100%" fo:margin-top="0.6cm" fo:margin-bottom="0.423cm" fo:margin-left="-0.459cm" style:writing-mode="lr-tb"/>
    </style:style>
    <style:style style:name="T28_1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P29" style:family="paragraph" style:parent-style-name="Standard">
      <style:paragraph-properties fo:break-before="auto" fo:line-height="160%" style:writing-mode="lr-tb"/>
    </style:style>
    <style:style style:name="T29_1" style:family="text">
      <style:text-properties fo:color="#333333" fo:font-size="12pt" style:font-size-asian="12pt" style:font-size-complex="12pt"/>
    </style:style>
    <style:style style:name="T29_2" style:family="text">
      <style:text-properties fo:color="#333333" fo:font-size="12pt" style:font-size-asian="12pt" style:font-size-complex="12pt"/>
    </style:style>
    <style:style style:name="T29_3" style:family="text">
      <style:text-properties fo:color="#333333" fo:font-size="12pt" style:font-size-asian="12pt" style:font-size-complex="12pt"/>
    </style:style>
    <style:style style:name="T29_4" style:family="text">
      <style:text-properties fo:color="#333333" fo:font-size="12pt" style:font-size-asian="12pt" style:font-size-complex="12pt"/>
    </style:style>
    <style:style style:name="T29_5" style:family="text">
      <style:text-properties fo:color="#333333" fo:font-size="12pt" style:font-size-asian="12pt" style:font-size-complex="12pt"/>
    </style:style>
    <style:style style:name="P30" style:family="paragraph" style:parent-style-name="Heading_20_2">
      <style:paragraph-properties fo:break-before="auto" fo:text-indent="0cm" fo:line-height="100%" fo:margin-top="0.6cm" fo:margin-left="-0.459cm" style:writing-mode="lr-tb"/>
    </style:style>
    <style:style style:name="T30_1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P31" style:family="paragraph" style:parent-style-name="Heading_20_3">
      <style:paragraph-properties fo:break-before="auto" fo:text-indent="0cm" fo:line-height="120%" fo:margin-top="0.459cm" fo:margin-bottom="0.423cm" fo:margin-left="-0.459cm" style:writing-mode="lr-tb"/>
    </style:style>
    <style:style style:name="T31_1" style:family="text">
      <style:text-properties fo:color="#333333" fo:font-size="19pt" style:font-size-asian="19pt" style:font-size-complex="19pt" fo:font-weight="bold" style:font-weight-asian="bold" style:font-weight-complex="bold"/>
    </style:style>
    <style:style style:name="T31_2" style:family="text">
      <style:text-properties fo:color="#333333" fo:font-size="19pt" style:font-size-asian="19pt" style:font-size-complex="19pt" fo:font-weight="bold" style:font-weight-asian="bold" style:font-weight-complex="bold"/>
    </style:style>
    <style:style style:name="T31_3" style:family="text">
      <style:text-properties fo:color="#333333" fo:font-size="19pt" style:font-size-asian="19pt" style:font-size-complex="19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60%" fo:margin-top="0cm" style:writing-mode="lr-tb"/>
    </style:style>
    <style:style style:name="T32_1" style:family="text">
      <style:text-properties fo:color="#333333" fo:font-size="12pt" style:font-size-asian="12pt" style:font-size-complex="12pt"/>
    </style:style>
    <style:style style:name="T32_2" style:family="text">
      <style:text-properties fo:color="#333333" fo:font-size="12pt" style:font-size-asian="12pt" style:font-size-complex="12pt"/>
    </style:style>
    <style:style style:name="T32_3" style:family="text">
      <style:text-properties fo:color="#333333" fo:font-size="12pt" style:font-size-asian="12pt" style:font-size-complex="12pt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>
      <style:text-properties fo:color="#333333" fo:font-size="12pt" style:font-size-asian="12pt" style:font-size-complex="12pt"/>
    </style:style>
    <style:style style:name="T33_2" style:family="text">
      <style:text-properties fo:color="#333333" fo:font-size="12pt" style:font-size-asian="12pt" style:font-size-complex="12pt"/>
    </style:style>
    <style:style style:name="T33_3" style:family="text">
      <style:text-properties fo:color="#333333" fo:font-size="12pt" style:font-size-asian="12pt" style:font-size-complex="12pt"/>
    </style:style>
    <style:style style:name="T33_4" style:family="text">
      <style:text-properties fo:color="#333333" fo:font-size="12pt" style:font-size-asian="12pt" style:font-size-complex="12pt"/>
    </style:style>
    <style:style style:name="T33_5" style:family="text">
      <style:text-properties fo:color="#333333" fo:font-size="12pt" style:font-size-asian="12pt" style:font-size-complex="12pt"/>
    </style:style>
    <style:style style:name="T33_6" style:family="text">
      <style:text-properties fo:color="#333333" fo:font-size="12pt" style:font-size-asian="12pt" style:font-size-complex="12pt"/>
    </style:style>
    <style:style style:name="T33_7" style:family="text">
      <style:text-properties fo:color="#333333" fo:font-size="12pt" style:font-size-asian="12pt" style:font-size-complex="12pt"/>
    </style:style>
    <style:style style:name="T33_8" style:family="text">
      <style:text-properties fo:color="#333333" fo:font-size="12pt" style:font-size-asian="12pt" style:font-size-complex="12pt"/>
    </style:style>
    <style:style style:name="T33_9" style:family="text">
      <style:text-properties fo:color="#333333" fo:font-size="12pt" style:font-size-asian="12pt" style:font-size-complex="12pt"/>
    </style:style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>
      <style:text-properties fo:color="#333333" fo:font-size="12pt" style:font-size-asian="12pt" style:font-size-complex="12pt"/>
    </style:style>
    <style:style style:name="T34_2" style:family="text">
      <style:text-properties fo:color="#333333" fo:font-size="12pt" style:font-size-asian="12pt" style:font-size-complex="12pt"/>
    </style:style>
    <style:style style:name="T34_3" style:family="text">
      <style:text-properties fo:color="#333333" fo:font-size="12pt" style:font-size-asian="12pt" style:font-size-complex="12pt"/>
    </style:style>
    <style:style style:name="T34_4" style:family="text">
      <style:text-properties fo:color="#333333" fo:font-size="12pt" style:font-size-asian="12pt" style:font-size-complex="12pt"/>
    </style:style>
    <style:style style:name="T34_5" style:family="text">
      <style:text-properties fo:color="#333333" fo:font-size="12pt" style:font-size-asian="12pt" style:font-size-complex="12pt"/>
    </style:style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>
      <style:text-properties fo:color="#333333" fo:font-size="12pt" style:font-size-asian="12pt" style:font-size-complex="12pt"/>
    </style:style>
    <style:style style:name="T35_2" style:family="text">
      <style:text-properties fo:color="#333333" fo:font-size="12pt" style:font-size-asian="12pt" style:font-size-complex="12pt"/>
    </style:style>
    <style:style style:name="T35_3" style:family="text">
      <style:text-properties fo:color="#333333" fo:font-size="12pt" style:font-size-asian="12pt" style:font-size-complex="12pt"/>
    </style:style>
    <style:style style:name="T35_4" style:family="text">
      <style:text-properties fo:color="#333333" fo:font-size="12pt" style:font-size-asian="12pt" style:font-size-complex="12pt"/>
    </style:style>
    <style:style style:name="T35_5" style:family="text">
      <style:text-properties fo:color="#333333" fo:font-size="12pt" style:font-size-asian="12pt" style:font-size-complex="12pt"/>
    </style:style>
    <style:style style:name="T35_6" style:family="text">
      <style:text-properties fo:color="#333333" fo:font-size="12pt" style:font-size-asian="12pt" style:font-size-complex="12pt"/>
    </style:style>
    <style:style style:name="T35_7" style:family="text">
      <style:text-properties fo:color="#333333" fo:font-size="12pt" style:font-size-asian="12pt" style:font-size-complex="12pt"/>
    </style:style>
    <style:style style:name="T35_8" style:family="text">
      <style:text-properties fo:color="#333333" fo:font-size="12pt" style:font-size-asian="12pt" style:font-size-complex="12pt"/>
    </style:style>
    <style:style style:name="T35_9" style:family="text">
      <style:text-properties fo:color="#333333" fo:font-size="12pt" style:font-size-asian="12pt" style:font-size-complex="12pt"/>
    </style:style>
    <style:style style:name="T35_10" style:family="text">
      <style:text-properties fo:color="#333333" fo:font-size="12pt" style:font-size-asian="12pt" style:font-size-complex="12pt"/>
    </style:style>
    <style:style style:name="T35_11" style:family="text">
      <style:text-properties fo:color="#333333" fo:font-size="12pt" style:font-size-asian="12pt" style:font-size-complex="12pt"/>
    </style:style>
    <style:style style:name="T35_12" style:family="text">
      <style:text-properties fo:color="#333333" fo:font-size="12pt" style:font-size-asian="12pt" style:font-size-complex="12pt"/>
    </style:style>
    <style:style style:name="T35_13" style:family="text">
      <style:text-properties fo:color="#333333" fo:font-size="12pt" style:font-size-asian="12pt" style:font-size-complex="12pt"/>
    </style:style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>
      <style:text-properties fo:color="#333333" fo:font-size="12pt" style:font-size-asian="12pt" style:font-size-complex="12pt"/>
    </style:style>
    <style:style style:name="T36_2" style:family="text">
      <style:text-properties fo:color="#333333" fo:font-size="12pt" style:font-size-asian="12pt" style:font-size-complex="12pt"/>
    </style:style>
    <style:style style:name="T36_3" style:family="text">
      <style:text-properties fo:color="#333333" fo:font-size="12pt" style:font-size-asian="12pt" style:font-size-complex="12pt"/>
    </style:style>
    <style:style style:name="T36_4" style:family="text">
      <style:text-properties fo:color="#333333" fo:font-size="12pt" style:font-size-asian="12pt" style:font-size-complex="12pt"/>
    </style:style>
    <style:style style:name="T36_5" style:family="text">
      <style:text-properties fo:color="#333333" fo:font-size="12pt" style:font-size-asian="12pt" style:font-size-complex="12pt"/>
    </style:style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>
      <style:text-properties fo:color="#333333" fo:font-size="12pt" style:font-size-asian="12pt" style:font-size-complex="12pt"/>
    </style:style>
    <style:style style:name="T37_2" style:family="text">
      <style:text-properties fo:color="#333333" fo:font-size="12pt" style:font-size-asian="12pt" style:font-size-complex="12pt"/>
    </style:style>
    <style:style style:name="T37_3" style:family="text">
      <style:text-properties fo:color="#333333" fo:font-size="12pt" style:font-size-asian="12pt" style:font-size-complex="12pt"/>
    </style:style>
    <style:style style:name="T37_4" style:family="text">
      <style:text-properties fo:color="#333333" fo:font-size="12pt" style:font-size-asian="12pt" style:font-size-complex="12pt"/>
    </style:style>
    <style:style style:name="T37_5" style:family="text">
      <style:text-properties fo:color="#333333" fo:font-size="12pt" style:font-size-asian="12pt" style:font-size-complex="12pt"/>
    </style:style>
    <style:style style:name="T37_6" style:family="text">
      <style:text-properties fo:color="#333333" fo:font-size="12pt" style:font-size-asian="12pt" style:font-size-complex="12pt"/>
    </style:style>
    <style:style style:name="T37_7" style:family="text">
      <style:text-properties fo:color="#333333" fo:font-size="12pt" style:font-size-asian="12pt" style:font-size-complex="12pt"/>
    </style:style>
    <style:style style:name="T37_8" style:family="text">
      <style:text-properties fo:color="#333333" fo:font-size="12pt" style:font-size-asian="12pt" style:font-size-complex="12pt"/>
    </style:style>
    <style:style style:name="T37_9" style:family="text">
      <style:text-properties fo:color="#333333" fo:font-size="12pt" style:font-size-asian="12pt" style:font-size-complex="12pt"/>
    </style:style>
    <style:style style:name="T37_10" style:family="text">
      <style:text-properties fo:color="#333333" fo:font-size="12pt" style:font-size-asian="12pt" style:font-size-complex="12pt"/>
    </style:style>
    <style:style style:name="T37_11" style:family="text">
      <style:text-properties fo:color="#333333" fo:font-size="12pt" style:font-size-asian="12pt" style:font-size-complex="12pt"/>
    </style:style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>
      <style:text-properties fo:color="#333333" fo:font-size="12pt" style:font-size-asian="12pt" style:font-size-complex="12pt"/>
    </style:style>
    <style:style style:name="T38_2" style:family="text">
      <style:text-properties fo:color="#333333" fo:font-size="12pt" style:font-size-asian="12pt" style:font-size-complex="12pt"/>
    </style:style>
    <style:style style:name="T38_3" style:family="text">
      <style:text-properties fo:color="#333333" fo:font-size="12pt" style:font-size-asian="12pt" style:font-size-complex="12pt"/>
    </style:style>
    <style:style style:name="T38_4" style:family="text">
      <style:text-properties fo:color="#333333" fo:font-size="12pt" style:font-size-asian="12pt" style:font-size-complex="12pt"/>
    </style:style>
    <style:style style:name="T38_5" style:family="text">
      <style:text-properties fo:color="#333333" fo:font-size="12pt" style:font-size-asian="12pt" style:font-size-complex="12pt"/>
    </style:style>
    <style:style style:name="P39" style:family="paragraph" style:parent-style-name="Standard">
      <style:paragraph-properties fo:break-before="auto" fo:line-height="160%" fo:margin-top="0cm" style:writing-mode="lr-tb"/>
    </style:style>
    <style:style style:name="T39_1" style:family="text">
      <style:text-properties fo:color="#333333" fo:font-size="12pt" style:font-size-asian="12pt" style:font-size-complex="12pt"/>
    </style:style>
    <style:style style:name="T39_2" style:family="text">
      <style:text-properties fo:color="#333333" fo:font-size="12pt" style:font-size-asian="12pt" style:font-size-complex="12pt"/>
    </style:style>
    <style:style style:name="T39_3" style:family="text">
      <style:text-properties fo:color="#333333" fo:font-size="12pt" style:font-size-asian="12pt" style:font-size-complex="12pt"/>
    </style:style>
    <style:style style:name="T39_4" style:family="text">
      <style:text-properties fo:color="#333333" fo:font-size="12pt" style:font-size-asian="12pt" style:font-size-complex="12pt"/>
    </style:style>
    <style:style style:name="T39_5" style:family="text">
      <style:text-properties fo:color="#333333" fo:font-size="12pt" style:font-size-asian="12pt" style:font-size-complex="12pt"/>
    </style:style>
    <style:style style:name="T39_6" style:family="text">
      <style:text-properties fo:color="#333333" fo:font-size="12pt" style:font-size-asian="12pt" style:font-size-complex="12pt"/>
    </style:style>
    <style:style style:name="T39_7" style:family="text">
      <style:text-properties fo:color="#333333" fo:font-size="12pt" style:font-size-asian="12pt" style:font-size-complex="12pt"/>
    </style:style>
    <style:style style:name="P40" style:family="paragraph" style:parent-style-name="Heading_20_2">
      <style:paragraph-properties fo:break-before="auto" fo:text-indent="0cm" fo:line-height="100%" fo:margin-top="0.6cm" fo:margin-bottom="0.423cm" fo:margin-left="-0.459cm" style:writing-mode="lr-tb"/>
    </style:style>
    <style:style style:name="T40_1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P41" style:family="paragraph" style:parent-style-name="Standard">
      <style:paragraph-properties fo:break-before="auto" fo:line-height="160%" fo:margin-top="0cm" style:writing-mode="lr-tb"/>
    </style:style>
    <style:style style:name="T41_1" style:family="text">
      <style:text-properties fo:color="#333333" fo:font-size="12pt" style:font-size-asian="12pt" style:font-size-complex="12pt"/>
    </style:style>
    <style:style style:name="T41_2" style:family="text">
      <style:text-properties fo:color="#333333" fo:font-size="12pt" style:font-size-asian="12pt" style:font-size-complex="12pt"/>
    </style:style>
    <style:style style:name="T41_3" style:family="text">
      <style:text-properties fo:color="#333333" fo:font-size="12pt" style:font-size-asian="12pt" style:font-size-complex="12pt"/>
    </style:style>
    <style:style style:name="T41_4" style:family="text">
      <style:text-properties fo:color="#333333" fo:font-size="12pt" style:font-size-asian="12pt" style:font-size-complex="12pt"/>
    </style:style>
    <style:style style:name="T41_5" style:family="text">
      <style:text-properties fo:color="#333333" fo:font-size="12pt" style:font-size-asian="12pt" style:font-size-complex="12pt"/>
    </style:style>
    <style:style style:name="T41_6" style:family="text">
      <style:text-properties fo:color="#333333" fo:font-size="12pt" style:font-size-asian="12pt" style:font-size-complex="12pt"/>
    </style:style>
    <style:style style:name="T41_7" style:family="text">
      <style:text-properties fo:color="#333333" fo:font-size="12pt" style:font-size-asian="12pt" style:font-size-complex="12pt"/>
    </style:style>
    <style:style style:name="T41_8" style:family="text">
      <style:text-properties fo:color="#333333" fo:font-size="12pt" style:font-size-asian="12pt" style:font-size-complex="12pt"/>
    </style:style>
    <style:style style:name="T41_9" style:family="text">
      <style:text-properties fo:color="#333333" fo:font-size="12pt" style:font-size-asian="12pt" style:font-size-complex="12pt"/>
    </style:style>
    <style:style style:name="T41_10" style:family="text">
      <style:text-properties fo:color="#333333" fo:font-size="12pt" style:font-size-asian="12pt" style:font-size-complex="12pt"/>
    </style:style>
    <style:style style:name="T41_11" style:family="text">
      <style:text-properties fo:color="#333333" fo:font-size="12pt" style:font-size-asian="12pt" style:font-size-complex="12pt"/>
    </style:style>
    <style:style style:name="P42" style:family="paragraph" style:parent-style-name="Standard">
      <style:paragraph-properties fo:break-before="auto" fo:line-height="160%" fo:margin-top="0cm" style:writing-mode="lr-tb"/>
    </style:style>
    <style:style style:name="T42_1" style:family="text">
      <style:text-properties fo:color="#333333" fo:font-size="12pt" style:font-size-asian="12pt" style:font-size-complex="12pt"/>
    </style:style>
    <style:style style:name="T42_2" style:family="text">
      <style:text-properties fo:color="#333333" fo:font-size="12pt" style:font-size-asian="12pt" style:font-size-complex="12pt"/>
    </style:style>
    <style:style style:name="T42_3" style:family="text">
      <style:text-properties fo:color="#333333" fo:font-size="12pt" style:font-size-asian="12pt" style:font-size-complex="12pt"/>
    </style:style>
    <style:style style:name="T42_4" style:family="text">
      <style:text-properties fo:color="#333333" fo:font-size="12pt" style:font-size-asian="12pt" style:font-size-complex="12pt"/>
    </style:style>
    <style:style style:name="T42_5" style:family="text">
      <style:text-properties fo:color="#333333" fo:font-size="12pt" style:font-size-asian="12pt" style:font-size-complex="12pt"/>
    </style:style>
    <style:style style:name="T42_6" style:family="text">
      <style:text-properties fo:color="#333333" fo:font-size="12pt" style:font-size-asian="12pt" style:font-size-complex="12pt"/>
    </style:style>
    <style:style style:name="T42_7" style:family="text">
      <style:text-properties fo:color="#333333" fo:font-size="12pt" style:font-size-asian="12pt" style:font-size-complex="12pt"/>
    </style:style>
    <style:style style:name="T42_8" style:family="text">
      <style:text-properties fo:color="#333333" fo:font-size="12pt" style:font-size-asian="12pt" style:font-size-complex="12pt"/>
    </style:style>
    <style:style style:name="T42_9" style:family="text">
      <style:text-properties fo:color="#333333" fo:font-size="12pt" style:font-size-asian="12pt" style:font-size-complex="12pt"/>
    </style:style>
    <style:style style:name="P43" style:family="paragraph" style:parent-style-name="Heading_20_2">
      <style:paragraph-properties fo:break-before="auto" fo:text-indent="0cm" fo:line-height="100%" fo:margin-top="0.6cm" fo:margin-bottom="0.423cm" fo:margin-left="-0.459cm" style:writing-mode="lr-tb"/>
    </style:style>
    <style:style style:name="T43_1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T43_2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T43_3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60%" fo:margin-top="0cm" style:writing-mode="lr-tb"/>
    </style:style>
    <style:style style:name="T44_1" style:family="text">
      <style:text-properties fo:color="#333333" fo:font-size="12pt" style:font-size-asian="12pt" style:font-size-complex="12pt"/>
    </style:style>
    <style:style style:name="T44_2" style:family="text">
      <style:text-properties fo:color="#333333" fo:font-size="12pt" style:font-size-asian="12pt" style:font-size-complex="12pt"/>
    </style:style>
    <style:style style:name="T44_3" style:family="text">
      <style:text-properties fo:color="#333333" fo:font-size="12pt" style:font-size-asian="12pt" style:font-size-complex="12pt"/>
    </style:style>
    <style:style style:name="T44_4" style:family="text">
      <style:text-properties fo:color="#333333" fo:font-size="12pt" style:font-size-asian="12pt" style:font-size-complex="12pt"/>
    </style:style>
    <style:style style:name="T44_5" style:family="text">
      <style:text-properties fo:color="#333333" fo:font-size="12pt" style:font-size-asian="12pt" style:font-size-complex="12pt"/>
    </style:style>
    <style:style style:name="T44_6" style:family="text">
      <style:text-properties fo:color="#333333" fo:font-size="12pt" style:font-size-asian="12pt" style:font-size-complex="12pt"/>
    </style:style>
    <style:style style:name="T44_7" style:family="text">
      <style:text-properties fo:color="#333333" fo:font-size="12pt" style:font-size-asian="12pt" style:font-size-complex="12pt"/>
    </style:style>
    <style:style style:name="T44_8" style:family="text">
      <style:text-properties fo:color="#333333" fo:font-size="12pt" style:font-size-asian="12pt" style:font-size-complex="12pt"/>
    </style:style>
    <style:style style:name="T44_9" style:family="text">
      <style:text-properties fo:color="#333333" fo:font-size="12pt" style:font-size-asian="12pt" style:font-size-complex="12pt"/>
    </style:style>
    <style:style style:name="T44_10" style:family="text">
      <style:text-properties fo:color="#333333" fo:font-size="12pt" style:font-size-asian="12pt" style:font-size-complex="12pt"/>
    </style:style>
    <style:style style:name="T44_11" style:family="text">
      <style:text-properties fo:color="#333333" fo:font-size="12pt" style:font-size-asian="12pt" style:font-size-complex="12pt"/>
    </style:style>
    <style:style style:name="T44_12" style:family="text">
      <style:text-properties fo:color="#333333" fo:font-size="12pt" style:font-size-asian="12pt" style:font-size-complex="12pt"/>
    </style:style>
    <style:style style:name="P45" style:family="paragraph" style:parent-style-name="Standard">
      <style:paragraph-properties fo:break-before="auto" fo:line-height="160%" fo:margin-top="0cm" fo:margin-bottom="0cm" style:writing-mode="lr-tb"/>
    </style:style>
    <style:style style:name="T45_1" style:family="text">
      <style:text-properties fo:color="#333333" fo:font-size="12pt" style:font-size-asian="12pt" style:font-size-complex="12pt"/>
    </style:style>
    <style:style style:name="T45_2" style:family="text">
      <style:text-properties fo:color="#333333" fo:font-size="12pt" style:font-size-asian="12pt" style:font-size-complex="12pt"/>
    </style:style>
    <style:style style:name="T45_3" style:family="text">
      <style:text-properties fo:color="#333333" fo:font-size="12pt" style:font-size-asian="12pt" style:font-size-complex="12pt"/>
    </style:style>
    <style:style style:name="T45_4" style:family="text">
      <style:text-properties fo:color="#333333" fo:font-size="12pt" style:font-size-asian="12pt" style:font-size-complex="12pt"/>
    </style:style>
    <style:style style:name="T45_5" style:family="text">
      <style:text-properties fo:color="#333333" fo:font-size="12pt" style:font-size-asian="12pt" style:font-size-complex="12pt"/>
    </style:style>
    <style:style style:name="T45_6" style:family="text">
      <style:text-properties fo:color="#333333" fo:font-size="12pt" style:font-size-asian="12pt" style:font-size-complex="12pt"/>
    </style:style>
    <style:style style:name="T45_7" style:family="text">
      <style:text-properties fo:color="#333333" fo:font-size="12pt" style:font-size-asian="12pt" style:font-size-complex="12pt"/>
    </style:style>
    <style:style style:name="P46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47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48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49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50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51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52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53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54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55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56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57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58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59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60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61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62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63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64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65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66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67" style:family="paragraph" style:parent-style-name="Heading_20_3">
      <style:paragraph-properties fo:break-before="auto" fo:line-height="160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style:text-underline-style="solid" style:text-underline-color="font-color"/>
    </style:style>
    <style:style style:name="T69_2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>
      <style:text-properties fo:font-style="italic" style:font-style-asian="italic" style:font-style-complex="italic"/>
    </style:style>
    <style:style style:name="T73_32" style:family="text">
      <style:text-properties fo:font-style="italic" style:font-style-asian="italic" style:font-style-complex="italic"/>
    </style:style>
    <style:style style:name="T73_33" style:family="text">
      <style:text-properties fo:font-style="italic" style:font-style-asian="italic" style:font-style-complex="italic"/>
    </style:style>
    <style:style style:name="T73_34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>
      <style:text-properties fo:font-style="italic" style:font-style-asian="italic" style:font-style-complex="italic"/>
    </style:style>
    <style:style style:name="T75_46" style:family="text">
      <style:text-properties fo:font-style="italic" style:font-style-asian="italic" style:font-style-complex="italic"/>
    </style:style>
    <style:style style:name="T75_47" style:family="text">
      <style:text-properties fo:font-style="italic" style:font-style-asian="italic" style:font-style-complex="italic"/>
    </style:style>
    <style:style style:name="T75_48" style:family="text">
      <style:text-properties fo:font-style="italic" style:font-style-asian="italic" style:font-style-complex="italic"/>
    </style:style>
    <style:style style:name="T75_49" style:family="text">
      <style:text-properties fo:font-style="italic" style:font-style-asian="italic" style:font-style-complex="italic"/>
    </style:style>
    <style:style style:name="T75_50" style:family="text">
      <style:text-properties fo:font-style="italic" style:font-style-asian="italic" style:font-style-complex="italic"/>
    </style:style>
    <style:style style:name="T75_51" style:family="text">
      <style:text-properties fo:font-style="italic" style:font-style-asian="italic" style:font-style-complex="italic"/>
    </style:style>
    <style:style style:name="T75_52" style:family="text">
      <style:text-properties fo:font-style="italic" style:font-style-asian="italic" style:font-style-complex="italic"/>
    </style:style>
    <style:style style:name="T75_53" style:family="text">
      <style:text-properties fo:font-style="italic" style:font-style-asian="italic" style:font-style-complex="italic"/>
    </style:style>
    <style:style style:name="T75_54" style:family="text">
      <style:text-properties fo:font-style="italic" style:font-style-asian="italic" style:font-style-complex="italic"/>
    </style:style>
    <style:style style:name="T75_55" style:family="text">
      <style:text-properties fo:font-style="italic" style:font-style-asian="italic" style:font-style-complex="italic"/>
    </style:style>
    <style:style style:name="T75_56" style:family="text">
      <style:text-properties fo:font-style="italic" style:font-style-asian="italic" style:font-style-complex="italic"/>
    </style:style>
    <style:style style:name="T75_57" style:family="text">
      <style:text-properties fo:font-style="italic" style:font-style-asian="italic" style:font-style-complex="italic"/>
    </style:style>
    <style:style style:name="T75_58" style:family="text">
      <style:text-properties fo:font-style="italic" style:font-style-asian="italic" style:font-style-complex="italic"/>
    </style:style>
    <style:style style:name="T75_59" style:family="text">
      <style:text-properties fo:font-style="italic" style:font-style-asian="italic" style:font-style-complex="italic"/>
    </style:style>
    <style:style style:name="T75_60" style:family="text">
      <style:text-properties fo:font-style="italic" style:font-style-asian="italic" style:font-style-complex="italic"/>
    </style:style>
    <style:style style:name="T75_61" style:family="text">
      <style:text-properties fo:font-style="italic" style:font-style-asian="italic" style:font-style-complex="italic"/>
    </style:style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>
      <style:text-properties fo:color="#1155cc" style:text-underline-style="solid" style:text-underline-color="font-color"/>
    </style:style>
    <style:style style:name="T75_67" style:family="text"/>
    <style:style style:name="T75_68" style:family="text">
      <style:text-properties fo:color="#1155cc" style:text-underline-style="solid" style:text-underline-color="font-color"/>
    </style:style>
    <style:style style:name="T75_69" style:family="text"/>
    <style:style style:name="T75_70" style:family="text">
      <style:text-properties fo:color="#1155cc" style:text-underline-style="solid" style:text-underline-color="font-color"/>
    </style:style>
    <style:style style:name="T75_71" style:family="text"/>
    <style:style style:name="T75_72" style:family="text">
      <style:text-properties fo:color="#1155cc" style:text-underline-style="solid" style:text-underline-color="font-color"/>
    </style:style>
    <style:style style:name="T75_73" style:family="text"/>
    <style:style style:name="T75_74" style:family="text">
      <style:text-properties fo:color="#1155cc" style:text-underline-style="solid" style:text-underline-color="font-color"/>
    </style:style>
    <style:style style:name="T75_75" style:family="text"/>
    <style:style style:name="T75_76" style:family="text">
      <style:text-properties fo:color="#1155cc" style:text-underline-style="solid" style:text-underline-color="font-color"/>
    </style:style>
    <style:style style:name="T75_77" style:family="text"/>
    <style:style style:name="T75_78" style:family="text">
      <style:text-properties fo:color="#1155cc" style:text-underline-style="solid" style:text-underline-color="font-color"/>
    </style:style>
    <style:style style:name="T75_79" style:family="text"/>
    <style:style style:name="T75_80" style:family="text">
      <style:text-properties fo:color="#1155cc" style:text-underline-style="solid" style:text-underline-color="font-color"/>
    </style:style>
    <style:style style:name="T75_81" style:family="text"/>
    <style:style style:name="T75_82" style:family="text">
      <style:text-properties fo:color="#1155cc" style:text-underline-style="solid" style:text-underline-color="font-color"/>
    </style:style>
    <style:style style:name="T75_83" style:family="text"/>
    <style:style style:name="T75_84" style:family="text">
      <style:text-properties fo:color="#1155cc" style:text-underline-style="solid" style:text-underline-color="font-color"/>
    </style:style>
    <style:style style:name="T75_85" style:family="text"/>
    <style:style style:name="T75_86" style:family="text">
      <style:text-properties fo:color="#1155cc" style:text-underline-style="solid" style:text-underline-color="font-color"/>
    </style:style>
    <style:style style:name="T75_87" style:family="text"/>
    <style:style style:name="T75_88" style:family="text">
      <style:text-properties fo:color="#1155cc" style:text-underline-style="solid" style:text-underline-color="font-color"/>
    </style:style>
    <style:style style:name="T75_89" style:family="text"/>
    <style:style style:name="T75_90" style:family="text">
      <style:text-properties fo:color="#1155cc" style:text-underline-style="solid" style:text-underline-color="font-color"/>
    </style:style>
    <style:style style:name="T75_91" style:family="text"/>
    <style:style style:name="T75_92" style:family="text">
      <style:text-properties fo:color="#1155cc" style:text-underline-style="solid" style:text-underline-color="font-color"/>
    </style:style>
    <style:style style:name="T75_93" style:family="text"/>
    <style:style style:name="T75_94" style:family="text">
      <style:text-properties fo:color="#1155cc" style:text-underline-style="solid" style:text-underline-color="font-color"/>
    </style:style>
    <style:style style:name="T75_95" style:family="text"/>
    <style:style style:name="T75_96" style:family="text">
      <style:text-properties fo:color="#1155cc" style:text-underline-style="solid" style:text-underline-color="font-color"/>
    </style:style>
    <style:style style:name="T75_97" style:family="text"/>
    <style:style style:name="T75_98" style:family="text">
      <style:text-properties fo:color="#1155cc" style:text-underline-style="solid" style:text-underline-color="font-color"/>
    </style:style>
    <style:style style:name="T75_99" style:family="text"/>
    <style:style style:name="T75_100" style:family="text">
      <style:text-properties fo:color="#1155cc" style:text-underline-style="solid" style:text-underline-color="font-color"/>
    </style:style>
    <style:style style:name="T75_101" style:family="text"/>
    <style:style style:name="T75_102" style:family="text">
      <style:text-properties fo:color="#1155cc" style:text-underline-style="solid" style:text-underline-color="font-color"/>
    </style:style>
    <style:style style:name="T75_103" style:family="text"/>
    <style:style style:name="T75_104" style:family="text"/>
    <style:style style:name="T75_105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font-style="italic" style:font-style-asian="italic" style:font-style-complex="italic"/>
    </style:style>
    <style:style style:name="T78_2" style:family="text">
      <style:text-properties fo:font-style="italic" style:font-style-asian="italic" style:font-style-complex="italic"/>
    </style:style>
    <style:style style:name="T78_3" style:family="text">
      <style:text-properties fo:font-style="italic" style:font-style-asian="italic" style:font-style-complex="italic"/>
    </style:style>
    <style:style style:name="T78_4" style:family="text">
      <style:text-properties fo:font-style="italic" style:font-style-asian="italic" style:font-style-complex="italic"/>
    </style:style>
    <style:style style:name="T78_5" style:family="text">
      <style:text-properties fo:font-style="italic" style:font-style-asian="italic" style:font-style-complex="italic"/>
    </style:style>
    <style:style style:name="T78_6" style:family="text">
      <style:text-properties fo:font-style="italic" style:font-style-asian="italic" style:font-style-complex="italic"/>
    </style:style>
    <style:style style:name="T78_7" style:family="text">
      <style:text-properties fo:font-style="italic" style:font-style-asian="italic" style:font-style-complex="italic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background-color="#ffffff" fo:color="#222222" fo:font-size="10pt" style:font-size-asian="10pt" style:font-size-complex="10pt"/>
    </style:style>
    <style:style style:name="T79_2" style:family="text">
      <style:text-properties fo:background-color="#ffffff" fo:color="#222222" fo:font-size="10pt" style:font-size-asian="10pt" style:font-size-complex="10pt"/>
    </style:style>
    <style:style style:name="T79_3" style:family="text">
      <style:text-properties fo:background-color="#ffffff" fo:color="#222222" fo:font-size="10pt" style:font-size-asian="10pt" style:font-size-complex="10pt"/>
    </style:style>
    <style:style style:name="T79_4" style:family="text">
      <style:text-properties fo:background-color="#ffffff" fo:color="#222222" fo:font-size="10pt" style:font-size-asian="10pt" style:font-size-complex="10pt"/>
    </style:style>
    <style:style style:name="T79_5" style:family="text">
      <style:text-properties fo:background-color="#ffffff" fo:color="#222222" fo:font-size="10pt" style:font-size-asian="10pt" style:font-size-complex="10pt"/>
    </style:style>
    <style:style style:name="T79_6" style:family="text">
      <style:text-properties fo:background-color="#ffffff" fo:color="#222222" fo:font-size="10pt" style:font-size-asian="10pt" style:font-size-complex="10pt"/>
    </style:style>
    <style:style style:name="T79_7" style:family="text">
      <style:text-properties fo:background-color="#ffffff" fo:color="#222222" fo:font-size="10pt" style:font-size-asian="10pt" style:font-size-complex="10pt"/>
    </style:style>
    <style:style style:name="T79_8" style:family="text">
      <style:text-properties fo:background-color="#ffffff" fo:color="#222222" fo:font-size="10pt" style:font-size-asian="10pt" style:font-size-complex="10pt"/>
    </style:style>
    <style:style style:name="T79_9" style:family="text">
      <style:text-properties fo:background-color="#ffffff" fo:color="#222222" fo:font-size="10pt" style:font-size-asian="10pt" style:font-size-complex="10pt"/>
    </style:style>
    <style:style style:name="T79_10" style:family="text">
      <style:text-properties fo:background-color="#ffffff" fo:color="#222222" fo:font-size="10pt" style:font-size-asian="10pt" style:font-size-complex="10pt"/>
    </style:style>
    <style:style style:name="T79_11" style:family="text">
      <style:text-properties fo:background-color="#ffffff" fo:color="#222222" fo:font-size="10pt" style:font-size-asian="10pt" style:font-size-complex="10pt"/>
    </style:style>
    <style:style style:name="T79_12" style:family="text">
      <style:text-properties fo:background-color="#ffffff" fo:color="#222222" fo:font-size="10pt" style:font-size-asian="10pt" style:font-size-complex="10pt"/>
    </style:style>
    <style:style style:name="T79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9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9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9_16" style:family="text">
      <style:text-properties fo:background-color="#ffffff" fo:color="#222222" fo:font-size="10pt" style:font-size-asian="10pt" style:font-size-complex="10pt"/>
    </style:style>
    <style:style style:name="T79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9_18" style:family="text">
      <style:text-properties fo:background-color="#ffffff" fo:color="#222222" fo:font-size="10pt" style:font-size-asian="10pt" style:font-size-complex="10pt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background-color="#ffffff" fo:color="#222222" fo:font-size="10pt" style:font-size-asian="10pt" style:font-size-complex="10pt"/>
    </style:style>
    <style:style style:name="T80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2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2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2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3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3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3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3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3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4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4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4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4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4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4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4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4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4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4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5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5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5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5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5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5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5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5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5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5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6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6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6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6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6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6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6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6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6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6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7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7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7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7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7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7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7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7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7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7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8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8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8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8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8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8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8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8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8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8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9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9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9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0_9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ubtitle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background-color="#ffffff" fo:color="#222222" fo:font-size="10pt" style:font-size-asian="10pt" style:font-size-complex="10pt"/>
    </style:style>
    <style:style style:name="T86_2" style:family="text">
      <style:text-properties fo:background-color="#ffffff" fo:color="#222222" fo:font-size="10pt" style:font-size-asian="10pt" style:font-size-complex="10pt"/>
    </style:style>
    <style:style style:name="T86_3" style:family="text">
      <style:text-properties fo:background-color="#ffffff" fo:color="#222222" fo:font-size="10pt" style:font-size-asian="10pt" style:font-size-complex="10pt"/>
    </style:style>
    <style:style style:name="T86_4" style:family="text">
      <style:text-properties fo:background-color="#ffffff" fo:color="#222222" fo:font-size="10pt" style:font-size-asian="10pt" style:font-size-complex="10pt"/>
    </style:style>
    <style:style style:name="T86_5" style:family="text">
      <style:text-properties fo:background-color="#ffffff" fo:color="#222222" fo:font-size="10pt" style:font-size-asian="10pt" style:font-size-complex="10pt"/>
    </style:style>
    <style:style style:name="T86_6" style:family="text">
      <style:text-properties fo:background-color="#ffffff" fo:color="#222222" fo:font-size="10pt" style:font-size-asian="10pt" style:font-size-complex="10pt"/>
    </style:style>
    <style:style style:name="T86_7" style:family="text">
      <style:text-properties fo:background-color="#ffffff" fo:color="#222222" fo:font-size="10pt" style:font-size-asian="10pt" style:font-size-complex="10pt"/>
    </style:style>
    <style:style style:name="T86_8" style:family="text">
      <style:text-properties fo:background-color="#ffffff" fo:color="#222222" fo:font-size="10pt" style:font-size-asian="10pt" style:font-size-complex="10pt"/>
    </style:style>
    <style:style style:name="T86_9" style:family="text">
      <style:text-properties fo:background-color="#ffffff" fo:color="#222222" fo:font-size="10pt" style:font-size-asian="10pt" style:font-size-complex="10pt"/>
    </style:style>
    <style:style style:name="T86_10" style:family="text">
      <style:text-properties fo:background-color="#ffffff" fo:color="#222222" fo:font-size="10pt" style:font-size-asian="10pt" style:font-size-complex="10pt"/>
    </style:style>
    <style:style style:name="T86_11" style:family="text">
      <style:text-properties fo:background-color="#ffffff" fo:color="#222222" fo:font-size="10pt" style:font-size-asian="10pt" style:font-size-complex="10pt"/>
    </style:style>
    <style:style style:name="T86_12" style:family="text">
      <style:text-properties fo:background-color="#ffffff" fo:color="#222222" fo:font-size="10pt" style:font-size-asian="10pt" style:font-size-complex="10pt"/>
    </style:style>
    <style:style style:name="T86_13" style:family="text">
      <style:text-properties fo:background-color="#ffffff" fo:color="#222222" fo:font-size="10pt" style:font-size-asian="10pt" style:font-size-complex="10pt"/>
    </style:style>
    <style:style style:name="T86_14" style:family="text">
      <style:text-properties fo:background-color="#ffffff" fo:color="#222222" fo:font-size="10pt" style:font-size-asian="10pt" style:font-size-complex="10pt"/>
    </style:style>
    <style:style style:name="T86_15" style:family="text">
      <style:text-properties fo:background-color="#ffffff" fo:color="#222222" fo:font-size="10pt" style:font-size-asian="10pt" style:font-size-complex="10pt"/>
    </style:style>
    <style:style style:name="T86_16" style:family="text">
      <style:text-properties fo:background-color="#ffffff" fo:color="#222222" fo:font-size="10pt" style:font-size-asian="10pt" style:font-size-complex="10pt"/>
    </style:style>
    <style:style style:name="T86_17" style:family="text">
      <style:text-properties fo:background-color="#ffffff" fo:color="#222222" fo:font-size="10pt" style:font-size-asian="10pt" style:font-size-complex="10pt"/>
    </style:style>
    <style:style style:name="T86_18" style:family="text">
      <style:text-properties fo:background-color="#ffffff" fo:color="#222222" fo:font-size="10pt" style:font-size-asian="10pt" style:font-size-complex="10pt"/>
    </style:style>
    <style:style style:name="T86_19" style:family="text">
      <style:text-properties fo:background-color="#ffffff" fo:color="#222222" fo:font-size="10pt" style:font-size-asian="10pt" style:font-size-complex="10pt"/>
    </style:style>
    <style:style style:name="T86_20" style:family="text">
      <style:text-properties fo:background-color="#ffffff" fo:color="#222222" fo:font-size="10pt" style:font-size-asian="10pt" style:font-size-complex="10pt"/>
    </style:style>
    <style:style style:name="T86_21" style:family="text">
      <style:text-properties fo:background-color="#ffffff" fo:color="#222222" fo:font-size="10pt" style:font-size-asian="10pt" style:font-size-complex="10pt"/>
    </style:style>
    <style:style style:name="T86_22" style:family="text">
      <style:text-properties fo:background-color="#ffffff" fo:color="#222222" fo:font-size="10pt" style:font-size-asian="10pt" style:font-size-complex="10pt"/>
    </style:style>
    <style:style style:name="T86_23" style:family="text">
      <style:text-properties fo:background-color="#ffffff" fo:color="#222222" fo:font-size="10pt" style:font-size-asian="10pt" style:font-size-complex="10pt"/>
    </style:style>
    <style:style style:name="T86_24" style:family="text">
      <style:text-properties fo:background-color="#ffffff" fo:color="#222222" fo:font-size="10pt" style:font-size-asian="10pt" style:font-size-complex="10pt"/>
    </style:style>
    <style:style style:name="T86_25" style:family="text">
      <style:text-properties fo:background-color="#ffffff" fo:color="#222222" fo:font-size="10pt" style:font-size-asian="10pt" style:font-size-complex="10pt"/>
    </style:style>
    <style:style style:name="T86_26" style:family="text">
      <style:text-properties fo:background-color="#ffffff" fo:color="#222222" fo:font-size="10pt" style:font-size-asian="10pt" style:font-size-complex="10pt"/>
    </style:style>
    <style:style style:name="T86_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6_2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6_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6_3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6_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6_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6_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6_34" style:family="text">
      <style:text-properties fo:background-color="#ffffff" fo:color="#222222" fo:font-size="10pt" style:font-size-asian="10pt" style:font-size-complex="10pt"/>
    </style:style>
    <style:style style:name="T86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6_36" style:family="text">
      <style:text-properties fo:background-color="#ffffff" fo:color="#222222" fo:font-size="10pt" style:font-size-asian="10pt" style:font-size-complex="10pt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background-color="#ffffff" fo:color="#222222" fo:font-size="10pt" style:font-size-asian="10pt" style:font-size-complex="10pt"/>
    </style:style>
    <style:style style:name="T87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2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2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2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3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3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3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3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3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4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4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4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4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4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4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4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4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4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4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5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5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5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5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5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5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5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5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5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5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6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6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6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6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6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6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6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6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6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6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7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7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7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7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7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7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7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7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7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7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8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8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8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8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8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8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8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8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8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8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9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9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9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9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9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9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9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9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9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9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0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0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0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0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0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0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0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0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0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0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7_1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88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89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background-color="#ffffff" fo:color="#222222" fo:font-size="10pt" style:font-size-asian="10pt" style:font-size-complex="10pt"/>
    </style:style>
    <style:style style:name="T90_2" style:family="text">
      <style:text-properties fo:background-color="#ffffff" fo:color="#222222" fo:font-size="10pt" style:font-size-asian="10pt" style:font-size-complex="10pt"/>
    </style:style>
    <style:style style:name="T90_3" style:family="text">
      <style:text-properties fo:background-color="#ffffff" fo:color="#222222" fo:font-size="10pt" style:font-size-asian="10pt" style:font-size-complex="10pt"/>
    </style:style>
    <style:style style:name="T90_4" style:family="text">
      <style:text-properties fo:background-color="#ffffff" fo:color="#222222" fo:font-size="10pt" style:font-size-asian="10pt" style:font-size-complex="10pt"/>
    </style:style>
    <style:style style:name="T90_5" style:family="text">
      <style:text-properties fo:background-color="#ffffff" fo:color="#222222" fo:font-size="10pt" style:font-size-asian="10pt" style:font-size-complex="10pt"/>
    </style:style>
    <style:style style:name="T90_6" style:family="text">
      <style:text-properties fo:background-color="#ffffff" fo:color="#222222" fo:font-size="10pt" style:font-size-asian="10pt" style:font-size-complex="10pt"/>
    </style:style>
    <style:style style:name="T90_7" style:family="text">
      <style:text-properties fo:background-color="#ffffff" fo:color="#222222" fo:font-size="10pt" style:font-size-asian="10pt" style:font-size-complex="10pt"/>
    </style:style>
    <style:style style:name="T90_8" style:family="text">
      <style:text-properties fo:background-color="#ffffff" fo:color="#222222" fo:font-size="10pt" style:font-size-asian="10pt" style:font-size-complex="10pt"/>
    </style:style>
    <style:style style:name="T90_9" style:family="text">
      <style:text-properties fo:background-color="#ffffff" fo:color="#222222" fo:font-size="10pt" style:font-size-asian="10pt" style:font-size-complex="10pt"/>
    </style:style>
    <style:style style:name="T90_10" style:family="text">
      <style:text-properties fo:background-color="#ffffff" fo:color="#222222" fo:font-size="10pt" style:font-size-asian="10pt" style:font-size-complex="10pt"/>
    </style:style>
    <style:style style:name="T90_11" style:family="text">
      <style:text-properties fo:background-color="#ffffff" fo:color="#222222" fo:font-size="10pt" style:font-size-asian="10pt" style:font-size-complex="10pt"/>
    </style:style>
    <style:style style:name="T90_12" style:family="text">
      <style:text-properties fo:background-color="#ffffff" fo:color="#222222" fo:font-size="10pt" style:font-size-asian="10pt" style:font-size-complex="10pt"/>
    </style:style>
    <style:style style:name="T90_13" style:family="text">
      <style:text-properties fo:background-color="#ffffff" fo:color="#222222" fo:font-size="10pt" style:font-size-asian="10pt" style:font-size-complex="10pt"/>
    </style:style>
    <style:style style:name="T90_14" style:family="text">
      <style:text-properties fo:background-color="#ffffff" fo:color="#222222" fo:font-size="10pt" style:font-size-asian="10pt" style:font-size-complex="10pt"/>
    </style:style>
    <style:style style:name="T90_15" style:family="text">
      <style:text-properties fo:background-color="#ffffff" fo:color="#222222" fo:font-size="10pt" style:font-size-asian="10pt" style:font-size-complex="10pt"/>
    </style:style>
    <style:style style:name="T90_16" style:family="text">
      <style:text-properties fo:background-color="#ffffff" fo:color="#222222" fo:font-size="10pt" style:font-size-asian="10pt" style:font-size-complex="10pt"/>
    </style:style>
    <style:style style:name="T90_17" style:family="text">
      <style:text-properties fo:background-color="#ffffff" fo:color="#222222" fo:font-size="10pt" style:font-size-asian="10pt" style:font-size-complex="10pt"/>
    </style:style>
    <style:style style:name="T90_18" style:family="text">
      <style:text-properties fo:background-color="#ffffff" fo:color="#222222" fo:font-size="10pt" style:font-size-asian="10pt" style:font-size-complex="10pt"/>
    </style:style>
    <style:style style:name="T90_19" style:family="text">
      <style:text-properties fo:background-color="#ffffff" fo:color="#222222" fo:font-size="10pt" style:font-size-asian="10pt" style:font-size-complex="10pt"/>
    </style:style>
    <style:style style:name="T90_20" style:family="text">
      <style:text-properties fo:background-color="#ffffff" fo:color="#222222" fo:font-size="10pt" style:font-size-asian="10pt" style:font-size-complex="10pt"/>
    </style:style>
    <style:style style:name="T90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22" style:family="text">
      <style:text-properties fo:background-color="#ffffff" fo:color="#222222" fo:font-size="10pt" style:font-size-asian="10pt" style:font-size-complex="10pt"/>
    </style:style>
    <style:style style:name="T90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24" style:family="text">
      <style:text-properties fo:background-color="#ffffff" fo:color="#222222" fo:font-size="10pt" style:font-size-asian="10pt" style:font-size-complex="10pt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>
      <style:text-properties fo:font-style="italic" style:font-style-asian="italic" style:font-style-complex="italic"/>
    </style:style>
    <style:style style:name="T91_3" style:family="text">
      <style:text-properties fo:font-style="italic" style:font-style-asian="italic" style:font-style-complex="italic"/>
    </style:style>
    <style:style style:name="T91_4" style:family="text">
      <style:text-properties fo:font-style="italic" style:font-style-asian="italic" style:font-style-complex="italic"/>
    </style:style>
    <style:style style:name="T91_5" style:family="text">
      <style:text-properties fo:font-style="italic" style:font-style-asian="italic" style:font-style-complex="italic"/>
    </style:style>
    <style:style style:name="T91_6" style:family="text">
      <style:text-properties fo:font-style="italic" style:font-style-asian="italic" style:font-style-complex="italic"/>
    </style:style>
    <style:style style:name="T91_7" style:family="text">
      <style:text-properties fo:font-style="italic" style:font-style-asian="italic" style:font-style-complex="italic"/>
    </style:style>
    <style:style style:name="T91_8" style:family="text">
      <style:text-properties fo:font-style="italic" style:font-style-asian="italic" style:font-style-complex="italic"/>
    </style:style>
    <style:style style:name="T91_9" style:family="text">
      <style:text-properties fo:font-style="italic" style:font-style-asian="italic" style:font-style-complex="italic"/>
    </style:style>
    <style:style style:name="T91_10" style:family="text">
      <style:text-properties fo:font-style="italic" style:font-style-asian="italic" style:font-style-complex="italic"/>
    </style:style>
    <style:style style:name="T91_11" style:family="text">
      <style:text-properties fo:font-style="italic" style:font-style-asian="italic" style:font-style-complex="italic"/>
    </style:style>
    <style:style style:name="T91_12" style:family="text">
      <style:text-properties fo:font-style="italic" style:font-style-asian="italic" style:font-style-complex="italic"/>
    </style:style>
    <style:style style:name="T91_13" style:family="text">
      <style:text-properties fo:font-style="italic" style:font-style-asian="italic" style:font-style-complex="italic"/>
    </style:style>
    <style:style style:name="T91_14" style:family="text">
      <style:text-properties fo:font-style="italic" style:font-style-asian="italic" style:font-style-complex="italic"/>
    </style:style>
    <style:style style:name="T91_15" style:family="text">
      <style:text-properties fo:font-style="italic" style:font-style-asian="italic" style:font-style-complex="italic"/>
    </style:style>
    <style:style style:name="T91_16" style:family="text">
      <style:text-properties fo:font-style="italic" style:font-style-asian="italic" style:font-style-complex="italic"/>
    </style:style>
    <style:style style:name="T91_17" style:family="text">
      <style:text-properties fo:font-style="italic" style:font-style-asian="italic" style:font-style-complex="italic"/>
    </style:style>
    <style:style style:name="T91_18" style:family="text">
      <style:text-properties fo:font-style="italic" style:font-style-asian="italic" style:font-style-complex="italic"/>
    </style:style>
    <style:style style:name="T91_19" style:family="text">
      <style:text-properties fo:font-style="italic" style:font-style-asian="italic" style:font-style-complex="italic"/>
    </style:style>
    <style:style style:name="T91_20" style:family="text">
      <style:text-properties fo:font-style="italic" style:font-style-asian="italic" style:font-style-complex="italic"/>
    </style:style>
    <style:style style:name="T91_21" style:family="text">
      <style:text-properties fo:font-style="italic" style:font-style-asian="italic" style:font-style-complex="italic"/>
    </style:style>
    <style:style style:name="T91_22" style:family="text">
      <style:text-properties fo:font-style="italic" style:font-style-asian="italic" style:font-style-complex="italic"/>
    </style:style>
    <style:style style:name="T91_23" style:family="text">
      <style:text-properties fo:font-style="italic" style:font-style-asian="italic" style:font-style-complex="italic"/>
    </style:style>
    <style:style style:name="T91_24" style:family="text">
      <style:text-properties fo:font-style="italic" style:font-style-asian="italic" style:font-style-complex="italic"/>
    </style:style>
    <style:style style:name="T91_25" style:family="text">
      <style:text-properties fo:font-style="italic" style:font-style-asian="italic" style:font-style-complex="italic"/>
    </style:style>
    <style:style style:name="T91_26" style:family="text">
      <style:text-properties fo:font-style="italic" style:font-style-asian="italic" style:font-style-complex="italic"/>
    </style:style>
    <style:style style:name="T91_27" style:family="text">
      <style:text-properties fo:font-style="italic" style:font-style-asian="italic" style:font-style-complex="italic"/>
    </style:style>
    <style:style style:name="T91_28" style:family="text">
      <style:text-properties fo:font-style="italic" style:font-style-asian="italic" style:font-style-complex="italic"/>
    </style:style>
    <style:style style:name="T91_29" style:family="text">
      <style:text-properties fo:font-style="italic" style:font-style-asian="italic" style:font-style-complex="italic"/>
    </style:style>
    <style:style style:name="T91_30" style:family="text">
      <style:text-properties fo:font-style="italic" style:font-style-asian="italic" style:font-style-complex="italic"/>
    </style:style>
    <style:style style:name="T91_31" style:family="text">
      <style:text-properties fo:font-style="italic" style:font-style-asian="italic" style:font-style-complex="italic"/>
    </style:style>
    <style:style style:name="T91_32" style:family="text">
      <style:text-properties fo:font-style="italic" style:font-style-asian="italic" style:font-style-complex="italic"/>
    </style:style>
    <style:style style:name="T91_33" style:family="text">
      <style:text-properties fo:font-style="italic" style:font-style-asian="italic" style:font-style-complex="italic"/>
    </style:style>
    <style:style style:name="T91_34" style:family="text">
      <style:text-properties fo:font-style="italic" style:font-style-asian="italic" style:font-style-complex="italic"/>
    </style:style>
    <style:style style:name="T91_35" style:family="text">
      <style:text-properties fo:font-style="italic" style:font-style-asian="italic" style:font-style-complex="italic"/>
    </style:style>
    <style:style style:name="T91_36" style:family="text">
      <style:text-properties fo:font-style="italic" style:font-style-asian="italic" style:font-style-complex="italic"/>
    </style:style>
    <style:style style:name="T91_37" style:family="text">
      <style:text-properties fo:font-style="italic" style:font-style-asian="italic" style:font-style-complex="italic"/>
    </style:style>
    <style:style style:name="T91_38" style:family="text">
      <style:text-properties fo:font-style="italic" style:font-style-asian="italic" style:font-style-complex="italic"/>
    </style:style>
    <style:style style:name="T91_39" style:family="text">
      <style:text-properties fo:font-style="italic" style:font-style-asian="italic" style:font-style-complex="italic"/>
    </style:style>
    <style:style style:name="T91_40" style:family="text">
      <style:text-properties fo:font-style="italic" style:font-style-asian="italic" style:font-style-complex="italic"/>
    </style:style>
    <style:style style:name="T91_41" style:family="text">
      <style:text-properties fo:font-style="italic" style:font-style-asian="italic" style:font-style-complex="italic"/>
    </style:style>
    <style:style style:name="T91_42" style:family="text">
      <style:text-properties fo:font-style="italic" style:font-style-asian="italic" style:font-style-complex="italic"/>
    </style:style>
    <style:style style:name="T91_43" style:family="text">
      <style:text-properties fo:font-style="italic" style:font-style-asian="italic" style:font-style-complex="italic"/>
    </style:style>
    <style:style style:name="T91_44" style:family="text">
      <style:text-properties fo:font-style="italic" style:font-style-asian="italic" style:font-style-complex="italic"/>
    </style:style>
    <style:style style:name="T91_45" style:family="text">
      <style:text-properties fo:font-style="italic" style:font-style-asian="italic" style:font-style-complex="italic"/>
    </style:style>
    <style:style style:name="T91_46" style:family="text">
      <style:text-properties fo:font-style="italic" style:font-style-asian="italic" style:font-style-complex="italic"/>
    </style:style>
    <style:style style:name="T91_47" style:family="text">
      <style:text-properties fo:font-style="italic" style:font-style-asian="italic" style:font-style-complex="italic"/>
    </style:style>
    <style:style style:name="T91_48" style:family="text">
      <style:text-properties fo:font-style="italic" style:font-style-asian="italic" style:font-style-complex="italic"/>
    </style:style>
    <style:style style:name="T91_49" style:family="text">
      <style:text-properties fo:font-style="italic" style:font-style-asian="italic" style:font-style-complex="italic"/>
    </style:style>
    <style:style style:name="T91_50" style:family="text">
      <style:text-properties fo:font-style="italic" style:font-style-asian="italic" style:font-style-complex="italic"/>
    </style:style>
    <style:style style:name="T91_51" style:family="text">
      <style:text-properties fo:font-style="italic" style:font-style-asian="italic" style:font-style-complex="italic"/>
    </style:style>
    <style:style style:name="T91_52" style:family="text">
      <style:text-properties fo:font-style="italic" style:font-style-asian="italic" style:font-style-complex="italic"/>
    </style:style>
    <style:style style:name="T91_53" style:family="text">
      <style:text-properties fo:font-style="italic" style:font-style-asian="italic" style:font-style-complex="italic"/>
    </style:style>
    <style:style style:name="T91_54" style:family="text">
      <style:text-properties fo:font-style="italic" style:font-style-asian="italic" style:font-style-complex="italic"/>
    </style:style>
    <style:style style:name="T91_55" style:family="text">
      <style:text-properties fo:font-style="italic" style:font-style-asian="italic" style:font-style-complex="italic"/>
    </style:style>
    <style:style style:name="T91_56" style:family="text">
      <style:text-properties fo:font-style="italic" style:font-style-asian="italic" style:font-style-complex="italic"/>
    </style:style>
    <style:style style:name="T91_57" style:family="text">
      <style:text-properties fo:font-style="italic" style:font-style-asian="italic" style:font-style-complex="italic"/>
    </style:style>
    <style:style style:name="T91_58" style:family="text">
      <style:text-properties fo:font-style="italic" style:font-style-asian="italic" style:font-style-complex="italic"/>
    </style:style>
    <style:style style:name="T91_59" style:family="text">
      <style:text-properties fo:font-style="italic" style:font-style-asian="italic" style:font-style-complex="italic"/>
    </style:style>
    <style:style style:name="T91_60" style:family="text">
      <style:text-properties fo:font-style="italic" style:font-style-asian="italic" style:font-style-complex="italic"/>
    </style:style>
    <style:style style:name="T91_61" style:family="text">
      <style:text-properties fo:font-style="italic" style:font-style-asian="italic" style:font-style-complex="italic"/>
    </style:style>
    <style:style style:name="T91_62" style:family="text">
      <style:text-properties fo:font-style="italic" style:font-style-asian="italic" style:font-style-complex="italic"/>
    </style:style>
    <style:style style:name="T91_63" style:family="text">
      <style:text-properties fo:font-style="italic" style:font-style-asian="italic" style:font-style-complex="italic"/>
    </style:style>
    <style:style style:name="T91_64" style:family="text">
      <style:text-properties fo:font-style="italic" style:font-style-asian="italic" style:font-style-complex="italic"/>
    </style:style>
    <style:style style:name="T91_65" style:family="text">
      <style:text-properties fo:font-style="italic" style:font-style-asian="italic" style:font-style-complex="italic"/>
    </style:style>
    <style:style style:name="T91_66" style:family="text">
      <style:text-properties fo:font-style="italic" style:font-style-asian="italic" style:font-style-complex="italic"/>
    </style:style>
    <style:style style:name="T91_67" style:family="text">
      <style:text-properties fo:font-style="italic" style:font-style-asian="italic" style:font-style-complex="italic"/>
    </style:style>
    <style:style style:name="T91_68" style:family="text">
      <style:text-properties fo:font-style="italic" style:font-style-asian="italic" style:font-style-complex="italic"/>
    </style:style>
    <style:style style:name="T91_69" style:family="text">
      <style:text-properties fo:font-style="italic" style:font-style-asian="italic" style:font-style-complex="italic"/>
    </style:style>
    <style:style style:name="T91_70" style:family="text">
      <style:text-properties fo:font-style="italic" style:font-style-asian="italic" style:font-style-complex="italic"/>
    </style:style>
    <style:style style:name="T91_71" style:family="text">
      <style:text-properties fo:font-style="italic" style:font-style-asian="italic" style:font-style-complex="italic"/>
    </style:style>
    <style:style style:name="T91_72" style:family="text">
      <style:text-properties fo:font-style="italic" style:font-style-asian="italic" style:font-style-complex="italic"/>
    </style:style>
    <style:style style:name="T91_73" style:family="text">
      <style:text-properties fo:font-style="italic" style:font-style-asian="italic" style:font-style-complex="italic"/>
    </style:style>
    <style:style style:name="T91_74" style:family="text">
      <style:text-properties fo:font-style="italic" style:font-style-asian="italic" style:font-style-complex="italic"/>
    </style:style>
    <style:style style:name="T91_75" style:family="text">
      <style:text-properties fo:font-style="italic" style:font-style-asian="italic" style:font-style-complex="italic"/>
    </style:style>
    <style:style style:name="T91_76" style:family="text">
      <style:text-properties fo:font-style="italic" style:font-style-asian="italic" style:font-style-complex="italic"/>
    </style:style>
    <style:style style:name="T91_77" style:family="text">
      <style:text-properties fo:font-style="italic" style:font-style-asian="italic" style:font-style-complex="italic"/>
    </style:style>
    <style:style style:name="T91_78" style:family="text">
      <style:text-properties fo:font-style="italic" style:font-style-asian="italic" style:font-style-complex="italic"/>
    </style:style>
    <style:style style:name="T91_79" style:family="text">
      <style:text-properties fo:font-style="italic" style:font-style-asian="italic" style:font-style-complex="italic"/>
    </style:style>
    <style:style style:name="T91_80" style:family="text">
      <style:text-properties fo:font-style="italic" style:font-style-asian="italic" style:font-style-complex="italic"/>
    </style:style>
    <style:style style:name="T91_81" style:family="text">
      <style:text-properties fo:font-style="italic" style:font-style-asian="italic" style:font-style-complex="italic"/>
    </style:style>
    <style:style style:name="T91_82" style:family="text">
      <style:text-properties fo:font-style="italic" style:font-style-asian="italic" style:font-style-complex="italic"/>
    </style:style>
    <style:style style:name="T91_83" style:family="text">
      <style:text-properties fo:font-style="italic" style:font-style-asian="italic" style:font-style-complex="italic"/>
    </style:style>
    <style:style style:name="T91_84" style:family="text">
      <style:text-properties fo:font-style="italic" style:font-style-asian="italic" style:font-style-complex="italic"/>
    </style:style>
    <style:style style:name="T91_85" style:family="text">
      <style:text-properties fo:font-style="italic" style:font-style-asian="italic" style:font-style-complex="italic"/>
    </style:style>
    <style:style style:name="T91_86" style:family="text">
      <style:text-properties fo:font-style="italic" style:font-style-asian="italic" style:font-style-complex="italic"/>
    </style:style>
    <style:style style:name="T91_87" style:family="text">
      <style:text-properties fo:font-style="italic" style:font-style-asian="italic" style:font-style-complex="italic"/>
    </style:style>
    <style:style style:name="T91_88" style:family="text">
      <style:text-properties fo:font-style="italic" style:font-style-asian="italic" style:font-style-complex="italic"/>
    </style:style>
    <style:style style:name="T91_89" style:family="text">
      <style:text-properties fo:font-style="italic" style:font-style-asian="italic" style:font-style-complex="italic"/>
    </style:style>
    <style:style style:name="T91_90" style:family="text">
      <style:text-properties fo:font-style="italic" style:font-style-asian="italic" style:font-style-complex="italic"/>
    </style:style>
    <style:style style:name="T91_91" style:family="text">
      <style:text-properties fo:font-style="italic" style:font-style-asian="italic" style:font-style-complex="italic"/>
    </style:style>
    <style:style style:name="T91_92" style:family="text">
      <style:text-properties fo:font-style="italic" style:font-style-asian="italic" style:font-style-complex="italic"/>
    </style:style>
    <style:style style:name="T91_93" style:family="text">
      <style:text-properties fo:font-style="italic" style:font-style-asian="italic" style:font-style-complex="italic"/>
    </style:style>
    <style:style style:name="T91_94" style:family="text">
      <style:text-properties fo:font-style="italic" style:font-style-asian="italic" style:font-style-complex="italic"/>
    </style:style>
    <style:style style:name="T91_95" style:family="text">
      <style:text-properties fo:font-style="italic" style:font-style-asian="italic" style:font-style-complex="italic"/>
    </style:style>
    <style:style style:name="T91_96" style:family="text">
      <style:text-properties fo:font-style="italic" style:font-style-asian="italic" style:font-style-complex="italic"/>
    </style:style>
    <style:style style:name="T91_97" style:family="text">
      <style:text-properties fo:font-style="italic" style:font-style-asian="italic" style:font-style-complex="italic"/>
    </style:style>
    <style:style style:name="T91_98" style:family="text">
      <style:text-properties fo:font-style="italic" style:font-style-asian="italic" style:font-style-complex="italic"/>
    </style:style>
    <style:style style:name="T91_99" style:family="text">
      <style:text-properties fo:font-style="italic" style:font-style-asian="italic" style:font-style-complex="italic"/>
    </style:style>
    <style:style style:name="T91_100" style:family="text">
      <style:text-properties fo:font-style="italic" style:font-style-asian="italic" style:font-style-complex="italic"/>
    </style:style>
    <style:style style:name="T91_101" style:family="text">
      <style:text-properties fo:font-style="italic" style:font-style-asian="italic" style:font-style-complex="italic"/>
    </style:style>
    <style:style style:name="T91_102" style:family="text">
      <style:text-properties fo:font-style="italic" style:font-style-asian="italic" style:font-style-complex="italic"/>
    </style:style>
    <style:style style:name="T91_103" style:family="text">
      <style:text-properties fo:font-style="italic" style:font-style-asian="italic" style:font-style-complex="italic"/>
    </style:style>
    <style:style style:name="T91_104" style:family="text">
      <style:text-properties fo:font-style="italic" style:font-style-asian="italic" style:font-style-complex="italic"/>
    </style:style>
    <style:style style:name="T91_105" style:family="text">
      <style:text-properties fo:font-style="italic" style:font-style-asian="italic" style:font-style-complex="italic"/>
    </style:style>
    <style:style style:name="T91_106" style:family="text">
      <style:text-properties fo:font-style="italic" style:font-style-asian="italic" style:font-style-complex="italic"/>
    </style:style>
    <style:style style:name="T91_107" style:family="text">
      <style:text-properties fo:font-style="italic" style:font-style-asian="italic" style:font-style-complex="italic"/>
    </style:style>
    <style:style style:name="T91_108" style:family="text">
      <style:text-properties fo:font-style="italic" style:font-style-asian="italic" style:font-style-complex="italic"/>
    </style:style>
    <style:style style:name="T91_109" style:family="text">
      <style:text-properties fo:font-style="italic" style:font-style-asian="italic" style:font-style-complex="italic"/>
    </style:style>
    <style:style style:name="T91_110" style:family="text">
      <style:text-properties fo:font-style="italic" style:font-style-asian="italic" style:font-style-complex="italic"/>
    </style:style>
    <style:style style:name="T91_111" style:family="text">
      <style:text-properties fo:font-style="italic" style:font-style-asian="italic" style:font-style-complex="italic"/>
    </style:style>
    <style:style style:name="T91_112" style:family="text">
      <style:text-properties fo:font-style="italic" style:font-style-asian="italic" style:font-style-complex="italic"/>
    </style:style>
    <style:style style:name="T91_113" style:family="text">
      <style:text-properties fo:font-style="italic" style:font-style-asian="italic" style:font-style-complex="italic"/>
    </style:style>
    <style:style style:name="T91_114" style:family="text">
      <style:text-properties fo:font-style="italic" style:font-style-asian="italic" style:font-style-complex="italic"/>
    </style:style>
    <style:style style:name="T91_115" style:family="text">
      <style:text-properties fo:font-style="italic" style:font-style-asian="italic" style:font-style-complex="italic"/>
    </style:style>
    <style:style style:name="T91_116" style:family="text">
      <style:text-properties fo:font-style="italic" style:font-style-asian="italic" style:font-style-complex="italic"/>
    </style:style>
    <style:style style:name="T91_117" style:family="text">
      <style:text-properties fo:font-style="italic" style:font-style-asian="italic" style:font-style-complex="italic"/>
    </style:style>
    <style:style style:name="T91_118" style:family="text">
      <style:text-properties fo:font-style="italic" style:font-style-asian="italic" style:font-style-complex="italic"/>
    </style:style>
    <style:style style:name="T91_119" style:family="text">
      <style:text-properties fo:font-style="italic" style:font-style-asian="italic" style:font-style-complex="italic"/>
    </style:style>
    <style:style style:name="T91_120" style:family="text">
      <style:text-properties fo:font-style="italic" style:font-style-asian="italic" style:font-style-complex="italic"/>
    </style:style>
    <style:style style:name="T91_121" style:family="text">
      <style:text-properties fo:font-style="italic" style:font-style-asian="italic" style:font-style-complex="italic"/>
    </style:style>
    <style:style style:name="T91_122" style:family="text">
      <style:text-properties fo:font-style="italic" style:font-style-asian="italic" style:font-style-complex="italic"/>
    </style:style>
    <style:style style:name="T91_123" style:family="text">
      <style:text-properties fo:font-style="italic" style:font-style-asian="italic" style:font-style-complex="italic"/>
    </style:style>
    <style:style style:name="T91_124" style:family="text">
      <style:text-properties fo:font-style="italic" style:font-style-asian="italic" style:font-style-complex="italic"/>
    </style:style>
    <style:style style:name="T91_125" style:family="text">
      <style:text-properties fo:font-style="italic" style:font-style-asian="italic" style:font-style-complex="italic"/>
    </style:style>
    <style:style style:name="T91_126" style:family="text">
      <style:text-properties fo:font-style="italic" style:font-style-asian="italic" style:font-style-complex="italic"/>
    </style:style>
    <style:style style:name="T91_127" style:family="text">
      <style:text-properties fo:font-style="italic" style:font-style-asian="italic" style:font-style-complex="italic"/>
    </style:style>
    <style:style style:name="T91_128" style:family="text">
      <style:text-properties fo:font-style="italic" style:font-style-asian="italic" style:font-style-complex="italic"/>
    </style:style>
    <style:style style:name="T91_129" style:family="text">
      <style:text-properties fo:font-style="italic" style:font-style-asian="italic" style:font-style-complex="italic"/>
    </style:style>
    <style:style style:name="T91_130" style:family="text">
      <style:text-properties fo:font-style="italic" style:font-style-asian="italic" style:font-style-complex="italic"/>
    </style:style>
    <style:style style:name="T91_131" style:family="text">
      <style:text-properties fo:font-style="italic" style:font-style-asian="italic" style:font-style-complex="italic"/>
    </style:style>
    <style:style style:name="T91_132" style:family="text">
      <style:text-properties fo:font-style="italic" style:font-style-asian="italic" style:font-style-complex="italic"/>
    </style:style>
    <style:style style:name="T91_133" style:family="text">
      <style:text-properties fo:font-style="italic" style:font-style-asian="italic" style:font-style-complex="italic"/>
    </style:style>
    <style:style style:name="T91_134" style:family="text">
      <style:text-properties fo:font-style="italic" style:font-style-asian="italic" style:font-style-complex="italic"/>
    </style:style>
    <style:style style:name="T91_135" style:family="text">
      <style:text-properties fo:font-style="italic" style:font-style-asian="italic" style:font-style-complex="italic"/>
    </style:style>
    <style:style style:name="T91_136" style:family="text">
      <style:text-properties fo:font-style="italic" style:font-style-asian="italic" style:font-style-complex="italic"/>
    </style:style>
    <style:style style:name="T91_137" style:family="text">
      <style:text-properties fo:font-style="italic" style:font-style-asian="italic" style:font-style-complex="italic"/>
    </style:style>
    <style:style style:name="T91_138" style:family="text">
      <style:text-properties fo:font-style="italic" style:font-style-asian="italic" style:font-style-complex="italic"/>
    </style:style>
    <style:style style:name="T91_139" style:family="text">
      <style:text-properties fo:font-style="italic" style:font-style-asian="italic" style:font-style-complex="italic"/>
    </style:style>
    <style:style style:name="T91_140" style:family="text">
      <style:text-properties fo:font-style="italic" style:font-style-asian="italic" style:font-style-complex="italic"/>
    </style:style>
    <style:style style:name="T91_141" style:family="text">
      <style:text-properties fo:font-style="italic" style:font-style-asian="italic" style:font-style-complex="italic"/>
    </style:style>
    <style:style style:name="T91_142" style:family="text">
      <style:text-properties fo:font-style="italic" style:font-style-asian="italic" style:font-style-complex="italic"/>
    </style:style>
    <style:style style:name="T91_143" style:family="text">
      <style:text-properties fo:font-style="italic" style:font-style-asian="italic" style:font-style-complex="italic"/>
    </style:style>
    <style:style style:name="T91_144" style:family="text">
      <style:text-properties fo:font-style="italic" style:font-style-asian="italic" style:font-style-complex="italic"/>
    </style:style>
    <style:style style:name="T91_145" style:family="text">
      <style:text-properties fo:font-style="italic" style:font-style-asian="italic" style:font-style-complex="italic"/>
    </style:style>
    <style:style style:name="T91_146" style:family="text">
      <style:text-properties fo:font-style="italic" style:font-style-asian="italic" style:font-style-complex="italic"/>
    </style:style>
    <style:style style:name="T91_147" style:family="text">
      <style:text-properties fo:font-style="italic" style:font-style-asian="italic" style:font-style-complex="italic"/>
    </style:style>
    <style:style style:name="T91_148" style:family="text">
      <style:text-properties fo:font-style="italic" style:font-style-asian="italic" style:font-style-complex="italic"/>
    </style:style>
    <style:style style:name="T91_149" style:family="text">
      <style:text-properties fo:font-style="italic" style:font-style-asian="italic" style:font-style-complex="italic"/>
    </style:style>
    <style:style style:name="T91_150" style:family="text">
      <style:text-properties fo:font-style="italic" style:font-style-asian="italic" style:font-style-complex="italic"/>
    </style:style>
    <style:style style:name="T91_151" style:family="text">
      <style:text-properties fo:font-style="italic" style:font-style-asian="italic" style:font-style-complex="italic"/>
    </style:style>
    <style:style style:name="T91_152" style:family="text">
      <style:text-properties fo:font-style="italic" style:font-style-asian="italic" style:font-style-complex="italic"/>
    </style:style>
    <style:style style:name="T91_153" style:family="text">
      <style:text-properties fo:font-style="italic" style:font-style-asian="italic" style:font-style-complex="italic"/>
    </style:style>
    <style:style style:name="T91_154" style:family="text">
      <style:text-properties fo:font-style="italic" style:font-style-asian="italic" style:font-style-complex="italic"/>
    </style:style>
    <style:style style:name="T91_155" style:family="text">
      <style:text-properties fo:font-style="italic" style:font-style-asian="italic" style:font-style-complex="italic"/>
    </style:style>
    <style:style style:name="T91_156" style:family="text">
      <style:text-properties fo:font-style="italic" style:font-style-asian="italic" style:font-style-complex="italic"/>
    </style:style>
    <style:style style:name="T91_157" style:family="text">
      <style:text-properties fo:font-style="italic" style:font-style-asian="italic" style:font-style-complex="italic"/>
    </style:style>
    <style:style style:name="T91_158" style:family="text">
      <style:text-properties fo:font-style="italic" style:font-style-asian="italic" style:font-style-complex="italic"/>
    </style:style>
    <style:style style:name="T91_159" style:family="text">
      <style:text-properties fo:font-style="italic" style:font-style-asian="italic" style:font-style-complex="italic"/>
    </style:style>
    <style:style style:name="T91_160" style:family="text">
      <style:text-properties fo:font-style="italic" style:font-style-asian="italic" style:font-style-complex="italic"/>
    </style:style>
    <style:style style:name="T91_161" style:family="text">
      <style:text-properties fo:font-style="italic" style:font-style-asian="italic" style:font-style-complex="italic"/>
    </style:style>
    <style:style style:name="T91_162" style:family="text">
      <style:text-properties fo:font-style="italic" style:font-style-asian="italic" style:font-style-complex="italic"/>
    </style:style>
    <style:style style:name="T91_163" style:family="text">
      <style:text-properties fo:font-style="italic" style:font-style-asian="italic" style:font-style-complex="italic"/>
    </style:style>
    <style:style style:name="T91_164" style:family="text">
      <style:text-properties fo:font-style="italic" style:font-style-asian="italic" style:font-style-complex="italic"/>
    </style:style>
    <style:style style:name="T91_165" style:family="text">
      <style:text-properties fo:font-style="italic" style:font-style-asian="italic" style:font-style-complex="italic"/>
    </style:style>
    <style:style style:name="T91_166" style:family="text">
      <style:text-properties fo:font-style="italic" style:font-style-asian="italic" style:font-style-complex="italic"/>
    </style:style>
    <style:style style:name="T91_167" style:family="text">
      <style:text-properties fo:font-style="italic" style:font-style-asian="italic" style:font-style-complex="italic"/>
    </style:style>
    <style:style style:name="T91_168" style:family="text">
      <style:text-properties fo:font-style="italic" style:font-style-asian="italic" style:font-style-complex="italic"/>
    </style:style>
    <style:style style:name="T91_169" style:family="text">
      <style:text-properties fo:font-style="italic" style:font-style-asian="italic" style:font-style-complex="italic"/>
    </style:style>
    <style:style style:name="T91_170" style:family="text">
      <style:text-properties fo:font-style="italic" style:font-style-asian="italic" style:font-style-complex="italic"/>
    </style:style>
    <style:style style:name="T91_171" style:family="text">
      <style:text-properties fo:font-style="italic" style:font-style-asian="italic" style:font-style-complex="italic"/>
    </style:style>
    <style:style style:name="T91_172" style:family="text">
      <style:text-properties fo:font-style="italic" style:font-style-asian="italic" style:font-style-complex="italic"/>
    </style:style>
    <style:style style:name="T91_173" style:family="text">
      <style:text-properties fo:font-style="italic" style:font-style-asian="italic" style:font-style-complex="italic"/>
    </style:style>
    <style:style style:name="T91_174" style:family="text">
      <style:text-properties fo:font-style="italic" style:font-style-asian="italic" style:font-style-complex="italic"/>
    </style:style>
    <style:style style:name="T91_175" style:family="text">
      <style:text-properties fo:font-style="italic" style:font-style-asian="italic" style:font-style-complex="italic"/>
    </style:style>
    <style:style style:name="T91_176" style:family="text">
      <style:text-properties fo:font-style="italic" style:font-style-asian="italic" style:font-style-complex="italic"/>
    </style:style>
    <style:style style:name="T91_177" style:family="text">
      <style:text-properties fo:font-style="italic" style:font-style-asian="italic" style:font-style-complex="italic"/>
    </style:style>
    <style:style style:name="T91_178" style:family="text">
      <style:text-properties fo:font-style="italic" style:font-style-asian="italic" style:font-style-complex="italic"/>
    </style:style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ubtitle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P94" style:family="paragraph" style:parent-style-name="Heading_20_4">
      <style:paragraph-properties fo:break-before="auto" fo:line-height="115%" style:writing-mode="lr-tb"/>
    </style:style>
    <style:style style:name="T94_1" style:family="text"/>
    <style:style style:name="T94_2" style:family="text"/>
    <style:style style:name="P95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font-style="italic" style:font-style-asian="italic" style:font-style-complex="italic"/>
    </style:style>
    <style:style style:name="T96_2" style:family="text">
      <style:text-properties fo:font-style="italic" style:font-style-asian="italic" style:font-style-complex="italic"/>
    </style:style>
    <style:style style:name="T96_3" style:family="text">
      <style:text-properties fo:font-style="italic" style:font-style-asian="italic" style:font-style-complex="italic"/>
    </style:style>
    <style:style style:name="T96_4" style:family="text">
      <style:text-properties fo:font-style="italic" style:font-style-asian="italic" style:font-style-complex="italic"/>
    </style:style>
    <style:style style:name="T96_5" style:family="text">
      <style:text-properties fo:font-style="italic" style:font-style-asian="italic" style:font-style-complex="italic"/>
    </style:style>
    <style:style style:name="T96_6" style:family="text">
      <style:text-properties fo:font-style="italic" style:font-style-asian="italic" style:font-style-complex="italic"/>
    </style:style>
    <style:style style:name="T96_7" style:family="text">
      <style:text-properties fo:font-style="italic" style:font-style-asian="italic" style:font-style-complex="italic"/>
    </style:style>
    <style:style style:name="T96_8" style:family="text">
      <style:text-properties fo:font-style="italic" style:font-style-asian="italic" style:font-style-complex="italic"/>
    </style:style>
    <style:style style:name="T96_9" style:family="text">
      <style:text-properties fo:font-style="italic" style:font-style-asian="italic" style:font-style-complex="italic"/>
    </style:style>
    <style:style style:name="T96_10" style:family="text">
      <style:text-properties fo:font-style="italic" style:font-style-asian="italic" style:font-style-complex="italic"/>
    </style:style>
    <style:style style:name="T96_11" style:family="text">
      <style:text-properties fo:font-style="italic" style:font-style-asian="italic" style:font-style-complex="italic"/>
    </style:style>
    <style:style style:name="T96_12" style:family="text">
      <style:text-properties fo:font-style="italic" style:font-style-asian="italic" style:font-style-complex="italic"/>
    </style:style>
    <style:style style:name="T96_13" style:family="text">
      <style:text-properties fo:font-style="italic" style:font-style-asian="italic" style:font-style-complex="italic"/>
    </style:style>
    <style:style style:name="T96_14" style:family="text">
      <style:text-properties fo:font-style="italic" style:font-style-asian="italic" style:font-style-complex="italic"/>
    </style:style>
    <style:style style:name="T96_15" style:family="text">
      <style:text-properties fo:font-style="italic" style:font-style-asian="italic" style:font-style-complex="italic"/>
    </style:style>
    <style:style style:name="T96_16" style:family="text">
      <style:text-properties fo:font-style="italic" style:font-style-asian="italic" style:font-style-complex="italic"/>
    </style:style>
    <style:style style:name="T96_17" style:family="text">
      <style:text-properties fo:font-style="italic" style:font-style-asian="italic" style:font-style-complex="italic"/>
    </style:style>
    <style:style style:name="T96_18" style:family="text">
      <style:text-properties fo:font-style="italic" style:font-style-asian="italic" style:font-style-complex="italic"/>
    </style:style>
    <style:style style:name="T96_19" style:family="text">
      <style:text-properties fo:font-style="italic" style:font-style-asian="italic" style:font-style-complex="italic"/>
    </style:style>
    <style:style style:name="T96_20" style:family="text">
      <style:text-properties fo:font-style="italic" style:font-style-asian="italic" style:font-style-complex="italic"/>
    </style:style>
    <style:style style:name="T96_21" style:family="text">
      <style:text-properties fo:font-style="italic" style:font-style-asian="italic" style:font-style-complex="italic"/>
    </style:style>
    <style:style style:name="T96_22" style:family="text">
      <style:text-properties fo:font-style="italic" style:font-style-asian="italic" style:font-style-complex="italic"/>
    </style:style>
    <style:style style:name="T96_23" style:family="text">
      <style:text-properties fo:font-style="italic" style:font-style-asian="italic" style:font-style-complex="italic"/>
    </style:style>
    <style:style style:name="T96_24" style:family="text">
      <style:text-properties fo:font-style="italic" style:font-style-asian="italic" style:font-style-complex="italic"/>
    </style:style>
    <style:style style:name="T96_25" style:family="text">
      <style:text-properties fo:font-style="italic" style:font-style-asian="italic" style:font-style-complex="italic"/>
    </style:style>
    <style:style style:name="T96_26" style:family="text">
      <style:text-properties fo:font-style="italic" style:font-style-asian="italic" style:font-style-complex="italic"/>
    </style:style>
    <style:style style:name="T96_27" style:family="text">
      <style:text-properties fo:font-style="italic" style:font-style-asian="italic" style:font-style-complex="italic"/>
    </style:style>
    <style:style style:name="T96_28" style:family="text">
      <style:text-properties fo:font-style="italic" style:font-style-asian="italic" style:font-style-complex="italic"/>
    </style:style>
    <style:style style:name="T96_29" style:family="text">
      <style:text-properties fo:font-style="italic" style:font-style-asian="italic" style:font-style-complex="italic"/>
    </style:style>
    <style:style style:name="T96_30" style:family="text">
      <style:text-properties fo:font-style="italic" style:font-style-asian="italic" style:font-style-complex="italic"/>
    </style:style>
    <style:style style:name="T96_31" style:family="text">
      <style:text-properties fo:font-style="italic" style:font-style-asian="italic" style:font-style-complex="italic"/>
    </style:style>
    <style:style style:name="T96_32" style:family="text">
      <style:text-properties fo:font-style="italic" style:font-style-asian="italic" style:font-style-complex="italic"/>
    </style:style>
    <style:style style:name="T96_33" style:family="text">
      <style:text-properties fo:font-style="italic" style:font-style-asian="italic" style:font-style-complex="italic"/>
    </style:style>
    <style:style style:name="T96_34" style:family="text">
      <style:text-properties fo:font-style="italic" style:font-style-asian="italic" style:font-style-complex="italic"/>
    </style:style>
    <style:style style:name="T96_35" style:family="text">
      <style:text-properties fo:font-style="italic" style:font-style-asian="italic" style:font-style-complex="italic"/>
    </style:style>
    <style:style style:name="T96_36" style:family="text">
      <style:text-properties fo:font-style="italic" style:font-style-asian="italic" style:font-style-complex="italic"/>
    </style:style>
    <style:style style:name="T96_37" style:family="text">
      <style:text-properties fo:font-style="italic" style:font-style-asian="italic" style:font-style-complex="italic"/>
    </style:style>
    <style:style style:name="T96_38" style:family="text">
      <style:text-properties fo:font-style="italic" style:font-style-asian="italic" style:font-style-complex="italic"/>
    </style:style>
    <style:style style:name="T96_39" style:family="text">
      <style:text-properties fo:font-style="italic" style:font-style-asian="italic" style:font-style-complex="italic"/>
    </style:style>
    <style:style style:name="T96_40" style:family="text">
      <style:text-properties fo:font-style="italic" style:font-style-asian="italic" style:font-style-complex="italic"/>
    </style:style>
    <style:style style:name="T96_41" style:family="text">
      <style:text-properties fo:font-style="italic" style:font-style-asian="italic" style:font-style-complex="italic"/>
    </style:style>
    <style:style style:name="T96_42" style:family="text">
      <style:text-properties fo:font-style="italic" style:font-style-asian="italic" style:font-style-complex="italic"/>
    </style:style>
    <style:style style:name="T96_43" style:family="text">
      <style:text-properties fo:font-style="italic" style:font-style-asian="italic" style:font-style-complex="italic"/>
    </style:style>
    <style:style style:name="T96_44" style:family="text">
      <style:text-properties fo:font-style="italic" style:font-style-asian="italic" style:font-style-complex="italic"/>
    </style:style>
    <style:style style:name="T96_45" style:family="text">
      <style:text-properties fo:font-style="italic" style:font-style-asian="italic" style:font-style-complex="italic"/>
    </style:style>
    <style:style style:name="T96_46" style:family="text">
      <style:text-properties fo:font-style="italic" style:font-style-asian="italic" style:font-style-complex="italic"/>
    </style:style>
    <style:style style:name="T96_47" style:family="text">
      <style:text-properties fo:font-style="italic" style:font-style-asian="italic" style:font-style-complex="italic"/>
    </style:style>
    <style:style style:name="T96_48" style:family="text">
      <style:text-properties fo:font-style="italic" style:font-style-asian="italic" style:font-style-complex="italic"/>
    </style:style>
    <style:style style:name="T96_49" style:family="text">
      <style:text-properties fo:font-style="italic" style:font-style-asian="italic" style:font-style-complex="italic"/>
    </style:style>
    <style:style style:name="T96_50" style:family="text">
      <style:text-properties fo:font-style="italic" style:font-style-asian="italic" style:font-style-complex="italic"/>
    </style:style>
    <style:style style:name="T96_51" style:family="text">
      <style:text-properties fo:font-style="italic" style:font-style-asian="italic" style:font-style-complex="italic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background-color="#ffffff" fo:color="#222222" fo:font-size="10pt" style:font-size-asian="10pt" style:font-size-complex="10pt"/>
    </style:style>
    <style:style style:name="T97_2" style:family="text">
      <style:text-properties fo:background-color="#ffffff" fo:color="#222222" fo:font-size="10pt" style:font-size-asian="10pt" style:font-size-complex="10pt"/>
    </style:style>
    <style:style style:name="T97_3" style:family="text">
      <style:text-properties fo:background-color="#ffffff" fo:color="#222222" fo:font-size="10pt" style:font-size-asian="10pt" style:font-size-complex="10pt"/>
    </style:style>
    <style:style style:name="T97_4" style:family="text">
      <style:text-properties fo:background-color="#ffffff" fo:color="#222222" fo:font-size="10pt" style:font-size-asian="10pt" style:font-size-complex="10pt"/>
    </style:style>
    <style:style style:name="T97_5" style:family="text">
      <style:text-properties fo:background-color="#ffffff" fo:color="#222222" fo:font-size="10pt" style:font-size-asian="10pt" style:font-size-complex="10pt"/>
    </style:style>
    <style:style style:name="T97_6" style:family="text">
      <style:text-properties fo:background-color="#ffffff" fo:color="#222222" fo:font-size="10pt" style:font-size-asian="10pt" style:font-size-complex="10pt"/>
    </style:style>
    <style:style style:name="T97_7" style:family="text">
      <style:text-properties fo:background-color="#ffffff" fo:color="#222222" fo:font-size="10pt" style:font-size-asian="10pt" style:font-size-complex="10pt"/>
    </style:style>
    <style:style style:name="T97_8" style:family="text">
      <style:text-properties fo:background-color="#ffffff" fo:color="#222222" fo:font-size="10pt" style:font-size-asian="10pt" style:font-size-complex="10pt"/>
    </style:style>
    <style:style style:name="T97_9" style:family="text">
      <style:text-properties fo:background-color="#ffffff" fo:color="#222222" fo:font-size="10pt" style:font-size-asian="10pt" style:font-size-complex="10pt"/>
    </style:style>
    <style:style style:name="T97_10" style:family="text">
      <style:text-properties fo:background-color="#ffffff" fo:color="#222222" fo:font-size="10pt" style:font-size-asian="10pt" style:font-size-complex="10pt"/>
    </style:style>
    <style:style style:name="T97_11" style:family="text">
      <style:text-properties fo:background-color="#ffffff" fo:color="#222222" fo:font-size="10pt" style:font-size-asian="10pt" style:font-size-complex="10pt"/>
    </style:style>
    <style:style style:name="T97_12" style:family="text">
      <style:text-properties fo:background-color="#ffffff" fo:color="#222222" fo:font-size="10pt" style:font-size-asian="10pt" style:font-size-complex="10pt"/>
    </style:style>
    <style:style style:name="T97_13" style:family="text">
      <style:text-properties fo:background-color="#ffffff" fo:color="#222222" fo:font-size="10pt" style:font-size-asian="10pt" style:font-size-complex="10pt"/>
    </style:style>
    <style:style style:name="T97_14" style:family="text">
      <style:text-properties fo:background-color="#ffffff" fo:color="#222222" fo:font-size="10pt" style:font-size-asian="10pt" style:font-size-complex="10pt"/>
    </style:style>
    <style:style style:name="T97_15" style:family="text">
      <style:text-properties fo:background-color="#ffffff" fo:color="#222222" fo:font-size="10pt" style:font-size-asian="10pt" style:font-size-complex="10pt"/>
    </style:style>
    <style:style style:name="T97_16" style:family="text">
      <style:text-properties fo:background-color="#ffffff" fo:color="#222222" fo:font-size="10pt" style:font-size-asian="10pt" style:font-size-complex="10pt"/>
    </style:style>
    <style:style style:name="T97_17" style:family="text">
      <style:text-properties fo:background-color="#ffffff" fo:color="#222222" fo:font-size="10pt" style:font-size-asian="10pt" style:font-size-complex="10pt"/>
    </style:style>
    <style:style style:name="T97_18" style:family="text">
      <style:text-properties fo:background-color="#ffffff" fo:color="#222222" fo:font-size="10pt" style:font-size-asian="10pt" style:font-size-complex="10pt"/>
    </style:style>
    <style:style style:name="T97_19" style:family="text">
      <style:text-properties fo:background-color="#ffffff" fo:color="#222222" fo:font-size="10pt" style:font-size-asian="10pt" style:font-size-complex="10pt"/>
    </style:style>
    <style:style style:name="T97_20" style:family="text">
      <style:text-properties fo:background-color="#ffffff" fo:color="#222222" fo:font-size="10pt" style:font-size-asian="10pt" style:font-size-complex="10pt"/>
    </style:style>
    <style:style style:name="T97_21" style:family="text">
      <style:text-properties fo:background-color="#ffffff" fo:color="#222222" fo:font-size="10pt" style:font-size-asian="10pt" style:font-size-complex="10pt"/>
    </style:style>
    <style:style style:name="T97_22" style:family="text">
      <style:text-properties fo:background-color="#ffffff" fo:color="#222222" fo:font-size="10pt" style:font-size-asian="10pt" style:font-size-complex="10pt"/>
    </style:style>
    <style:style style:name="T97_23" style:family="text">
      <style:text-properties fo:background-color="#ffffff" fo:color="#222222" fo:font-size="10pt" style:font-size-asian="10pt" style:font-size-complex="10pt"/>
    </style:style>
    <style:style style:name="T97_24" style:family="text">
      <style:text-properties fo:background-color="#ffffff" fo:color="#222222" fo:font-size="10pt" style:font-size-asian="10pt" style:font-size-complex="10pt"/>
    </style:style>
    <style:style style:name="T97_25" style:family="text">
      <style:text-properties fo:background-color="#ffffff" fo:color="#222222" fo:font-size="10pt" style:font-size-asian="10pt" style:font-size-complex="10pt"/>
    </style:style>
    <style:style style:name="T97_26" style:family="text">
      <style:text-properties fo:background-color="#ffffff" fo:color="#222222" fo:font-size="10pt" style:font-size-asian="10pt" style:font-size-complex="10pt"/>
    </style:style>
    <style:style style:name="T97_27" style:family="text">
      <style:text-properties fo:background-color="#ffffff" fo:color="#222222" fo:font-size="10pt" style:font-size-asian="10pt" style:font-size-complex="10pt"/>
    </style:style>
    <style:style style:name="T97_28" style:family="text">
      <style:text-properties fo:background-color="#ffffff" fo:color="#222222" fo:font-size="10pt" style:font-size-asian="10pt" style:font-size-complex="10pt"/>
    </style:style>
    <style:style style:name="T97_29" style:family="text">
      <style:text-properties fo:background-color="#ffffff" fo:color="#222222" fo:font-size="10pt" style:font-size-asian="10pt" style:font-size-complex="10pt"/>
    </style:style>
    <style:style style:name="T97_30" style:family="text">
      <style:text-properties fo:background-color="#ffffff" fo:color="#222222" fo:font-size="10pt" style:font-size-asian="10pt" style:font-size-complex="10pt"/>
    </style:style>
    <style:style style:name="T97_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7_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7_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7_3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7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7_3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7_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7_3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7_3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7_4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7_4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7_4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7_4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7_4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7_4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7_46" style:family="text">
      <style:text-properties fo:background-color="#ffffff" fo:color="#222222" fo:font-size="10pt" style:font-size-asian="10pt" style:font-size-complex="10pt"/>
    </style:style>
    <style:style style:name="T97_47" style:family="text">
      <style:text-properties fo:background-color="#ffffff" fo:color="#222222" fo:font-size="10pt" style:font-size-asian="10pt" style:font-size-complex="10pt"/>
    </style:style>
    <style:style style:name="T97_48" style:family="text">
      <style:text-properties fo:background-color="#ffffff" fo:color="#222222" fo:font-size="10pt" style:font-size-asian="10pt" style:font-size-complex="10pt"/>
    </style:style>
    <style:style style:name="T97_49" style:family="text">
      <style:text-properties fo:background-color="#ffffff" fo:color="#222222" fo:font-size="10pt" style:font-size-asian="10pt" style:font-size-complex="10pt"/>
    </style:style>
    <style:style style:name="T97_50" style:family="text">
      <style:text-properties fo:background-color="#ffffff" fo:color="#222222" fo:font-size="10pt" style:font-size-asian="10pt" style:font-size-complex="10pt"/>
    </style:style>
    <style:style style:name="T97_51" style:family="text">
      <style:text-properties fo:background-color="#ffffff" fo:color="#222222" fo:font-size="10pt" style:font-size-asian="10pt" style:font-size-complex="10pt"/>
    </style:style>
    <style:style style:name="T97_52" style:family="text">
      <style:text-properties fo:background-color="#ffffff" fo:color="#222222" fo:font-size="10pt" style:font-size-asian="10pt" style:font-size-complex="10pt"/>
    </style:style>
    <style:style style:name="T97_53" style:family="text">
      <style:text-properties fo:background-color="#ffffff" fo:color="#222222" fo:font-size="10pt" style:font-size-asian="10pt" style:font-size-complex="10pt"/>
    </style:style>
    <style:style style:name="T97_54" style:family="text">
      <style:text-properties fo:background-color="#ffffff" fo:color="#222222" fo:font-size="10pt" style:font-size-asian="10pt" style:font-size-complex="10pt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>
      <style:text-properties fo:font-style="italic" style:font-style-asian="italic" style:font-style-complex="italic"/>
    </style:style>
    <style:style style:name="T98_3" style:family="text">
      <style:text-properties fo:font-style="italic" style:font-style-asian="italic" style:font-style-complex="italic"/>
    </style:style>
    <style:style style:name="T98_4" style:family="text">
      <style:text-properties fo:font-style="italic" style:font-style-asian="italic" style:font-style-complex="italic"/>
    </style:style>
    <style:style style:name="T98_5" style:family="text">
      <style:text-properties fo:font-style="italic" style:font-style-asian="italic" style:font-style-complex="italic"/>
    </style:style>
    <style:style style:name="T98_6" style:family="text">
      <style:text-properties fo:font-style="italic" style:font-style-asian="italic" style:font-style-complex="italic"/>
    </style:style>
    <style:style style:name="T98_7" style:family="text">
      <style:text-properties fo:font-style="italic" style:font-style-asian="italic" style:font-style-complex="italic"/>
    </style:style>
    <style:style style:name="T98_8" style:family="text">
      <style:text-properties fo:font-style="italic" style:font-style-asian="italic" style:font-style-complex="italic"/>
    </style:style>
    <style:style style:name="T98_9" style:family="text">
      <style:text-properties fo:font-style="italic" style:font-style-asian="italic" style:font-style-complex="italic"/>
    </style:style>
    <style:style style:name="T98_10" style:family="text">
      <style:text-properties fo:font-style="italic" style:font-style-asian="italic" style:font-style-complex="italic"/>
    </style:style>
    <style:style style:name="T98_11" style:family="text">
      <style:text-properties fo:font-style="italic" style:font-style-asian="italic" style:font-style-complex="italic"/>
    </style:style>
    <style:style style:name="T98_12" style:family="text">
      <style:text-properties fo:font-style="italic" style:font-style-asian="italic" style:font-style-complex="italic"/>
    </style:style>
    <style:style style:name="T98_13" style:family="text">
      <style:text-properties fo:font-style="italic" style:font-style-asian="italic" style:font-style-complex="italic"/>
    </style:style>
    <style:style style:name="T98_14" style:family="text">
      <style:text-properties fo:font-style="italic" style:font-style-asian="italic" style:font-style-complex="italic"/>
    </style:style>
    <style:style style:name="T98_15" style:family="text">
      <style:text-properties fo:font-style="italic" style:font-style-asian="italic" style:font-style-complex="italic"/>
    </style:style>
    <style:style style:name="T98_16" style:family="text">
      <style:text-properties fo:font-style="italic" style:font-style-asian="italic" style:font-style-complex="italic"/>
    </style:style>
    <style:style style:name="T98_17" style:family="text">
      <style:text-properties fo:font-style="italic" style:font-style-asian="italic" style:font-style-complex="italic"/>
    </style:style>
    <style:style style:name="T98_18" style:family="text">
      <style:text-properties fo:font-style="italic" style:font-style-asian="italic" style:font-style-complex="italic"/>
    </style:style>
    <style:style style:name="T98_19" style:family="text">
      <style:text-properties fo:font-style="italic" style:font-style-asian="italic" style:font-style-complex="italic"/>
    </style:style>
    <style:style style:name="T98_20" style:family="text">
      <style:text-properties fo:font-style="italic" style:font-style-asian="italic" style:font-style-complex="italic"/>
    </style:style>
    <style:style style:name="T98_21" style:family="text">
      <style:text-properties fo:font-style="italic" style:font-style-asian="italic" style:font-style-complex="italic"/>
    </style:style>
    <style:style style:name="T98_22" style:family="text">
      <style:text-properties fo:font-style="italic" style:font-style-asian="italic" style:font-style-complex="italic"/>
    </style:style>
    <style:style style:name="T98_23" style:family="text">
      <style:text-properties fo:font-style="italic" style:font-style-asian="italic" style:font-style-complex="italic"/>
    </style:style>
    <style:style style:name="T98_24" style:family="text">
      <style:text-properties fo:font-style="italic" style:font-style-asian="italic" style:font-style-complex="italic"/>
    </style:style>
    <style:style style:name="T98_25" style:family="text">
      <style:text-properties fo:font-style="italic" style:font-style-asian="italic" style:font-style-complex="italic"/>
    </style:style>
    <style:style style:name="T98_26" style:family="text">
      <style:text-properties fo:font-style="italic" style:font-style-asian="italic" style:font-style-complex="italic"/>
    </style:style>
    <style:style style:name="T98_27" style:family="text">
      <style:text-properties fo:font-style="italic" style:font-style-asian="italic" style:font-style-complex="italic"/>
    </style:style>
    <style:style style:name="T98_28" style:family="text">
      <style:text-properties fo:font-style="italic" style:font-style-asian="italic" style:font-style-complex="italic"/>
    </style:style>
    <style:style style:name="T98_29" style:family="text">
      <style:text-properties fo:font-style="italic" style:font-style-asian="italic" style:font-style-complex="italic"/>
    </style:style>
    <style:style style:name="T98_30" style:family="text">
      <style:text-properties fo:font-style="italic" style:font-style-asian="italic" style:font-style-complex="italic"/>
    </style:style>
    <style:style style:name="T98_31" style:family="text">
      <style:text-properties fo:font-style="italic" style:font-style-asian="italic" style:font-style-complex="italic"/>
    </style:style>
    <style:style style:name="T98_32" style:family="text">
      <style:text-properties fo:font-style="italic" style:font-style-asian="italic" style:font-style-complex="italic"/>
    </style:style>
    <style:style style:name="T98_33" style:family="text">
      <style:text-properties fo:font-style="italic" style:font-style-asian="italic" style:font-style-complex="italic"/>
    </style:style>
    <style:style style:name="T98_34" style:family="text">
      <style:text-properties fo:font-style="italic" style:font-style-asian="italic" style:font-style-complex="italic"/>
    </style:style>
    <style:style style:name="T98_35" style:family="text">
      <style:text-properties fo:font-style="italic" style:font-style-asian="italic" style:font-style-complex="italic"/>
    </style:style>
    <style:style style:name="T98_36" style:family="text">
      <style:text-properties fo:font-style="italic" style:font-style-asian="italic" style:font-style-complex="italic"/>
    </style:style>
    <style:style style:name="T98_37" style:family="text">
      <style:text-properties fo:font-style="italic" style:font-style-asian="italic" style:font-style-complex="italic"/>
    </style:style>
    <style:style style:name="T98_38" style:family="text">
      <style:text-properties fo:font-style="italic" style:font-style-asian="italic" style:font-style-complex="italic"/>
    </style:style>
    <style:style style:name="T98_39" style:family="text">
      <style:text-properties fo:font-style="italic" style:font-style-asian="italic" style:font-style-complex="italic"/>
    </style:style>
    <style:style style:name="T98_40" style:family="text">
      <style:text-properties fo:font-style="italic" style:font-style-asian="italic" style:font-style-complex="italic"/>
    </style:style>
    <style:style style:name="T98_41" style:family="text">
      <style:text-properties fo:font-style="italic" style:font-style-asian="italic" style:font-style-complex="italic"/>
    </style:style>
    <style:style style:name="T98_42" style:family="text">
      <style:text-properties fo:font-style="italic" style:font-style-asian="italic" style:font-style-complex="italic"/>
    </style:style>
    <style:style style:name="T98_43" style:family="text">
      <style:text-properties fo:font-style="italic" style:font-style-asian="italic" style:font-style-complex="italic"/>
    </style:style>
    <style:style style:name="T98_44" style:family="text">
      <style:text-properties fo:font-style="italic" style:font-style-asian="italic" style:font-style-complex="italic"/>
    </style:style>
    <style:style style:name="T98_45" style:family="text">
      <style:text-properties fo:font-style="italic" style:font-style-asian="italic" style:font-style-complex="italic"/>
    </style:style>
    <style:style style:name="T98_46" style:family="text">
      <style:text-properties fo:font-style="italic" style:font-style-asian="italic" style:font-style-complex="italic"/>
    </style:style>
    <style:style style:name="T98_47" style:family="text">
      <style:text-properties fo:font-style="italic" style:font-style-asian="italic" style:font-style-complex="italic"/>
    </style:style>
    <style:style style:name="T98_48" style:family="text">
      <style:text-properties fo:font-style="italic" style:font-style-asian="italic" style:font-style-complex="italic"/>
    </style:style>
    <style:style style:name="T98_49" style:family="text">
      <style:text-properties fo:font-style="italic" style:font-style-asian="italic" style:font-style-complex="italic"/>
    </style:style>
    <style:style style:name="T98_50" style:family="text">
      <style:text-properties fo:font-style="italic" style:font-style-asian="italic" style:font-style-complex="italic"/>
    </style:style>
    <style:style style:name="T98_51" style:family="text">
      <style:text-properties fo:font-style="italic" style:font-style-asian="italic" style:font-style-complex="italic"/>
    </style:style>
    <style:style style:name="T98_52" style:family="text">
      <style:text-properties fo:font-style="italic" style:font-style-asian="italic" style:font-style-complex="italic"/>
    </style:style>
    <style:style style:name="T98_53" style:family="text">
      <style:text-properties fo:font-style="italic" style:font-style-asian="italic" style:font-style-complex="italic"/>
    </style:style>
    <style:style style:name="T98_54" style:family="text">
      <style:text-properties fo:font-style="italic" style:font-style-asian="italic" style:font-style-complex="italic"/>
    </style:style>
    <style:style style:name="T98_55" style:family="text">
      <style:text-properties fo:font-style="italic" style:font-style-asian="italic" style:font-style-complex="italic"/>
    </style:style>
    <style:style style:name="T98_56" style:family="text">
      <style:text-properties fo:font-style="italic" style:font-style-asian="italic" style:font-style-complex="italic"/>
    </style:style>
    <style:style style:name="T98_57" style:family="text">
      <style:text-properties fo:font-style="italic" style:font-style-asian="italic" style:font-style-complex="italic"/>
    </style:style>
    <style:style style:name="T98_58" style:family="text">
      <style:text-properties fo:font-style="italic" style:font-style-asian="italic" style:font-style-complex="italic"/>
    </style:style>
    <style:style style:name="T98_59" style:family="text">
      <style:text-properties fo:font-style="italic" style:font-style-asian="italic" style:font-style-complex="italic"/>
    </style:style>
    <style:style style:name="T98_60" style:family="text">
      <style:text-properties fo:font-style="italic" style:font-style-asian="italic" style:font-style-complex="italic"/>
    </style:style>
    <style:style style:name="T98_61" style:family="text">
      <style:text-properties fo:font-style="italic" style:font-style-asian="italic" style:font-style-complex="italic"/>
    </style:style>
    <style:style style:name="T98_62" style:family="text">
      <style:text-properties fo:font-style="italic" style:font-style-asian="italic" style:font-style-complex="italic"/>
    </style:style>
    <style:style style:name="T98_63" style:family="text">
      <style:text-properties fo:font-style="italic" style:font-style-asian="italic" style:font-style-complex="italic"/>
    </style:style>
    <style:style style:name="T98_64" style:family="text">
      <style:text-properties fo:font-style="italic" style:font-style-asian="italic" style:font-style-complex="italic"/>
    </style:style>
    <style:style style:name="T98_65" style:family="text">
      <style:text-properties fo:font-style="italic" style:font-style-asian="italic" style:font-style-complex="italic"/>
    </style:style>
    <style:style style:name="T98_66" style:family="text">
      <style:text-properties fo:font-style="italic" style:font-style-asian="italic" style:font-style-complex="italic"/>
    </style:style>
    <style:style style:name="T98_67" style:family="text">
      <style:text-properties fo:font-style="italic" style:font-style-asian="italic" style:font-style-complex="italic"/>
    </style:style>
    <style:style style:name="T98_68" style:family="text">
      <style:text-properties fo:font-style="italic" style:font-style-asian="italic" style:font-style-complex="italic"/>
    </style:style>
    <style:style style:name="T98_69" style:family="text">
      <style:text-properties fo:font-style="italic" style:font-style-asian="italic" style:font-style-complex="italic"/>
    </style:style>
    <style:style style:name="T98_70" style:family="text">
      <style:text-properties fo:font-style="italic" style:font-style-asian="italic" style:font-style-complex="italic"/>
    </style:style>
    <style:style style:name="T98_71" style:family="text">
      <style:text-properties fo:font-style="italic" style:font-style-asian="italic" style:font-style-complex="italic"/>
    </style:style>
    <style:style style:name="T98_72" style:family="text">
      <style:text-properties fo:font-style="italic" style:font-style-asian="italic" style:font-style-complex="italic"/>
    </style:style>
    <style:style style:name="T98_73" style:family="text">
      <style:text-properties fo:font-style="italic" style:font-style-asian="italic" style:font-style-complex="italic"/>
    </style:style>
    <style:style style:name="T98_74" style:family="text">
      <style:text-properties fo:font-style="italic" style:font-style-asian="italic" style:font-style-complex="italic"/>
    </style:style>
    <style:style style:name="T98_75" style:family="text">
      <style:text-properties fo:font-style="italic" style:font-style-asian="italic" style:font-style-complex="italic"/>
    </style:style>
    <style:style style:name="T98_76" style:family="text">
      <style:text-properties fo:font-style="italic" style:font-style-asian="italic" style:font-style-complex="italic"/>
    </style:style>
    <style:style style:name="T98_77" style:family="text">
      <style:text-properties fo:font-style="italic" style:font-style-asian="italic" style:font-style-complex="italic"/>
    </style:style>
    <style:style style:name="T98_78" style:family="text">
      <style:text-properties fo:font-style="italic" style:font-style-asian="italic" style:font-style-complex="italic"/>
    </style:style>
    <style:style style:name="T98_79" style:family="text">
      <style:text-properties fo:font-style="italic" style:font-style-asian="italic" style:font-style-complex="italic"/>
    </style:style>
    <style:style style:name="T98_80" style:family="text">
      <style:text-properties fo:font-style="italic" style:font-style-asian="italic" style:font-style-complex="italic"/>
    </style:style>
    <style:style style:name="T98_81" style:family="text">
      <style:text-properties fo:font-style="italic" style:font-style-asian="italic" style:font-style-complex="italic"/>
    </style:style>
    <style:style style:name="T98_82" style:family="text">
      <style:text-properties fo:font-style="italic" style:font-style-asian="italic" style:font-style-complex="italic"/>
    </style:style>
    <style:style style:name="T98_83" style:family="text">
      <style:text-properties fo:font-style="italic" style:font-style-asian="italic" style:font-style-complex="italic"/>
    </style:style>
    <style:style style:name="T98_84" style:family="text">
      <style:text-properties fo:font-style="italic" style:font-style-asian="italic" style:font-style-complex="italic"/>
    </style:style>
    <style:style style:name="T98_85" style:family="text">
      <style:text-properties fo:font-style="italic" style:font-style-asian="italic" style:font-style-complex="italic"/>
    </style:style>
    <style:style style:name="T98_86" style:family="text">
      <style:text-properties fo:font-style="italic" style:font-style-asian="italic" style:font-style-complex="italic"/>
    </style:style>
    <style:style style:name="T98_87" style:family="text">
      <style:text-properties fo:font-style="italic" style:font-style-asian="italic" style:font-style-complex="italic"/>
    </style:style>
    <style:style style:name="T98_88" style:family="text">
      <style:text-properties fo:font-style="italic" style:font-style-asian="italic" style:font-style-complex="italic"/>
    </style:style>
    <style:style style:name="T98_89" style:family="text">
      <style:text-properties fo:font-style="italic" style:font-style-asian="italic" style:font-style-complex="italic"/>
    </style:style>
    <style:style style:name="T98_90" style:family="text">
      <style:text-properties fo:font-style="italic" style:font-style-asian="italic" style:font-style-complex="italic"/>
    </style:style>
    <style:style style:name="T98_91" style:family="text">
      <style:text-properties fo:font-style="italic" style:font-style-asian="italic" style:font-style-complex="italic"/>
    </style:style>
    <style:style style:name="T98_92" style:family="text">
      <style:text-properties fo:font-style="italic" style:font-style-asian="italic" style:font-style-complex="italic"/>
    </style:style>
    <style:style style:name="T98_93" style:family="text">
      <style:text-properties fo:font-style="italic" style:font-style-asian="italic" style:font-style-complex="italic"/>
    </style:style>
    <style:style style:name="T98_94" style:family="text">
      <style:text-properties fo:font-style="italic" style:font-style-asian="italic" style:font-style-complex="italic"/>
    </style:style>
    <style:style style:name="T98_95" style:family="text">
      <style:text-properties fo:font-style="italic" style:font-style-asian="italic" style:font-style-complex="italic"/>
    </style:style>
    <style:style style:name="T98_96" style:family="text">
      <style:text-properties fo:font-style="italic" style:font-style-asian="italic" style:font-style-complex="italic"/>
    </style:style>
    <style:style style:name="T98_97" style:family="text">
      <style:text-properties fo:font-style="italic" style:font-style-asian="italic" style:font-style-complex="italic"/>
    </style:style>
    <style:style style:name="T98_98" style:family="text">
      <style:text-properties fo:font-style="italic" style:font-style-asian="italic" style:font-style-complex="italic"/>
    </style:style>
    <style:style style:name="T98_99" style:family="text">
      <style:text-properties fo:font-style="italic" style:font-style-asian="italic" style:font-style-complex="italic"/>
    </style:style>
    <style:style style:name="T98_100" style:family="text">
      <style:text-properties fo:font-style="italic" style:font-style-asian="italic" style:font-style-complex="italic"/>
    </style:style>
    <style:style style:name="T98_101" style:family="text">
      <style:text-properties fo:font-style="italic" style:font-style-asian="italic" style:font-style-complex="italic"/>
    </style:style>
    <style:style style:name="T98_102" style:family="text">
      <style:text-properties fo:font-style="italic" style:font-style-asian="italic" style:font-style-complex="italic"/>
    </style:style>
    <style:style style:name="T98_103" style:family="text">
      <style:text-properties fo:font-style="italic" style:font-style-asian="italic" style:font-style-complex="italic"/>
    </style:style>
    <style:style style:name="T98_104" style:family="text">
      <style:text-properties fo:font-style="italic" style:font-style-asian="italic" style:font-style-complex="italic"/>
    </style:style>
    <style:style style:name="T98_105" style:family="text">
      <style:text-properties fo:font-style="italic" style:font-style-asian="italic" style:font-style-complex="italic"/>
    </style:style>
    <style:style style:name="T98_106" style:family="text">
      <style:text-properties fo:font-style="italic" style:font-style-asian="italic" style:font-style-complex="italic"/>
    </style:style>
    <style:style style:name="T98_107" style:family="text">
      <style:text-properties fo:font-style="italic" style:font-style-asian="italic" style:font-style-complex="italic"/>
    </style:style>
    <style:style style:name="T98_108" style:family="text">
      <style:text-properties fo:font-style="italic" style:font-style-asian="italic" style:font-style-complex="italic"/>
    </style:style>
    <style:style style:name="T98_109" style:family="text">
      <style:text-properties fo:font-style="italic" style:font-style-asian="italic" style:font-style-complex="italic"/>
    </style:style>
    <style:style style:name="T98_110" style:family="text">
      <style:text-properties fo:font-style="italic" style:font-style-asian="italic" style:font-style-complex="italic"/>
    </style:style>
    <style:style style:name="T98_111" style:family="text">
      <style:text-properties fo:font-style="italic" style:font-style-asian="italic" style:font-style-complex="italic"/>
    </style:style>
    <style:style style:name="T98_112" style:family="text">
      <style:text-properties fo:font-style="italic" style:font-style-asian="italic" style:font-style-complex="italic"/>
    </style:style>
    <style:style style:name="T98_113" style:family="text">
      <style:text-properties fo:font-style="italic" style:font-style-asian="italic" style:font-style-complex="italic"/>
    </style:style>
    <style:style style:name="T98_114" style:family="text">
      <style:text-properties fo:font-style="italic" style:font-style-asian="italic" style:font-style-complex="italic"/>
    </style:style>
    <style:style style:name="T98_115" style:family="text">
      <style:text-properties fo:font-style="italic" style:font-style-asian="italic" style:font-style-complex="italic"/>
    </style:style>
    <style:style style:name="T98_116" style:family="text">
      <style:text-properties fo:font-style="italic" style:font-style-asian="italic" style:font-style-complex="italic"/>
    </style:style>
    <style:style style:name="T98_117" style:family="text">
      <style:text-properties fo:font-style="italic" style:font-style-asian="italic" style:font-style-complex="italic"/>
    </style:style>
    <style:style style:name="T98_118" style:family="text">
      <style:text-properties fo:font-style="italic" style:font-style-asian="italic" style:font-style-complex="italic"/>
    </style:style>
    <style:style style:name="T98_119" style:family="text">
      <style:text-properties fo:font-style="italic" style:font-style-asian="italic" style:font-style-complex="italic"/>
    </style:style>
    <style:style style:name="T98_120" style:family="text">
      <style:text-properties fo:font-style="italic" style:font-style-asian="italic" style:font-style-complex="italic"/>
    </style:style>
    <style:style style:name="T98_121" style:family="text">
      <style:text-properties fo:font-style="italic" style:font-style-asian="italic" style:font-style-complex="italic"/>
    </style:style>
    <style:style style:name="T98_122" style:family="text">
      <style:text-properties fo:font-style="italic" style:font-style-asian="italic" style:font-style-complex="italic"/>
    </style:style>
    <style:style style:name="T98_123" style:family="text">
      <style:text-properties fo:font-style="italic" style:font-style-asian="italic" style:font-style-complex="italic"/>
    </style:style>
    <style:style style:name="T98_124" style:family="text">
      <style:text-properties fo:font-style="italic" style:font-style-asian="italic" style:font-style-complex="italic"/>
    </style:style>
    <style:style style:name="T98_125" style:family="text">
      <style:text-properties fo:font-style="italic" style:font-style-asian="italic" style:font-style-complex="italic"/>
    </style:style>
    <style:style style:name="T98_126" style:family="text">
      <style:text-properties fo:font-style="italic" style:font-style-asian="italic" style:font-style-complex="italic"/>
    </style:style>
    <style:style style:name="T98_127" style:family="text">
      <style:text-properties fo:font-style="italic" style:font-style-asian="italic" style:font-style-complex="italic"/>
    </style:style>
    <style:style style:name="T98_128" style:family="text">
      <style:text-properties fo:font-style="italic" style:font-style-asian="italic" style:font-style-complex="italic"/>
    </style:style>
    <style:style style:name="T98_129" style:family="text">
      <style:text-properties fo:font-style="italic" style:font-style-asian="italic" style:font-style-complex="italic"/>
    </style:style>
    <style:style style:name="T98_130" style:family="text">
      <style:text-properties fo:font-style="italic" style:font-style-asian="italic" style:font-style-complex="italic"/>
    </style:style>
    <style:style style:name="T98_131" style:family="text">
      <style:text-properties fo:font-style="italic" style:font-style-asian="italic" style:font-style-complex="italic"/>
    </style:style>
    <style:style style:name="T98_132" style:family="text">
      <style:text-properties fo:font-style="italic" style:font-style-asian="italic" style:font-style-complex="italic"/>
    </style:style>
    <style:style style:name="T98_133" style:family="text">
      <style:text-properties fo:font-style="italic" style:font-style-asian="italic" style:font-style-complex="italic"/>
    </style:style>
    <style:style style:name="T98_134" style:family="text">
      <style:text-properties fo:font-style="italic" style:font-style-asian="italic" style:font-style-complex="italic"/>
    </style:style>
    <style:style style:name="T98_135" style:family="text">
      <style:text-properties fo:font-style="italic" style:font-style-asian="italic" style:font-style-complex="italic"/>
    </style:style>
    <style:style style:name="T98_136" style:family="text">
      <style:text-properties fo:font-style="italic" style:font-style-asian="italic" style:font-style-complex="italic"/>
    </style:style>
    <style:style style:name="T98_137" style:family="text">
      <style:text-properties fo:font-style="italic" style:font-style-asian="italic" style:font-style-complex="italic"/>
    </style:style>
    <style:style style:name="T98_13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8_139" style:family="text">
      <style:text-properties fo:font-style="italic" style:font-style-asian="italic" style:font-style-complex="italic" fo:font-weight="bold" style:font-weight-asian="bold" style:font-weight-complex="bold"/>
    </style:style>
    <style:style style:name="T98_140" style:family="text">
      <style:text-properties fo:font-style="italic" style:font-style-asian="italic" style:font-style-complex="italic"/>
    </style:style>
    <style:style style:name="T98_141" style:family="text">
      <style:text-properties fo:font-style="italic" style:font-style-asian="italic" style:font-style-complex="italic"/>
    </style:style>
    <style:style style:name="T98_142" style:family="text">
      <style:text-properties fo:font-style="italic" style:font-style-asian="italic" style:font-style-complex="italic"/>
    </style:style>
    <style:style style:name="T98_143" style:family="text">
      <style:text-properties fo:font-style="italic" style:font-style-asian="italic" style:font-style-complex="italic"/>
    </style:style>
    <style:style style:name="T98_144" style:family="text">
      <style:text-properties fo:font-style="italic" style:font-style-asian="italic" style:font-style-complex="italic"/>
    </style:style>
    <style:style style:name="T98_145" style:family="text">
      <style:text-properties fo:font-style="italic" style:font-style-asian="italic" style:font-style-complex="italic"/>
    </style:style>
    <style:style style:name="T98_146" style:family="text">
      <style:text-properties fo:font-style="italic" style:font-style-asian="italic" style:font-style-complex="italic"/>
    </style:style>
    <style:style style:name="T98_147" style:family="text">
      <style:text-properties fo:font-style="italic" style:font-style-asian="italic" style:font-style-complex="italic"/>
    </style:style>
    <style:style style:name="T98_148" style:family="text">
      <style:text-properties fo:font-style="italic" style:font-style-asian="italic" style:font-style-complex="italic"/>
    </style:style>
    <style:style style:name="T98_149" style:family="text">
      <style:text-properties fo:font-style="italic" style:font-style-asian="italic" style:font-style-complex="italic"/>
    </style:style>
    <style:style style:name="T98_150" style:family="text">
      <style:text-properties fo:font-style="italic" style:font-style-asian="italic" style:font-style-complex="italic"/>
    </style:style>
    <style:style style:name="T98_151" style:family="text">
      <style:text-properties fo:font-style="italic" style:font-style-asian="italic" style:font-style-complex="italic"/>
    </style:style>
    <style:style style:name="P99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Heading_20_4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fo:background-color="#ffffff" fo:color="#222222" fo:font-size="10pt" style:font-size-asian="10pt" style:font-size-complex="10pt"/>
    </style:style>
    <style:style style:name="T103_2" style:family="text">
      <style:text-properties fo:background-color="#ffffff" fo:color="#222222" fo:font-size="10pt" style:font-size-asian="10pt" style:font-size-complex="10pt"/>
    </style:style>
    <style:style style:name="T103_3" style:family="text">
      <style:text-properties fo:background-color="#ffffff" fo:color="#222222" fo:font-size="10pt" style:font-size-asian="10pt" style:font-size-complex="10pt"/>
    </style:style>
    <style:style style:name="T103_4" style:family="text">
      <style:text-properties fo:background-color="#ffffff" fo:color="#222222" fo:font-size="10pt" style:font-size-asian="10pt" style:font-size-complex="10pt"/>
    </style:style>
    <style:style style:name="T103_5" style:family="text">
      <style:text-properties fo:background-color="#ffffff" fo:color="#222222" fo:font-size="10pt" style:font-size-asian="10pt" style:font-size-complex="10pt"/>
    </style:style>
    <style:style style:name="T103_6" style:family="text">
      <style:text-properties fo:background-color="#ffffff" fo:color="#222222" fo:font-size="10pt" style:font-size-asian="10pt" style:font-size-complex="10pt"/>
    </style:style>
    <style:style style:name="T103_7" style:family="text">
      <style:text-properties fo:background-color="#ffffff" fo:color="#222222" fo:font-size="10pt" style:font-size-asian="10pt" style:font-size-complex="10pt"/>
    </style:style>
    <style:style style:name="T103_8" style:family="text">
      <style:text-properties fo:background-color="#ffffff" fo:color="#222222" fo:font-size="10pt" style:font-size-asian="10pt" style:font-size-complex="10pt"/>
    </style:style>
    <style:style style:name="T103_9" style:family="text">
      <style:text-properties fo:background-color="#ffffff" fo:color="#222222" fo:font-size="10pt" style:font-size-asian="10pt" style:font-size-complex="10pt"/>
    </style:style>
    <style:style style:name="T103_10" style:family="text">
      <style:text-properties fo:background-color="#ffffff" fo:color="#222222" fo:font-size="10pt" style:font-size-asian="10pt" style:font-size-complex="10pt"/>
    </style:style>
    <style:style style:name="T103_11" style:family="text">
      <style:text-properties fo:background-color="#ffffff" fo:color="#222222" fo:font-size="10pt" style:font-size-asian="10pt" style:font-size-complex="10pt"/>
    </style:style>
    <style:style style:name="T103_12" style:family="text">
      <style:text-properties fo:background-color="#ffffff" fo:color="#222222" fo:font-size="10pt" style:font-size-asian="10pt" style:font-size-complex="10pt"/>
    </style:style>
    <style:style style:name="T103_13" style:family="text">
      <style:text-properties fo:background-color="#ffffff" fo:color="#222222" fo:font-size="10pt" style:font-size-asian="10pt" style:font-size-complex="10pt"/>
    </style:style>
    <style:style style:name="T103_14" style:family="text">
      <style:text-properties fo:background-color="#ffffff" fo:color="#222222" fo:font-size="10pt" style:font-size-asian="10pt" style:font-size-complex="10pt"/>
    </style:style>
    <style:style style:name="T103_15" style:family="text">
      <style:text-properties fo:background-color="#ffffff" fo:color="#222222" fo:font-size="10pt" style:font-size-asian="10pt" style:font-size-complex="10pt"/>
    </style:style>
    <style:style style:name="T103_16" style:family="text">
      <style:text-properties fo:background-color="#ffffff" fo:color="#222222" fo:font-size="10pt" style:font-size-asian="10pt" style:font-size-complex="10pt"/>
    </style:style>
    <style:style style:name="T103_17" style:family="text">
      <style:text-properties fo:background-color="#ffffff" fo:color="#222222" fo:font-size="10pt" style:font-size-asian="10pt" style:font-size-complex="10pt"/>
    </style:style>
    <style:style style:name="T103_18" style:family="text">
      <style:text-properties fo:background-color="#ffffff" fo:color="#222222" fo:font-size="10pt" style:font-size-asian="10pt" style:font-size-complex="10pt"/>
    </style:style>
    <style:style style:name="T103_19" style:family="text">
      <style:text-properties fo:background-color="#ffffff" fo:color="#222222" fo:font-size="10pt" style:font-size-asian="10pt" style:font-size-complex="10pt"/>
    </style:style>
    <style:style style:name="T103_20" style:family="text">
      <style:text-properties fo:background-color="#ffffff" fo:color="#222222" fo:font-size="10pt" style:font-size-asian="10pt" style:font-size-complex="10pt"/>
    </style:style>
    <style:style style:name="T103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3_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3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3_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3_2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3_2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3_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3_28" style:family="text">
      <style:text-properties fo:background-color="#ffffff" fo:color="#222222" fo:font-size="10pt" style:font-size-asian="10pt" style:font-size-complex="10pt"/>
    </style:style>
    <style:style style:name="T103_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3_30" style:family="text">
      <style:text-properties fo:background-color="#ffffff" fo:color="#222222" fo:font-size="10pt" style:font-size-asian="10pt" style:font-size-complex="10pt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background-color="#ffffff" fo:color="#222222" fo:font-size="10pt" style:font-size-asian="10pt" style:font-size-complex="10pt"/>
    </style:style>
    <style:style style:name="T104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2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2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2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3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3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3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3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3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4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4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4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4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4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4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4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4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4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4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5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5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5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5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5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5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5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5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5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5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6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6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6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6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6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6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6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6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6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6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7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7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7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7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7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7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7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7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7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7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8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8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8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8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8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8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8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8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8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4_8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>
      <style:text-properties fo:font-style="italic" style:font-style-asian="italic" style:font-style-complex="italic"/>
    </style:style>
    <style:style style:name="T109_24" style:family="text">
      <style:text-properties fo:font-style="italic" style:font-style-asian="italic" style:font-style-complex="italic"/>
    </style:style>
    <style:style style:name="T109_25" style:family="text">
      <style:text-properties fo:font-style="italic" style:font-style-asian="italic" style:font-style-complex="italic"/>
    </style:style>
    <style:style style:name="T109_26" style:family="text"/>
    <style:style style:name="T109_27" style:family="text">
      <style:text-properties fo:font-style="italic" style:font-style-asian="italic" style:font-style-complex="italic"/>
    </style:style>
    <style:style style:name="T109_28" style:family="text"/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font-weight="bold" style:font-weight-asian="bold" style:font-weight-complex="bold"/>
    </style:style>
    <style:style style:name="T111_2" style:family="text">
      <style:text-properties fo:font-weight="bold" style:font-weight-asian="bold" style:font-weight-complex="bold"/>
    </style:style>
    <style:style style:name="T111_3" style:family="text">
      <style:text-properties fo:font-weight="bold" style:font-weight-asian="bold" style:font-weight-complex="bold"/>
    </style:style>
    <style:style style:name="T111_4" style:family="text">
      <style:text-properties fo:font-weight="bold" style:font-weight-asian="bold" style:font-weight-complex="bold"/>
    </style:style>
    <style:style style:name="T111_5" style:family="text">
      <style:text-properties fo:font-weight="bold" style:font-weight-asian="bold" style:font-weight-complex="bold"/>
    </style:style>
    <style:style style:name="T111_6" style:family="text">
      <style:text-properties fo:font-weight="bold" style:font-weight-asian="bold" style:font-weight-complex="bold"/>
    </style:style>
    <style:style style:name="T111_7" style:family="text">
      <style:text-properties fo:font-weight="bold" style:font-weight-asian="bold" style:font-weight-complex="bold"/>
    </style:style>
    <style:style style:name="T111_8" style:family="text">
      <style:text-properties fo:font-weight="bold" style:font-weight-asian="bold" style:font-weight-complex="bold"/>
    </style:style>
    <style:style style:name="T111_9" style:family="text">
      <style:text-properties fo:font-weight="bold" style:font-weight-asian="bold" style:font-weight-complex="bold"/>
    </style:style>
    <style:style style:name="T111_10" style:family="text">
      <style:text-properties fo:font-weight="bold" style:font-weight-asian="bold" style:font-weight-complex="bold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>
      <style:text-properties fo:font-style="italic" style:font-style-asian="italic" style:font-style-complex="italic"/>
    </style:style>
    <style:style style:name="T113_42" style:family="text">
      <style:text-properties fo:font-style="italic" style:font-style-asian="italic" style:font-style-complex="italic"/>
    </style:style>
    <style:style style:name="T113_43" style:family="text">
      <style:text-properties fo:font-style="italic" style:font-style-asian="italic" style:font-style-complex="italic"/>
    </style:style>
    <style:style style:name="T113_44" style:family="text">
      <style:text-properties fo:font-style="italic" style:font-style-asian="italic" style:font-style-complex="italic"/>
    </style:style>
    <style:style style:name="T113_45" style:family="text">
      <style:text-properties fo:font-style="italic" style:font-style-asian="italic" style:font-style-complex="italic"/>
    </style:style>
    <style:style style:name="T113_46" style:family="text">
      <style:text-properties fo:font-style="italic" style:font-style-asian="italic" style:font-style-complex="italic"/>
    </style:style>
    <style:style style:name="T113_47" style:family="text">
      <style:text-properties fo:font-style="italic" style:font-style-asian="italic" style:font-style-complex="italic"/>
    </style:style>
    <style:style style:name="T113_48" style:family="text"/>
    <style:style style:name="T113_49" style:family="text">
      <style:text-properties fo:font-style="italic" style:font-style-asian="italic" style:font-style-complex="italic"/>
    </style:style>
    <style:style style:name="T113_50" style:family="text"/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>
      <style:text-properties fo:font-style="italic" style:font-style-asian="italic" style:font-style-complex="italic"/>
    </style:style>
    <style:style style:name="T116_22" style:family="text">
      <style:text-properties fo:font-style="italic" style:font-style-asian="italic" style:font-style-complex="italic"/>
    </style:style>
    <style:style style:name="T116_23" style:family="text">
      <style:text-properties fo:font-style="italic" style:font-style-asian="italic" style:font-style-complex="italic"/>
    </style:style>
    <style:style style:name="T116_24" style:family="text">
      <style:text-properties fo:font-style="italic" style:font-style-asian="italic" style:font-style-complex="italic"/>
    </style:style>
    <style:style style:name="T116_25" style:family="text">
      <style:text-properties fo:font-style="italic" style:font-style-asian="italic" style:font-style-complex="italic"/>
    </style:style>
    <style:style style:name="T116_26" style:family="text">
      <style:text-properties fo:font-style="italic" style:font-style-asian="italic" style:font-style-complex="italic"/>
    </style:style>
    <style:style style:name="T116_27" style:family="text">
      <style:text-properties fo:font-style="italic" style:font-style-asian="italic" style:font-style-complex="italic"/>
    </style:style>
    <style:style style:name="T116_28" style:family="text"/>
    <style:style style:name="T116_29" style:family="text">
      <style:text-properties fo:font-style="italic" style:font-style-asian="italic" style:font-style-complex="italic"/>
    </style:style>
    <style:style style:name="T116_30" style:family="text"/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>
      <style:text-properties fo:font-style="italic" style:font-style-asian="italic" style:font-style-complex="italic"/>
    </style:style>
    <style:style style:name="T120_8" style:family="text">
      <style:text-properties fo:font-style="italic" style:font-style-asian="italic" style:font-style-complex="italic"/>
    </style:style>
    <style:style style:name="T120_9" style:family="text">
      <style:text-properties fo:font-style="italic" style:font-style-asian="italic" style:font-style-complex="italic"/>
    </style:style>
    <style:style style:name="T120_10" style:family="text">
      <style:text-properties fo:font-style="italic" style:font-style-asian="italic" style:font-style-complex="italic"/>
    </style:style>
    <style:style style:name="T120_11" style:family="text">
      <style:text-properties fo:font-style="italic" style:font-style-asian="italic" style:font-style-complex="italic"/>
    </style:style>
    <style:style style:name="T120_12" style:family="text">
      <style:text-properties fo:font-style="italic" style:font-style-asian="italic" style:font-style-complex="italic"/>
    </style:style>
    <style:style style:name="T120_13" style:family="text">
      <style:text-properties fo:font-style="italic" style:font-style-asian="italic" style:font-style-complex="italic"/>
    </style:style>
    <style:style style:name="T120_14" style:family="text">
      <style:text-properties fo:font-style="italic" style:font-style-asian="italic" style:font-style-complex="italic"/>
    </style:style>
    <style:style style:name="T120_15" style:family="text">
      <style:text-properties fo:font-style="italic" style:font-style-asian="italic" style:font-style-complex="italic"/>
    </style:style>
    <style:style style:name="T120_16" style:family="text">
      <style:text-properties fo:font-style="italic" style:font-style-asian="italic" style:font-style-complex="italic"/>
    </style:style>
    <style:style style:name="T120_17" style:family="text">
      <style:text-properties fo:font-style="italic" style:font-style-asian="italic" style:font-style-complex="italic"/>
    </style:style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</office:automatic-styles>
  <office:body>
    <office:text>
      <text:h text:style-name="P1" text:outline-level="10"><text:bookmark-start text:name="h.dvaxcy4hafnm"/><text:bookmark-end text:name="h.dvaxcy4hafnm"/><text:span text:style-name="T1_1">SFI</text:span><text:span text:style-name="T1_2"><text:s/></text:span><text:span text:style-name="T1_3">Meeting</text:span><text:span text:style-name="T1_4"><text:s/>-<text:s/>17/06/2016</text:span></text:h>
      <text:h text:style-name="P2" text:outline-level="10"><text:bookmark-start text:name="h.fx8qio5y8kav"/><text:bookmark-end text:name="h.fx8qio5y8kav"/><text:span text:style-name="T2_1">Summary</text:span><text:span text:style-name="T2_2"><text:s/>/<text:s/></text:span><text:span text:style-name="T2_3">ideas</text:span></text:h>
      <text:p text:style-name="P3"><text:span text:style-name="T3_1">Q</text:span><text:span text:style-name="T3_2"><text:s/>:<text:s/></text:span><text:span text:style-name="T3_3">optimal</text:span><text:span text:style-name="T3_4"><text:s/></text:span><text:span text:style-name="T3_5">size</text:span><text:span text:style-name="T3_6">/</text:span><text:span text:style-name="T3_7">scale</text:span><text:span text:style-name="T3_8"><text:s/></text:span><text:span text:style-name="T3_9">Analogy</text:span><text:span text:style-name="T3_10"><text:s/></text:span><text:span text:style-name="T3_11">to</text:span><text:span text:style-name="T3_12"><text:s/></text:span><text:span text:style-name="T3_13">ecosystem</text:span><text:span text:style-name="T3_14"><text:s/>:<text:s/></text:span><text:span text:style-name="T3_15">relatively</text:span><text:span text:style-name="T3_16"><text:s/></text:span><text:span text:style-name="T3_17">closed</text:span><text:span text:style-name="T3_18"><text:s/></text:span><text:span text:style-name="T3_19">system</text:span><text:span text:style-name="T3_20">,<text:s/></text:span><text:span text:style-name="T3_21">as</text:span><text:span text:style-name="T3_22"><text:s/></text:span><text:span text:style-name="T3_23">an</text:span><text:span text:style-name="T3_24"><text:s/></text:span><text:span text:style-name="T3_25">island</text:span><text:span text:style-name="T3_26"><text:s/>?<text:s/>-&gt;<text:s/></text:span><text:span text:style-name="T3_27">Urban</text:span><text:span text:style-name="T3_28"><text:s/></text:span><text:span text:style-name="T3_29">metabolism</text:span><text:span text:style-name="T3_30">.</text:span></text:p>
      <text:p text:style-name="P4"><text:span text:style-name="T4_1">conditions</text:span><text:span text:style-name="T4_2"><text:s/></text:span><text:span text:style-name="T4_3">and</text:span><text:span text:style-name="T4_4"><text:s/></text:span><text:span text:style-name="T4_5">sensitivity</text:span><text:span text:style-name="T4_6"><text:s/></text:span><text:span text:style-name="T4_7">to</text:span><text:span text:style-name="T4_8"><text:s/></text:span><text:span text:style-name="T4_9">parameters</text:span><text:span text:style-name="T4_10"><text:s/>?<text:s/></text:span><text:span text:style-name="T4_11">sensitivity</text:span><text:span text:style-name="T4_12"><text:s/></text:span><text:span text:style-name="T4_13">to</text:span><text:span text:style-name="T4_14"><text:s/></text:span><text:span text:style-name="T4_15">shrink</text:span><text:span text:style-name="T4_16">/</text:span><text:span text:style-name="T4_17">growth</text:span><text:span text:style-name="T4_18"><text:s/>(</text:span><text:span text:style-name="T4_19">add</text:span><text:span text:style-name="T4_20"><text:s/></text:span><text:span text:style-name="T4_21">node</text:span><text:span text:style-name="T4_22">)<text:s/>;<text:s/></text:span><text:span text:style-name="T4_23">resilience</text:span><text:span text:style-name="T4_24"><text:s/></text:span><text:span text:style-name="T4_25">of</text:span><text:span text:style-name="T4_26"><text:s/></text:span><text:span text:style-name="T4_27">the</text:span><text:span text:style-name="T4_28"><text:s/></text:span><text:span text:style-name="T4_29">network</text:span><text:span text:style-name="T4_30"><text:s/></text:span><text:span text:style-name="T4_31">of</text:span><text:span text:style-name="T4_32"><text:s/></text:span><text:span text:style-name="T4_33">flows</text:span><text:span text:style-name="T4_34"><text:s/>?<text:s/></text:span><text:span text:style-name="T4_35">diagram</text:span><text:span text:style-name="T4_36"><text:s/></text:span><text:span text:style-name="T4_37">on</text:span><text:span text:style-name="T4_38"><text:s/></text:span><text:span text:style-name="T4_39">energy</text:span><text:span text:style-name="T4_40"><text:s/></text:span><text:span text:style-name="T4_41">flows</text:span><text:span text:style-name="T4_42"><text:s/></text:span><text:span text:style-name="T4_43">etc</text:span><text:span text:style-name="T4_44">.</text:span></text:p>
      <text:p text:style-name="P5"><text:span text:style-name="T5_1">optimizing</text:span><text:span text:style-name="T5_2"><text:s/></text:span><text:span text:style-name="T5_3">on</text:span><text:span text:style-name="T5_4"><text:s/></text:span><text:span text:style-name="T5_5">a</text:span><text:span text:style-name="T5_6"><text:s/></text:span><text:span text:style-name="T5_7">single</text:span><text:span text:style-name="T5_8"><text:s/></text:span><text:span text:style-name="T5_9">objective</text:span><text:span text:style-name="T5_10">/</text:span><text:span text:style-name="T5_11">multi</text:span><text:span text:style-name="T5_12">-</text:span><text:span text:style-name="T5_13">objective</text:span><text:span text:style-name="T5_14"><text:s/>?</text:span></text:p>
      <text:p text:style-name="P6"><text:span text:style-name="T6_1">Abstract</text:span><text:span text:style-name="T6_2"><text:s/></text:span><text:span text:style-name="T6_3">question</text:span><text:span text:style-name="T6_4"><text:s/>:<text:s/></text:span><text:span text:style-name="T6_5">implies</text:span><text:span text:style-name="T6_6"><text:s/></text:span><text:span text:style-name="T6_7">zero</text:span><text:span text:style-name="T6_8"><text:s/></text:span><text:span text:style-name="T6_9">growth</text:span><text:span text:style-name="T6_10">.<text:s/></text:span><text:span text:style-name="T6_11">which</text:span><text:span text:style-name="T6_12"><text:s/></text:span><text:span text:style-name="T6_13">growth</text:span><text:span text:style-name="T6_14"><text:s/>?<text:s/></text:span><text:span text:style-name="T6_15">Jim</text:span><text:span text:style-name="T6_16"><text:s/></text:span><text:span text:style-name="T6_17">Jackson</text:span><text:span text:style-name="T6_18"><text:s/>:<text:s/></text:span><text:span text:style-name="T6_19">book</text:span><text:span text:style-name="T6_20"><text:s/>[</text:span><text:span text:style-name="T6_21">prosperity</text:span><text:span text:style-name="T6_22"><text:s/></text:span><text:span text:style-name="T6_23">without</text:span><text:span text:style-name="T6_24"><text:s/></text:span><text:span text:style-name="T6_25">growth</text:span><text:span text:style-name="T6_26">].</text:span></text:p>
      <text:p text:style-name="P7"><text:span text:style-name="T7_1">be</text:span><text:span text:style-name="T7_2"><text:s/></text:span><text:span text:style-name="T7_3">careful</text:span><text:span text:style-name="T7_4"><text:s/></text:span><text:span text:style-name="T7_5">not</text:span><text:span text:style-name="T7_6"><text:s/></text:span><text:span text:style-name="T7_7">to</text:span><text:span text:style-name="T7_8"><text:s/></text:span><text:span text:style-name="T7_9">be</text:span><text:span text:style-name="T7_10"><text:s/></text:span><text:span text:style-name="T7_11">political</text:span><text:span text:style-name="T7_12"><text:s/>!<text:s/>(</text:span><text:span text:style-name="T7_13">cf</text:span><text:span text:style-name="T7_14"><text:s/></text:span><text:span text:style-name="T7_15">Abigail</text:span><text:span text:style-name="T7_16">)</text:span></text:p>
      <text:p text:style-name="P8"><text:span text:style-name="T8_1">is</text:span><text:span text:style-name="T8_2"><text:s/></text:span><text:span text:style-name="T8_3">it</text:span><text:span text:style-name="T8_4"><text:s/></text:span><text:span text:style-name="T8_5">possible</text:span><text:span text:style-name="T8_6">/</text:span><text:span text:style-name="T8_7">feasible</text:span><text:span text:style-name="T8_8"><text:s/>?<text:s/>-&gt;<text:s/></text:span><text:span text:style-name="T8_9">implies</text:span><text:span text:style-name="T8_10"><text:s/></text:span><text:span text:style-name="T8_11">quantitatively</text:span><text:span text:style-name="T8_12"><text:s/></text:span><text:span text:style-name="T8_13">resilience</text:span><text:span text:style-name="T8_14"><text:s/></text:span><text:span text:style-name="T8_15">etc</text:span><text:span text:style-name="T8_16">.<text:s/>(</text:span><text:span text:style-name="T8_17">ex</text:span><text:span text:style-name="T8_18">.<text:s/></text:span><text:span text:style-name="T8_19">too</text:span><text:span text:style-name="T8_20"><text:s/></text:span><text:span text:style-name="T8_21">much</text:span><text:span text:style-name="T8_22"><text:s/></text:span><text:span text:style-name="T8_23">specialized</text:span><text:span text:style-name="T8_24"><text:s/></text:span><text:span text:style-name="T8_25">systems</text:span><text:span text:style-name="T8_26"><text:s/>:<text:s/></text:span><text:span text:style-name="T8_27">more</text:span><text:span text:style-name="T8_28"><text:s/></text:span><text:span text:style-name="T8_29">sensitive</text:span><text:span text:style-name="T8_30"><text:s/></text:span><text:span text:style-name="T8_31">to</text:span><text:span text:style-name="T8_32"><text:s/></text:span><text:span text:style-name="T8_33">disruption</text:span><text:span text:style-name="T8_34">.<text:s/></text:span><text:span text:style-name="T8_35">applies</text:span><text:span text:style-name="T8_36"><text:s/></text:span><text:span text:style-name="T8_37">to</text:span><text:span text:style-name="T8_38"><text:s/></text:span><text:span text:style-name="T8_39">ecosystem</text:span><text:span text:style-name="T8_40">,<text:s/></text:span><text:span text:style-name="T8_41">innovation</text:span><text:span text:style-name="T8_42">)</text:span></text:p>
      <text:p text:style-name="P9"><text:span text:style-name="T9_1">Concept</text:span><text:span text:style-name="T9_2"><text:s/></text:span><text:span text:style-name="T9_3">of</text:span><text:span text:style-name="T9_4"><text:s/></text:span><text:span text:style-name="T9_5">ecological</text:span><text:span text:style-name="T9_6"><text:s/></text:span><text:span text:style-name="T9_7">niche</text:span><text:span text:style-name="T9_8">.<text:s/></text:span><text:span text:style-name="T9_9">how</text:span><text:span text:style-name="T9_10"><text:s/></text:span><text:span text:style-name="T9_11">does</text:span><text:span text:style-name="T9_12"><text:s/></text:span><text:span text:style-name="T9_13">recycle</text:span><text:span text:style-name="T9_14"><text:s/></text:span><text:span text:style-name="T9_15">such</text:span><text:span text:style-name="T9_16"><text:s/></text:span><text:span text:style-name="T9_17">materials</text:span><text:span text:style-name="T9_18">,<text:s/></text:span><text:span text:style-name="T9_19">type</text:span><text:span text:style-name="T9_20"><text:s/></text:span><text:span text:style-name="T9_21">of</text:span><text:span text:style-name="T9_22"><text:s/></text:span><text:span text:style-name="T9_23">flows</text:span><text:span text:style-name="T9_24">,<text:s/></text:span><text:span text:style-name="T9_25">many</text:span><text:span text:style-name="T9_26"><text:s/></text:span><text:span text:style-name="T9_27">species</text:span><text:span text:style-name="T9_28"><text:s/></text:span><text:span text:style-name="T9_29">compete</text:span><text:span text:style-name="T9_30">.<text:s/>-&gt;<text:s/></text:span><text:span text:style-name="T9_31">network</text:span><text:span text:style-name="T9_32"><text:s/></text:span><text:span text:style-name="T9_33">of</text:span><text:span text:style-name="T9_34"><text:s/></text:span><text:span text:style-name="T9_35">interactions</text:span><text:span text:style-name="T9_36"><text:s/>?</text:span></text:p>
      <text:p text:style-name="P10"><text:span text:style-name="T10_1">modeling</text:span><text:span text:style-name="T10_2"><text:s/></text:span><text:span text:style-name="T10_3">techniques</text:span><text:span text:style-name="T10_4"><text:s/>?<text:s/>!<text:s/></text:span><text:span text:style-name="T10_5">influence</text:span><text:span text:style-name="T10_6"><text:s/></text:span><text:span text:style-name="T10_7">Q</text:span><text:span text:style-name="T10_8">/</text:span><text:span text:style-name="T10_9">paradigms</text:span><text:span text:style-name="T10_10">.<text:s/></text:span><text:span text:style-name="T10_11"><text:a xlink:type="simple" xlink:href="https://github.com/SFICSSS16-CircularEconomy/CircularEconomy/blob/master/Docs/Meetings/what%20about%20model%20of%20reorganizing%20systems"><text:span text:style-name="T10_12">Q</text:span></text:a></text:span><text:span text:style-name="T10_13"><text:a xlink:type="simple" xlink:href="https://github.com/SFICSSS16-CircularEconomy/CircularEconomy/blob/master/Docs/Meetings/what%20about%20model%20of%20reorganizing%20systems"><text:span text:style-name="T10_14"><text:s/>:<text:s/></text:span></text:a></text:span><text:span text:style-name="T10_15"><text:a xlink:type="simple" xlink:href="https://github.com/SFICSSS16-CircularEconomy/CircularEconomy/blob/master/Docs/Meetings/what%20about%20model%20of%20reorganizing%20systems"><text:span text:style-name="T10_16">nw</text:span></text:a></text:span><text:span text:style-name="T10_17"><text:a xlink:type="simple" xlink:href="https://github.com/SFICSSS16-CircularEconomy/CircularEconomy/blob/master/Docs/Meetings/what%20about%20model%20of%20reorganizing%20systems"><text:span text:style-name="T10_18"><text:s/></text:span></text:a></text:span><text:span text:style-name="T10_19"><text:a xlink:type="simple" xlink:href="https://github.com/SFICSSS16-CircularEconomy/CircularEconomy/blob/master/Docs/Meetings/what%20about%20model%20of%20reorganizing%20systems"><text:span text:style-name="T10_20">modelers</text:span></text:a></text:span><text:span text:style-name="T10_21"><text:a xlink:type="simple" xlink:href="https://github.com/SFICSSS16-CircularEconomy/CircularEconomy/blob/master/Docs/Meetings/what%20about%20model%20of%20reorganizing%20systems"><text:span text:style-name="T10_22"><text:s/>:<text:s/></text:span></text:a></text:span><text:span text:style-name="T10_23"><text:a xlink:type="simple" xlink:href="https://github.com/SFICSSS16-CircularEconomy/CircularEconomy/blob/master/Docs/Meetings/what%20about%20model%20of%20reorganizing%20systems"><text:span text:style-name="T10_24">Mika</text:span></text:a></text:span><text:span text:style-name="T10_25"><text:a xlink:type="simple" xlink:href="https://github.com/SFICSSS16-CircularEconomy/CircularEconomy/blob/master/Docs/Meetings/what%20about%20model%20of%20reorganizing%20systems"><text:span text:style-name="T10_26"><text:s/>?</text:span></text:a></text:span><text:span text:style-name="T10_27">.<text:s/></text:span><text:span text:style-name="T10_28">interconnectedness</text:span><text:span text:style-name="T10_29"><text:s/></text:span><text:span text:style-name="T10_30">of</text:span><text:span text:style-name="T10_31"><text:s/></text:span><text:span text:style-name="T10_32">the</text:span><text:span text:style-name="T10_33"><text:s/></text:span><text:span text:style-name="T10_34">network</text:span><text:span text:style-name="T10_35"><text:s/>?<text:s/></text:span><text:span text:style-name="T10_36">definitively</text:span><text:span text:style-name="T10_37"><text:s/></text:span><text:span text:style-name="T10_38">network</text:span><text:span text:style-name="T10_39"><text:s/></text:span><text:span text:style-name="T10_40">properties</text:span><text:span text:style-name="T10_41">.</text:span></text:p>
      <text:p text:style-name="P11"><text:span text:style-name="T11_1">Growth</text:span><text:span text:style-name="T11_2"><text:s/></text:span><text:span text:style-name="T11_3">model</text:span><text:span text:style-name="T11_4"><text:s/>:<text:s/></text:span><text:span text:style-name="T11_5">network</text:span><text:span text:style-name="T11_6"><text:s/></text:span><text:span text:style-name="T11_7">growth</text:span><text:span text:style-name="T11_8"><text:s/></text:span><text:span text:style-name="T11_9">model</text:span><text:span text:style-name="T11_10">.<text:s/>!!<text:s/></text:span><text:span text:style-name="T11_11">choice</text:span><text:span text:style-name="T11_12"><text:s/></text:span><text:span text:style-name="T11_13">between</text:span><text:span text:style-name="T11_14"><text:s/></text:span><text:span text:style-name="T11_15">static</text:span><text:span text:style-name="T11_16">/</text:span><text:span text:style-name="T11_17">dynamic</text:span><text:span text:style-name="T11_18">.<text:s/>¡¡<text:s/></text:span><text:span text:style-name="T11_19">open</text:span><text:span text:style-name="T11_20">/</text:span><text:span text:style-name="T11_21">close</text:span><text:span text:style-name="T11_22"><text:s/></text:span><text:span text:style-name="T11_23">system</text:span><text:span text:style-name="T11_24"><text:s/>?<text:s/></text:span><text:span text:style-name="T11_25">Human</text:span><text:span text:style-name="T11_26"><text:s/></text:span><text:span text:style-name="T11_27">naturally</text:span><text:span text:style-name="T11_28"><text:s/></text:span><text:span text:style-name="T11_29">tend</text:span><text:span text:style-name="T11_30"><text:s/></text:span><text:span text:style-name="T11_31">to</text:span><text:span text:style-name="T11_32"><text:s/></text:span><text:span text:style-name="T11_33">put</text:span><text:span text:style-name="T11_34"><text:s/></text:span><text:span text:style-name="T11_35">boundaries</text:span><text:span text:style-name="T11_36">.</text:span></text:p>
      <text:p text:style-name="P12"><text:span text:style-name="T12_1">Modeling</text:span><text:span text:style-name="T12_2"><text:s/></text:span><text:span text:style-name="T12_3">as</text:span><text:span text:style-name="T12_4"><text:s/></text:span><text:span text:style-name="T12_5">a</text:span><text:span text:style-name="T12_6"><text:s/></text:span><text:span text:style-name="T12_7">foodweb</text:span><text:span text:style-name="T12_8"><text:s/>--<text:s/></text:span><text:span text:style-name="T12_9">linked</text:span><text:span text:style-name="T12_10"><text:s/></text:span><text:span text:style-name="T12_11">to</text:span><text:span text:style-name="T12_12"><text:s/></text:span><text:span text:style-name="T12_13">niche</text:span><text:span text:style-name="T12_14"><text:s/>(</text:span><text:span text:style-name="T12_15">more</text:span><text:span text:style-name="T12_16"><text:s/></text:span><text:span text:style-name="T12_17">precise</text:span><text:span text:style-name="T12_18"><text:s/></text:span><text:span text:style-name="T12_19">on</text:span><text:span text:style-name="T12_20"><text:s/></text:span><text:span text:style-name="T12_21">habitat</text:span><text:span text:style-name="T12_22">,<text:s/></text:span><text:span text:style-name="T12_23">environmental</text:span><text:span text:style-name="T12_24"><text:s/></text:span><text:span text:style-name="T12_25">conditions</text:span><text:span text:style-name="T12_26"><text:s/></text:span><text:span text:style-name="T12_27">etc</text:span><text:span text:style-name="T12_28">)</text:span></text:p>
      <text:p text:style-name="P13"><text:span text:style-name="T13_1">Cities</text:span><text:span text:style-name="T13_2"><text:s/>:<text:s/></text:span><text:span text:style-name="T13_3">policy</text:span><text:span text:style-name="T13_4"><text:s/>/<text:s/></text:span><text:span text:style-name="T13_5">spatial</text:span><text:span text:style-name="T13_6"><text:s/></text:span><text:span text:style-name="T13_7">embedding</text:span><text:span text:style-name="T13_8">.</text:span></text:p>
      <text:p text:style-name="P14"><text:span text:style-name="T14_1">context</text:span><text:span text:style-name="T14_2"><text:s/></text:span><text:span text:style-name="T14_3">of</text:span><text:span text:style-name="T14_4"><text:s/></text:span><text:span text:style-name="T14_5">global</text:span><text:span text:style-name="T14_6"><text:s/></text:span><text:span text:style-name="T14_7">human</text:span><text:span text:style-name="T14_8"><text:s/></text:span><text:span text:style-name="T14_9">settlements</text:span><text:span text:style-name="T14_10">.<text:s/>-&gt;<text:s/></text:span><text:span text:style-name="T14_11">focus</text:span><text:span text:style-name="T14_12"><text:s/></text:span><text:span text:style-name="T14_13">on</text:span><text:span text:style-name="T14_14"><text:s/></text:span><text:span text:style-name="T14_15">single</text:span><text:span text:style-name="T14_16"><text:s/></text:span><text:span text:style-name="T14_17">scale</text:span><text:span text:style-name="T14_18">.</text:span></text:p>
      <text:p text:style-name="P15"><text:span text:style-name="T15_1">coupling</text:span><text:span text:style-name="T15_2"><text:s/></text:span><text:span text:style-name="T15_3">scales</text:span><text:span text:style-name="T15_4"><text:s/>:<text:s/></text:span><text:span text:style-name="T15_5">local</text:span><text:span text:style-name="T15_6"><text:s/></text:span><text:span text:style-name="T15_7">foodweb</text:span><text:span text:style-name="T15_8">,<text:s/></text:span><text:span text:style-name="T15_9">optimized</text:span><text:span text:style-name="T15_10">.<text:s/></text:span><text:span text:style-name="T15_11">embedd</text:span><text:span text:style-name="T15_12"><text:s/></text:span><text:span text:style-name="T15_13">into</text:span><text:span text:style-name="T15_14"><text:s/></text:span><text:span text:style-name="T15_15">urban</text:span><text:span text:style-name="T15_16"><text:s/></text:span><text:span text:style-name="T15_17">system</text:span><text:span text:style-name="T15_18"><text:s/>:<text:s/></text:span><text:span text:style-name="T15_19">macro</text:span><text:span text:style-name="T15_20">-</text:span><text:span text:style-name="T15_21">scale</text:span><text:span text:style-name="T15_22">.<text:s/></text:span><text:span text:style-name="T15_23">if</text:span><text:span text:style-name="T15_24"><text:s/></text:span><text:span text:style-name="T15_25">only</text:span><text:span text:style-name="T15_26"><text:s/></text:span><text:span text:style-name="T15_27">the</text:span><text:span text:style-name="T15_28"><text:s/></text:span><text:span text:style-name="T15_29">bottom</text:span><text:span text:style-name="T15_30">-</text:span><text:span text:style-name="T15_31">up</text:span><text:span text:style-name="T15_32"><text:s/></text:span><text:span text:style-name="T15_33">feedback</text:span><text:span text:style-name="T15_34">,<text:s/></text:span><text:span text:style-name="T15_35">not</text:span><text:span text:style-name="T15_36"><text:s/></text:span><text:span text:style-name="T15_37">top</text:span><text:span text:style-name="T15_38">-</text:span><text:span text:style-name="T15_39">down</text:span><text:span text:style-name="T15_40">,<text:s/></text:span><text:span text:style-name="T15_41">should</text:span><text:span text:style-name="T15_42"><text:s/></text:span><text:span text:style-name="T15_43">be</text:span><text:span text:style-name="T15_44"><text:s/></text:span><text:span text:style-name="T15_45">simple</text:span><text:span text:style-name="T15_46"><text:s/></text:span><text:span text:style-name="T15_47">coupling</text:span><text:span text:style-name="T15_48">.<text:s/></text:span><text:span text:style-name="T15_49">mean</text:span><text:span text:style-name="T15_50">-</text:span><text:span text:style-name="T15_51">field</text:span><text:span text:style-name="T15_52"><text:s/></text:span><text:span text:style-name="T15_53">approximation</text:span><text:span text:style-name="T15_54">.<text:s/></text:span><text:span text:style-name="T15_55">scale</text:span><text:span text:style-name="T15_56"><text:s/></text:span><text:span text:style-name="T15_57">the</text:span><text:span text:style-name="T15_58"><text:s/></text:span><text:span text:style-name="T15_59">local</text:span><text:span text:style-name="T15_60"><text:s/></text:span><text:span text:style-name="T15_61">foodweb</text:span><text:span text:style-name="T15_62"><text:s/></text:span><text:span text:style-name="T15_63">with</text:span><text:span text:style-name="T15_64"><text:s/></text:span><text:span text:style-name="T15_65">scaling</text:span><text:span text:style-name="T15_66"><text:s/></text:span><text:span text:style-name="T15_67">laws</text:span><text:span text:style-name="T15_68">.</text:span></text:p>
      <text:p text:style-name="P16"><text:span text:style-name="T16_1">Q</text:span><text:span text:style-name="T16_2"><text:s/>:<text:s/></text:span><text:span text:style-name="T16_3">is</text:span><text:span text:style-name="T16_4"><text:s/></text:span><text:span text:style-name="T16_5">it</text:span><text:span text:style-name="T16_6"><text:s/></text:span><text:span text:style-name="T16_7">capitalism</text:span><text:span text:style-name="T16_8"><text:s/>?<text:s/></text:span><text:span text:style-name="T16_9">what</text:span><text:span text:style-name="T16_10"><text:s/></text:span><text:span text:style-name="T16_11">utility</text:span><text:span text:style-name="T16_12"><text:s/></text:span><text:span text:style-name="T16_13">function</text:span><text:span text:style-name="T16_14"><text:s/>?<text:s/></text:span><text:span text:style-name="T16_15">economic</text:span><text:span text:style-name="T16_16"><text:s/></text:span><text:span text:style-name="T16_17">component</text:span><text:span text:style-name="T16_18">.<text:s/></text:span><text:span text:style-name="T16_19">costful</text:span><text:span text:style-name="T16_20"><text:s/></text:span><text:span text:style-name="T16_21">for</text:span><text:span text:style-name="T16_22"><text:s/></text:span><text:span text:style-name="T16_23">the</text:span><text:span text:style-name="T16_24"><text:s/></text:span><text:span text:style-name="T16_25">transition</text:span><text:span text:style-name="T16_26">,<text:s/></text:span><text:span text:style-name="T16_27">but</text:span><text:span text:style-name="T16_28"><text:s/></text:span><text:span text:style-name="T16_29">less</text:span><text:span text:style-name="T16_30"><text:s/></text:span><text:span text:style-name="T16_31">after</text:span><text:span text:style-name="T16_32"><text:s/></text:span><text:span text:style-name="T16_33">that</text:span><text:span text:style-name="T16_34">.</text:span></text:p>
      <text:p text:style-name="P17"><text:span text:style-name="T17_1">quantity</text:span><text:span text:style-name="T17_2"><text:s/></text:span><text:span text:style-name="T17_3">of</text:span><text:span text:style-name="T17_4"><text:s/></text:span><text:span text:style-name="T17_5">top</text:span><text:span text:style-name="T17_6">-</text:span><text:span text:style-name="T17_7">down</text:span><text:span text:style-name="T17_8"><text:s/></text:span><text:span text:style-name="T17_9">control</text:span><text:span text:style-name="T17_10"><text:s/>:<text:s/></text:span><text:span text:style-name="T17_11">governance</text:span><text:span text:style-name="T17_12">.<text:s/>(</text:span><text:span text:style-name="T17_13">local</text:span><text:span text:style-name="T17_14"><text:s/></text:span><text:span text:style-name="T17_15">communes</text:span><text:span text:style-name="T17_16"><text:s/>?)<text:s/>-&gt;<text:s/></text:span><text:span text:style-name="T17_17">if</text:span><text:span text:style-name="T17_18"><text:s/></text:span><text:span text:style-name="T17_19">this</text:span><text:span text:style-name="T17_20"><text:s/></text:span><text:span text:style-name="T17_21">question</text:span><text:span text:style-name="T17_22"><text:s/></text:span><text:span text:style-name="T17_23">is</text:span><text:span text:style-name="T17_24"><text:s/></text:span><text:span text:style-name="T17_25">answered</text:span><text:span text:style-name="T17_26"><text:s/></text:span><text:span text:style-name="T17_27">at</text:span><text:span text:style-name="T17_28"><text:s/></text:span><text:span text:style-name="T17_29">the</text:span><text:span text:style-name="T17_30"><text:s/></text:span><text:span text:style-name="T17_31">local</text:span><text:span text:style-name="T17_32"><text:s/></text:span><text:span text:style-name="T17_33">level</text:span><text:span text:style-name="T17_34">,<text:s/></text:span><text:span text:style-name="T17_35">then</text:span><text:span text:style-name="T17_36"><text:s/></text:span><text:span text:style-name="T17_37">embedding</text:span><text:span text:style-name="T17_38"><text:s/></text:span><text:span text:style-name="T17_39">into</text:span><text:span text:style-name="T17_40"><text:s/></text:span><text:span text:style-name="T17_41">urban</text:span><text:span text:style-name="T17_42"><text:s/></text:span><text:span text:style-name="T17_43">system</text:span><text:span text:style-name="T17_44"><text:s/></text:span><text:span text:style-name="T17_45">should</text:span><text:span text:style-name="T17_46"><text:s/></text:span><text:span text:style-name="T17_47">yield</text:span><text:span text:style-name="T17_48"><text:s/></text:span><text:span text:style-name="T17_49">feasibility</text:span><text:span text:style-name="T17_50">.</text:span></text:p>
      <text:p text:style-name="P18"><text:span text:style-name="T18_1">How</text:span><text:span text:style-name="T18_2"><text:s/></text:span><text:span text:style-name="T18_3">do</text:span><text:span text:style-name="T18_4"><text:s/></text:span><text:span text:style-name="T18_5">you</text:span><text:span text:style-name="T18_6"><text:s/></text:span><text:span text:style-name="T18_7">spend</text:span><text:span text:style-name="T18_8"><text:s/></text:span><text:span text:style-name="T18_9">your</text:span><text:span text:style-name="T18_10"><text:s/></text:span><text:span text:style-name="T18_11">money</text:span><text:span text:style-name="T18_12">/</text:span><text:span text:style-name="T18_13">energy</text:span><text:span text:style-name="T18_14"><text:s/>?</text:span></text:p>
      <text:p text:style-name="P19"><text:span text:style-name="T19_1">Remainder</text:span><text:span text:style-name="T19_2"><text:s/>:<text:s/></text:span><text:span text:style-name="T19_3">social</text:span><text:span text:style-name="T19_4"><text:s/></text:span><text:span text:style-name="T19_5">system</text:span><text:span text:style-name="T19_6"><text:s/>:<text:s/></text:span><text:span text:style-name="T19_7">top</text:span><text:span text:style-name="T19_8">-</text:span><text:span text:style-name="T19_9">down</text:span><text:span text:style-name="T19_10"><text:s/></text:span><text:span text:style-name="T19_11">control</text:span><text:span text:style-name="T19_12"><text:s/>--<text:s/></text:span><text:span text:style-name="T19_13">the</text:span><text:span text:style-name="T19_14"><text:s/></text:span><text:span text:style-name="T19_15">importance</text:span><text:span text:style-name="T19_16"><text:s/></text:span><text:span text:style-name="T19_17">of</text:span><text:span text:style-name="T19_18"><text:s/></text:span><text:span text:style-name="T19_19">governance</text:span></text:p>
      <text:p text:style-name="P20"><text:span text:style-name="T20_1">humanities</text:span><text:span text:style-name="T20_2"><text:s/></text:span><text:span text:style-name="T20_3">approach</text:span><text:span text:style-name="T20_4"><text:s/>:<text:s/></text:span><text:span text:style-name="T20_5">history</text:span><text:span text:style-name="T20_6">,<text:s/></text:span><text:span text:style-name="T20_7">etc</text:span><text:span text:style-name="T20_8">.<text:s/></text:span><text:span text:style-name="T20_9">feasibility</text:span><text:span text:style-name="T20_10">.</text:span></text:p>
      <text:h text:style-name="P21" text:outline-level="10"><text:bookmark-start text:name="h.8gzzl3pomucs"/><text:bookmark-end text:name="h.8gzzl3pomucs"/><text:span text:style-name="T21_1">Choices</text:span></text:h>
      <text:list text:style-name="LS1" xml:id="list0">
        <text:list-item>
          <text:p text:style-name="P22"><text:span text:style-name="T22_1">Network</text:span><text:span text:style-name="T22_2"><text:s/>(</text:span><text:span text:style-name="T22_3">ecological</text:span><text:span text:style-name="T22_4"><text:s/></text:span><text:span text:style-name="T22_5">model</text:span><text:span text:style-name="T22_6">)<text:s/>:<text:s/></text:span><text:span text:style-name="T22_7">OK</text:span><text:span text:style-name="T22_8"><text:s/>.<text:s/></text:span><text:span text:style-name="T22_9">BUT</text:span><text:span text:style-name="T22_10"><text:s/></text:span><text:span text:style-name="T22_11">include</text:span><text:span text:style-name="T22_12"><text:s/></text:span><text:span text:style-name="T22_13">givernance</text:span><text:span text:style-name="T22_14"><text:s/></text:span><text:span text:style-name="T22_15">principles</text:span><text:span text:style-name="T22_16">,<text:s/>"</text:span><text:span text:style-name="T22_17">top</text:span><text:span text:style-name="T22_18">-</text:span><text:span text:style-name="T22_19">down</text:span><text:span text:style-name="T22_20"><text:s/></text:span><text:span text:style-name="T22_21">control</text:span><text:span text:style-name="T22_22">"</text:span></text:p>
        </text:list-item>
        <text:list-item>
          <text:p text:style-name="P23"><text:span text:style-name="T23_1">Choice</text:span><text:span text:style-name="T23_2"><text:s/>:<text:s/></text:span><text:span text:style-name="T23_3">network</text:span><text:span text:style-name="T23_4"><text:s/></text:span><text:span text:style-name="T23_5">growth</text:span><text:span text:style-name="T23_6"><text:s/></text:span><text:span text:style-name="T23_7">model</text:span><text:span text:style-name="T23_8"><text:s/>/<text:s/></text:span><text:span text:style-name="T23_9">static</text:span><text:span text:style-name="T23_10"><text:s/></text:span><text:span text:style-name="T23_11">model</text:span><text:span text:style-name="T23_12"><text:s/>?</text:span></text:p>
        </text:list-item>
        <text:list-item>
          <text:p text:style-name="P24"><text:span text:style-name="T24_1">Choice</text:span><text:span text:style-name="T24_2"><text:s/>:<text:s/></text:span><text:span text:style-name="T24_3">one</text:span><text:span text:style-name="T24_4">_</text:span><text:span text:style-name="T24_5">two</text:span><text:span text:style-name="T24_6"><text:s/></text:span><text:span text:style-name="T24_7">scales</text:span></text:p>
        </text:list-item>
      </text:list>
      <text:h text:style-name="P25" text:outline-level="10"><text:bookmark-start text:name="h.kxbz0aynz2q"/><text:bookmark-end text:name="h.kxbz0aynz2q"/><text:span text:style-name="T25_1">Research</text:span><text:span text:style-name="T25_2"><text:s/></text:span><text:span text:style-name="T25_3">Questions</text:span></text:h>
      <text:list text:style-name="LS2" xml:id="list3">
        <text:list-item>
          <text:p text:style-name="P26"><text:span text:style-name="T26_1">Feasibility</text:span><text:span text:style-name="T26_2">,<text:s/></text:span><text:span text:style-name="T26_3">depending</text:span><text:span text:style-name="T26_4"><text:s/></text:span><text:span text:style-name="T26_5">on</text:span><text:span text:style-name="T26_6"><text:s/></text:span><text:span text:style-name="T26_7">parameters</text:span><text:span text:style-name="T26_8"><text:s/></text:span><text:span text:style-name="T26_9">such</text:span><text:span text:style-name="T26_10"><text:s/></text:span><text:span text:style-name="T26_11">as</text:span><text:span text:style-name="T26_12"><text:s/></text:span><text:span text:style-name="T26_13">governance</text:span><text:span text:style-name="T26_14"><text:s/></text:span><text:span text:style-name="T26_15">level</text:span><text:span text:style-name="T26_16">.<text:s/></text:span><text:span text:style-name="T26_17">consequence</text:span><text:span text:style-name="T26_18"><text:s/></text:span><text:span text:style-name="T26_19">on</text:span><text:span text:style-name="T26_20"><text:s/></text:span><text:span text:style-name="T26_21">reseilence</text:span><text:span text:style-name="T26_22"><text:s/></text:span><text:span text:style-name="T26_23">etc</text:span><text:span text:style-name="T26_24">.</text:span></text:p>
        </text:list-item>
        <text:list-item>
          <text:p text:style-name="P27"><text:span text:style-name="T27_1">Embeddability</text:span><text:span text:style-name="T27_2"><text:s/></text:span><text:span text:style-name="T27_3">into</text:span><text:span text:style-name="T27_4"><text:s/></text:span><text:span text:style-name="T27_5">existing</text:span><text:span text:style-name="T27_6"><text:s/></text:span><text:span text:style-name="T27_7">urban</text:span><text:span text:style-name="T27_8"><text:s/></text:span><text:span text:style-name="T27_9">systems</text:span><text:span text:style-name="T27_10"><text:s/>-&gt;<text:s/></text:span><text:span text:style-name="T27_11">multi</text:span><text:span text:style-name="T27_12">-</text:span><text:span text:style-name="T27_13">scale</text:span><text:span text:style-name="T27_14"><text:s/></text:span><text:span text:style-name="T27_15">modeling</text:span><text:span text:style-name="T27_16">.</text:span></text:p>
        </text:list-item>
      </text:list>
      <text:h text:style-name="P28" text:outline-level="10"><text:bookmark-start text:name="h.v52cb9pwkwb"/><text:bookmark-end text:name="h.v52cb9pwkwb"/><text:span text:style-name="T28_1">Methods</text:span></text:h>
      <text:p text:style-name="P29"><text:span text:style-name="T29_1">to</text:span><text:span text:style-name="T29_2"><text:s/></text:span><text:span text:style-name="T29_3">be</text:span><text:span text:style-name="T29_4"><text:s/></text:span><text:span text:style-name="T29_5">precised</text:span></text:p>
      <text:h text:style-name="P30" text:outline-level="10"><text:bookmark-start text:name="h.ot2i0aewn8y0"/><text:bookmark-end text:name="h.ot2i0aewn8y0"/><text:span text:style-name="T30_1">Organization</text:span></text:h>
      <text:h text:style-name="P31" text:outline-level="10"><text:bookmark-start text:name="h.v9ru0saarsr3"/><text:bookmark-end text:name="h.v9ru0saarsr3"/><text:span text:style-name="T31_1">Todo</text:span><text:span text:style-name="T31_2"><text:s/></text:span><text:span text:style-name="T31_3">list</text:span></text:h>
      <text:list text:style-name="LS3" xml:id="list5">
        <text:list-item>
          <text:p text:style-name="P32"><text:span text:style-name="T32_1">Literature</text:span><text:span text:style-name="T32_2"><text:s/></text:span><text:span text:style-name="T32_3">review</text:span></text:p>
          <text:list>
            <text:list-item>
              <text:p text:style-name="P33"><text:span text:style-name="T33_1">ecological</text:span><text:span text:style-name="T33_2"><text:s/></text:span><text:span text:style-name="T33_3">foodweb</text:span><text:span text:style-name="T33_4"><text:s/>:<text:s/></text:span><text:span text:style-name="T33_5">Marius</text:span><text:span text:style-name="T33_6">,<text:s/></text:span><text:span text:style-name="T33_7">Chrsitine</text:span><text:span text:style-name="T33_8">,<text:s/></text:span><text:span text:style-name="T33_9">Evelyn</text:span></text:p>
            </text:list-item>
            <text:list-item>
              <text:p text:style-name="P34"><text:span text:style-name="T34_1">scale</text:span><text:span text:style-name="T34_2">/</text:span><text:span text:style-name="T34_3">management</text:span><text:span text:style-name="T34_4"><text:s/>:<text:s/></text:span><text:span text:style-name="T34_5">Evelyn</text:span></text:p>
            </text:list-item>
            <text:list-item>
              <text:p text:style-name="P35"><text:span text:style-name="T35_1">city</text:span><text:span text:style-name="T35_2"><text:s/></text:span><text:span text:style-name="T35_3">metabolism</text:span><text:span text:style-name="T35_4"><text:s/>/<text:s/></text:span><text:span text:style-name="T35_5">cities</text:span><text:span text:style-name="T35_6"><text:s/></text:span><text:span text:style-name="T35_7">as</text:span><text:span text:style-name="T35_8"><text:s/></text:span><text:span text:style-name="T35_9">ecosystems</text:span><text:span text:style-name="T35_10"><text:s/>:<text:s/></text:span><text:span text:style-name="T35_11">Lorraine</text:span><text:span text:style-name="T35_12">,<text:s/></text:span><text:span text:style-name="T35_13">Ben</text:span></text:p>
            </text:list-item>
            <text:list-item>
              <text:p text:style-name="P36"><text:span text:style-name="T36_1">History</text:span><text:span text:style-name="T36_2"><text:s/></text:span><text:span text:style-name="T36_3">etc</text:span><text:span text:style-name="T36_4">.<text:s/>:<text:s/></text:span><text:span text:style-name="T36_5">Jesus</text:span></text:p>
            </text:list-item>
            <text:list-item>
              <text:p text:style-name="P37"><text:span text:style-name="T37_1">Network</text:span><text:span text:style-name="T37_2"><text:s/></text:span><text:span text:style-name="T37_3">Growth</text:span><text:span text:style-name="T37_4">/<text:s/></text:span><text:span text:style-name="T37_5">Urban</text:span><text:span text:style-name="T37_6"><text:s/></text:span><text:span text:style-name="T37_7">econmy</text:span><text:span text:style-name="T37_8"><text:s/>:<text:s/></text:span><text:span text:style-name="T37_9">Juste</text:span><text:span text:style-name="T37_10">,<text:s/></text:span><text:span text:style-name="T37_11">Joris</text:span></text:p>
            </text:list-item>
            <text:list-item>
              <text:p text:style-name="P38"><text:span text:style-name="T38_1">industrial</text:span><text:span text:style-name="T38_2"><text:s/></text:span><text:span text:style-name="T38_3">symbiosis</text:span><text:span text:style-name="T38_4"><text:s/>:<text:s/></text:span><text:span text:style-name="T38_5">Joris</text:span></text:p>
            </text:list-item>
          </text:list>
        </text:list-item>
        <text:list-item>
          <text:p text:style-name="P39"><text:span text:style-name="T39_1">Begin</text:span><text:span text:style-name="T39_2"><text:s/></text:span><text:span text:style-name="T39_3">models</text:span><text:span text:style-name="T39_4"><text:s/>-&gt;<text:s/></text:span><text:span text:style-name="T39_5">next</text:span><text:span text:style-name="T39_6"><text:s/></text:span><text:span text:style-name="T39_7">brainstorming</text:span></text:p>
        </text:list-item>
      </text:list>
      <text:h text:style-name="P40" text:outline-level="10"><text:bookmark-start text:name="h.6n7a0c3bo3yz"/><text:bookmark-end text:name="h.6n7a0c3bo3yz"/><text:span text:style-name="T40_1">Deadlines</text:span></text:h>
      <text:list text:style-name="LS4" xml:id="list13">
        <text:list-item>
          <text:p text:style-name="P41"><text:span text:style-name="T41_1">Tuesday</text:span><text:span text:style-name="T41_2"><text:s/>21/06<text:s/>:<text:s/></text:span><text:span text:style-name="T41_3">first</text:span><text:span text:style-name="T41_4"><text:s/></text:span><text:span text:style-name="T41_5">pass</text:span><text:span text:style-name="T41_6"><text:s/></text:span><text:span text:style-name="T41_7">on</text:span><text:span text:style-name="T41_8"><text:s/></text:span><text:span text:style-name="T41_9">litearture</text:span><text:span text:style-name="T41_10"><text:s/></text:span><text:span text:style-name="T41_11">review</text:span></text:p>
        </text:list-item>
        <text:list-item>
          <text:p text:style-name="P42"><text:span text:style-name="T42_1">Wednesday</text:span><text:span text:style-name="T42_2"><text:s/>22/06<text:s/>:<text:s/></text:span><text:span text:style-name="T42_3">first</text:span><text:span text:style-name="T42_4"><text:s/></text:span><text:span text:style-name="T42_5">draft</text:span><text:span text:style-name="T42_6"><text:s/></text:span><text:span text:style-name="T42_7">for</text:span><text:span text:style-name="T42_8"><text:s/></text:span><text:span text:style-name="T42_9">proposal</text:span></text:p>
        </text:list-item>
      </text:list>
      <text:h text:style-name="P43" text:outline-level="10"><text:bookmark-start text:name="h.be5zb8cbly7f"/><text:bookmark-end text:name="h.be5zb8cbly7f"/><text:span text:style-name="T43_1">Next</text:span><text:span text:style-name="T43_2"><text:s/></text:span><text:span text:style-name="T43_3">meetings</text:span></text:h>
      <text:list text:style-name="LS5" xml:id="list15">
        <text:list-item>
          <text:p text:style-name="P44"><text:span text:style-name="T44_1">Tuesday</text:span><text:span text:style-name="T44_2"><text:s/>21/06<text:s/>:<text:s/>7</text:span><text:span text:style-name="T44_3">pm</text:span><text:span text:style-name="T44_4"><text:s/>:<text:s/></text:span><text:span text:style-name="T44_5">think</text:span><text:span text:style-name="T44_6"><text:s/></text:span><text:span text:style-name="T44_7">on</text:span><text:span text:style-name="T44_8"><text:s/></text:span><text:span text:style-name="T44_9">models</text:span><text:span text:style-name="T44_10"><text:s/></text:span><text:span text:style-name="T44_11">etc</text:span><text:span text:style-name="T44_12">.</text:span></text:p>
        </text:list-item>
        <text:list-item>
          <text:p text:style-name="P45"><text:span text:style-name="T45_1">Wednesday</text:span><text:span text:style-name="T45_2"><text:s/>22/06<text:s/>:<text:s/>5</text:span><text:span text:style-name="T45_3">pm</text:span><text:span text:style-name="T45_4">15<text:s/></text:span><text:span text:style-name="T45_5">with</text:span><text:span text:style-name="T45_6"><text:s/></text:span><text:span text:style-name="T45_7">Josh</text:span></text:p>
        </text:list-item>
      </text:list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h text:style-name="P67" text:outline-level="10"><text:bookmark-start text:name="h.zfhuzmg6yflc"/><text:bookmark-end text:name="h.zfhuzmg6yflc"/><text:span text:style-name="T67_1">Urban</text:span><text:span text:style-name="T67_2"><text:s/></text:span><text:span text:style-name="T67_3">Metabolism</text:span><text:span text:style-name="T67_4"><text:s/></text:span><text:span text:style-name="T67_5">and</text:span><text:span text:style-name="T67_6"><text:s/></text:span><text:span text:style-name="T67_7">Cities</text:span><text:span text:style-name="T67_8"><text:s/></text:span><text:span text:style-name="T67_9">as</text:span><text:span text:style-name="T67_10"><text:s/></text:span><text:span text:style-name="T67_11">Ecosystems</text:span></text:h>
      <text:p text:style-name="P68"/>
      <text:p text:style-name="P69"><text:span text:style-name="T69_1">References</text:span><text:span text:style-name="T69_2">:</text:span></text:p>
      <text:p text:style-name="P70"><text:span text:style-name="T70_1">Kennedy</text:span><text:span text:style-name="T70_2">,<text:s/></text:span><text:span text:style-name="T70_3">C</text:span><text:span text:style-name="T70_4">.,<text:s/></text:span><text:span text:style-name="T70_5">Cuddihy</text:span><text:span text:style-name="T70_6">,<text:s/></text:span><text:span text:style-name="T70_7">J</text:span><text:span text:style-name="T70_8">.,<text:s/>&amp;<text:s/></text:span><text:span text:style-name="T70_9">Engel</text:span><text:span text:style-name="T70_10">-</text:span><text:span text:style-name="T70_11">Yan</text:span><text:span text:style-name="T70_12">,<text:s/></text:span><text:span text:style-name="T70_13">J</text:span><text:span text:style-name="T70_14">.<text:s/>(2007).<text:s/>"</text:span><text:span text:style-name="T70_15">The</text:span><text:span text:style-name="T70_16"><text:s/></text:span><text:span text:style-name="T70_17">Changing</text:span><text:span text:style-name="T70_18"><text:s/></text:span><text:span text:style-name="T70_19">Metabolism</text:span><text:span text:style-name="T70_20"><text:s/></text:span><text:span text:style-name="T70_21">of</text:span><text:span text:style-name="T70_22"><text:s/></text:span><text:span text:style-name="T70_23">Cities</text:span><text:span text:style-name="T70_24">."<text:s/></text:span><text:span text:style-name="T70_25">Journal</text:span><text:span text:style-name="T70_26"><text:s/></text:span><text:span text:style-name="T70_27">of</text:span><text:span text:style-name="T70_28"><text:s/></text:span><text:span text:style-name="T70_29">Industrial</text:span><text:span text:style-name="T70_30"><text:s/></text:span><text:span text:style-name="T70_31">Ecology</text:span><text:span text:style-name="T70_32"><text:s/>,<text:s/>11<text:s/>(2),<text:s/>43-59.</text:span></text:p>
      <text:p text:style-name="P71"><text:span text:style-name="T71_1">Kennedy</text:span><text:span text:style-name="T71_2">,<text:s/></text:span><text:span text:style-name="T71_3">C</text:span><text:span text:style-name="T71_4">.,<text:s/></text:span><text:span text:style-name="T71_5">Pincetl</text:span><text:span text:style-name="T71_6">,<text:s/></text:span><text:span text:style-name="T71_7">S</text:span><text:span text:style-name="T71_8">.,<text:s/></text:span><text:span text:style-name="T71_9">Bunje</text:span><text:span text:style-name="T71_10">,<text:s/></text:span><text:span text:style-name="T71_11">P</text:span><text:span text:style-name="T71_12">.<text:s/>(2011).<text:s/>"</text:span><text:span text:style-name="T71_13">The</text:span><text:span text:style-name="T71_14"><text:s/></text:span><text:span text:style-name="T71_15">study</text:span><text:span text:style-name="T71_16"><text:s/></text:span><text:span text:style-name="T71_17">of</text:span><text:span text:style-name="T71_18"><text:s/></text:span><text:span text:style-name="T71_19">urban</text:span><text:span text:style-name="T71_20"><text:s/></text:span><text:span text:style-name="T71_21">metabolism</text:span><text:span text:style-name="T71_22"><text:s/></text:span><text:span text:style-name="T71_23">and</text:span><text:span text:style-name="T71_24"><text:s/></text:span><text:span text:style-name="T71_25">its</text:span><text:span text:style-name="T71_26"><text:s/></text:span><text:span text:style-name="T71_27">applications</text:span><text:span text:style-name="T71_28"><text:s/></text:span><text:span text:style-name="T71_29">to</text:span><text:span text:style-name="T71_30"><text:s/></text:span><text:span text:style-name="T71_31">urban</text:span><text:span text:style-name="T71_32"><text:s/></text:span><text:span text:style-name="T71_33">planning</text:span><text:span text:style-name="T71_34"><text:s/></text:span><text:span text:style-name="T71_35">and</text:span><text:span text:style-name="T71_36"><text:s/></text:span><text:span text:style-name="T71_37">design</text:span><text:span text:style-name="T71_38">."<text:s/></text:span><text:span text:style-name="T71_39">Environmental</text:span><text:span text:style-name="T71_40"><text:s/></text:span><text:span text:style-name="T71_41">Pollution</text:span><text:span text:style-name="T71_42"><text:s/>(159),<text:s/>1965-1973.<text:s/></text:span></text:p>
      <text:p text:style-name="P72"><text:span text:style-name="T72_1">Newcombe</text:span><text:span text:style-name="T72_2">,<text:s/></text:span><text:span text:style-name="T72_3">K</text:span><text:span text:style-name="T72_4">.,<text:s/></text:span><text:span text:style-name="T72_5">Kalma</text:span><text:span text:style-name="T72_6">,<text:s/></text:span><text:span text:style-name="T72_7">J</text:span><text:span text:style-name="T72_8">.<text:s/></text:span><text:span text:style-name="T72_9">D</text:span><text:span text:style-name="T72_10">.,<text:s/>&amp;<text:s/></text:span><text:span text:style-name="T72_11">Aston</text:span><text:span text:style-name="T72_12">,<text:s/></text:span><text:span text:style-name="T72_13">A</text:span><text:span text:style-name="T72_14">.<text:s/></text:span><text:span text:style-name="T72_15">R</text:span><text:span text:style-name="T72_16">.<text:s/>(1978).<text:s/>"</text:span><text:span text:style-name="T72_17">The</text:span><text:span text:style-name="T72_18"><text:s/></text:span><text:span text:style-name="T72_19">Metabolism</text:span><text:span text:style-name="T72_20"><text:s/></text:span><text:span text:style-name="T72_21">of</text:span><text:span text:style-name="T72_22"><text:s/></text:span><text:span text:style-name="T72_23">a</text:span><text:span text:style-name="T72_24"><text:s/></text:span><text:span text:style-name="T72_25">City</text:span><text:span text:style-name="T72_26">:<text:s/></text:span><text:span text:style-name="T72_27">The</text:span><text:span text:style-name="T72_28"><text:s/></text:span><text:span text:style-name="T72_29">Case</text:span><text:span text:style-name="T72_30"><text:s/></text:span><text:span text:style-name="T72_31">of</text:span><text:span text:style-name="T72_32"><text:s/></text:span><text:span text:style-name="T72_33">Hong</text:span><text:span text:style-name="T72_34"><text:s/></text:span><text:span text:style-name="T72_35">Kong</text:span><text:span text:style-name="T72_36">."<text:s/></text:span><text:span text:style-name="T72_37">Ambio</text:span><text:span text:style-name="T72_38"><text:s/>,<text:s/>7<text:s/>(1),<text:s/>3-15.<text:s/></text:span></text:p>
      <text:p text:style-name="P73"><text:span text:style-name="T73_1">Bodini</text:span><text:span text:style-name="T73_2">,<text:s/></text:span><text:span text:style-name="T73_3">A</text:span><text:span text:style-name="T73_4">.,<text:s/></text:span><text:span text:style-name="T73_5">Bondavalli</text:span><text:span text:style-name="T73_6">,<text:s/></text:span><text:span text:style-name="T73_7">C</text:span><text:span text:style-name="T73_8">.,<text:s/>&amp;<text:s/></text:span><text:span text:style-name="T73_9">Allesina</text:span><text:span text:style-name="T73_10">,<text:s/></text:span><text:span text:style-name="T73_11">S</text:span><text:span text:style-name="T73_12">.<text:s/>(2012).<text:s/>“</text:span><text:span text:style-name="T73_13">Cities</text:span><text:span text:style-name="T73_14"><text:s/></text:span><text:span text:style-name="T73_15">as</text:span><text:span text:style-name="T73_16"><text:s/></text:span><text:span text:style-name="T73_17">ecosystems</text:span><text:span text:style-name="T73_18">:<text:s/></text:span><text:span text:style-name="T73_19">Growth</text:span><text:span text:style-name="T73_20">,<text:s/></text:span><text:span text:style-name="T73_21">development</text:span><text:span text:style-name="T73_22">,<text:s/></text:span><text:span text:style-name="T73_23">and</text:span><text:span text:style-name="T73_24"><text:s/></text:span><text:span text:style-name="T73_25">implications</text:span><text:span text:style-name="T73_26"><text:s/></text:span><text:span text:style-name="T73_27">for</text:span><text:span text:style-name="T73_28"><text:s/></text:span><text:span text:style-name="T73_29">sustainability</text:span><text:span text:style-name="T73_30">.”<text:s/></text:span><text:span text:style-name="T73_31">Ecological</text:span><text:span text:style-name="T73_32"><text:s/></text:span><text:span text:style-name="T73_33">Modelling</text:span><text:span text:style-name="T73_34"><text:s/>245(2012):<text:s/>185-198.</text:span></text:p>
      <text:p text:style-name="P74"/>
      <text:p text:style-name="P75"><text:span text:style-name="T75_1">UM</text:span><text:span text:style-name="T75_2"><text:s/></text:span><text:span text:style-name="T75_3">Diagrams</text:span><text:span text:style-name="T75_4">:<text:s/></text:span><text:span text:style-name="T75_5">Hoornweg</text:span><text:span text:style-name="T75_6">,<text:s/></text:span><text:span text:style-name="T75_7">D</text:span><text:span text:style-name="T75_8">.,<text:s/></text:span><text:span text:style-name="T75_9">Campillo</text:span><text:span text:style-name="T75_10">,<text:s/></text:span><text:span text:style-name="T75_11">G</text:span><text:span text:style-name="T75_12">.,<text:s/></text:span><text:span text:style-name="T75_13">Linders</text:span><text:span text:style-name="T75_14">,<text:s/></text:span><text:span text:style-name="T75_15">D</text:span><text:span text:style-name="T75_16">.,<text:s/></text:span><text:span text:style-name="T75_17">Saldivar</text:span><text:span text:style-name="T75_18">-</text:span><text:span text:style-name="T75_19">Sali</text:span><text:span text:style-name="T75_20">,<text:s/></text:span><text:span text:style-name="T75_21">A</text:span><text:span text:style-name="T75_22">.,<text:s/>&amp;<text:s/></text:span><text:span text:style-name="T75_23">Sugar</text:span><text:span text:style-name="T75_24">,<text:s/></text:span><text:span text:style-name="T75_25">L</text:span><text:span text:style-name="T75_26">.<text:s/>(2012).<text:s text:c="2"/>“</text:span><text:span text:style-name="T75_27">Mainstreaming</text:span><text:span text:style-name="T75_28"><text:s/></text:span><text:span text:style-name="T75_29">Urban</text:span><text:span text:style-name="T75_30"><text:s/></text:span><text:span text:style-name="T75_31">Metabolism</text:span><text:span text:style-name="T75_32">:<text:s/></text:span><text:span text:style-name="T75_33">Advances</text:span><text:span text:style-name="T75_34"><text:s/></text:span><text:span text:style-name="T75_35">and</text:span><text:span text:style-name="T75_36"><text:s/></text:span><text:span text:style-name="T75_37">Studies</text:span><text:span text:style-name="T75_38"><text:s/></text:span><text:span text:style-name="T75_39">in</text:span><text:span text:style-name="T75_40"><text:s/></text:span><text:span text:style-name="T75_41">City</text:span><text:span text:style-name="T75_42"><text:s/></text:span><text:span text:style-name="T75_43">Participation</text:span><text:span text:style-name="T75_44">.”<text:s/></text:span><text:span text:style-name="T75_45">Proceedings</text:span><text:span text:style-name="T75_46"><text:s/></text:span><text:span text:style-name="T75_47">of</text:span><text:span text:style-name="T75_48"><text:s/></text:span><text:span text:style-name="T75_49">the</text:span><text:span text:style-name="T75_50"><text:s/></text:span><text:span text:style-name="T75_51">Sixth</text:span><text:span text:style-name="T75_52"><text:s/></text:span><text:span text:style-name="T75_53">Urban</text:span><text:span text:style-name="T75_54"><text:s/></text:span><text:span text:style-name="T75_55">Research</text:span><text:span text:style-name="T75_56"><text:s/></text:span><text:span text:style-name="T75_57">and</text:span><text:span text:style-name="T75_58"><text:s/></text:span><text:span text:style-name="T75_59">Knowledge</text:span><text:span text:style-name="T75_60"><text:s/></text:span><text:span text:style-name="T75_61">Symposium</text:span><text:span text:style-name="T75_62">.<text:s/></text:span><text:span text:style-name="T75_63">Available</text:span><text:span text:style-name="T75_64">:<text:s/></text:span><text:span text:style-name="T75_65"><text:a xlink:type="simple" xlink:href="http://siteresources.worldbank.org/INTURBANDEVELOPMENT/Resources/336387-1369969101352/Hoornweg-et-al.pdf"><text:span text:style-name="T75_66">http</text:span></text:a></text:span><text:span text:style-name="T75_67"><text:a xlink:type="simple" xlink:href="http://siteresources.worldbank.org/INTURBANDEVELOPMENT/Resources/336387-1369969101352/Hoornweg-et-al.pdf"><text:span text:style-name="T75_68">://</text:span></text:a></text:span><text:span text:style-name="T75_69"><text:a xlink:type="simple" xlink:href="http://siteresources.worldbank.org/INTURBANDEVELOPMENT/Resources/336387-1369969101352/Hoornweg-et-al.pdf"><text:span text:style-name="T75_70">siteresources</text:span></text:a></text:span><text:span text:style-name="T75_71"><text:a xlink:type="simple" xlink:href="http://siteresources.worldbank.org/INTURBANDEVELOPMENT/Resources/336387-1369969101352/Hoornweg-et-al.pdf"><text:span text:style-name="T75_72">.</text:span></text:a></text:span><text:span text:style-name="T75_73"><text:a xlink:type="simple" xlink:href="http://siteresources.worldbank.org/INTURBANDEVELOPMENT/Resources/336387-1369969101352/Hoornweg-et-al.pdf"><text:span text:style-name="T75_74">worldbank</text:span></text:a></text:span><text:span text:style-name="T75_75"><text:a xlink:type="simple" xlink:href="http://siteresources.worldbank.org/INTURBANDEVELOPMENT/Resources/336387-1369969101352/Hoornweg-et-al.pdf"><text:span text:style-name="T75_76">.</text:span></text:a></text:span><text:span text:style-name="T75_77"><text:a xlink:type="simple" xlink:href="http://siteresources.worldbank.org/INTURBANDEVELOPMENT/Resources/336387-1369969101352/Hoornweg-et-al.pdf"><text:span text:style-name="T75_78">org</text:span></text:a></text:span><text:span text:style-name="T75_79"><text:a xlink:type="simple" xlink:href="http://siteresources.worldbank.org/INTURBANDEVELOPMENT/Resources/336387-1369969101352/Hoornweg-et-al.pdf"><text:span text:style-name="T75_80">/</text:span></text:a></text:span><text:span text:style-name="T75_81"><text:a xlink:type="simple" xlink:href="http://siteresources.worldbank.org/INTURBANDEVELOPMENT/Resources/336387-1369969101352/Hoornweg-et-al.pdf"><text:span text:style-name="T75_82">INTURBANDEVELOPMENT</text:span></text:a></text:span><text:span text:style-name="T75_83"><text:a xlink:type="simple" xlink:href="http://siteresources.worldbank.org/INTURBANDEVELOPMENT/Resources/336387-1369969101352/Hoornweg-et-al.pdf"><text:span text:style-name="T75_84">/</text:span></text:a></text:span><text:span text:style-name="T75_85"><text:a xlink:type="simple" xlink:href="http://siteresources.worldbank.org/INTURBANDEVELOPMENT/Resources/336387-1369969101352/Hoornweg-et-al.pdf"><text:span text:style-name="T75_86">Resources</text:span></text:a></text:span><text:span text:style-name="T75_87"><text:a xlink:type="simple" xlink:href="http://siteresources.worldbank.org/INTURBANDEVELOPMENT/Resources/336387-1369969101352/Hoornweg-et-al.pdf"><text:span text:style-name="T75_88">/336387-1369969101352/</text:span></text:a></text:span><text:span text:style-name="T75_89"><text:a xlink:type="simple" xlink:href="http://siteresources.worldbank.org/INTURBANDEVELOPMENT/Resources/336387-1369969101352/Hoornweg-et-al.pdf"><text:span text:style-name="T75_90">Hoornweg</text:span></text:a></text:span><text:span text:style-name="T75_91"><text:a xlink:type="simple" xlink:href="http://siteresources.worldbank.org/INTURBANDEVELOPMENT/Resources/336387-1369969101352/Hoornweg-et-al.pdf"><text:span text:style-name="T75_92">-</text:span></text:a></text:span><text:span text:style-name="T75_93"><text:a xlink:type="simple" xlink:href="http://siteresources.worldbank.org/INTURBANDEVELOPMENT/Resources/336387-1369969101352/Hoornweg-et-al.pdf"><text:span text:style-name="T75_94">et</text:span></text:a></text:span><text:span text:style-name="T75_95"><text:a xlink:type="simple" xlink:href="http://siteresources.worldbank.org/INTURBANDEVELOPMENT/Resources/336387-1369969101352/Hoornweg-et-al.pdf"><text:span text:style-name="T75_96">-</text:span></text:a></text:span><text:span text:style-name="T75_97"><text:a xlink:type="simple" xlink:href="http://siteresources.worldbank.org/INTURBANDEVELOPMENT/Resources/336387-1369969101352/Hoornweg-et-al.pdf"><text:span text:style-name="T75_98">al</text:span></text:a></text:span><text:span text:style-name="T75_99"><text:a xlink:type="simple" xlink:href="http://siteresources.worldbank.org/INTURBANDEVELOPMENT/Resources/336387-1369969101352/Hoornweg-et-al.pdf"><text:span text:style-name="T75_100">.</text:span></text:a></text:span><text:span text:style-name="T75_101"><text:a xlink:type="simple" xlink:href="http://siteresources.worldbank.org/INTURBANDEVELOPMENT/Resources/336387-1369969101352/Hoornweg-et-al.pdf"><text:span text:style-name="T75_102">pdf</text:span></text:a></text:span><text:span text:style-name="T75_103"><text:s/>[</text:span><text:span text:style-name="T75_104">accessed</text:span><text:span text:style-name="T75_105"><text:s/>2016-06-19].</text:span></text:p>
      <text:p text:style-name="P76"/>
      <text:p text:style-name="P77"/>
      <text:p text:style-name="P78"><text:span text:style-name="T78_1">(</text:span><text:span text:style-name="T78_2">added</text:span><text:span text:style-name="T78_3"><text:s/></text:span><text:span text:style-name="T78_4">by</text:span><text:span text:style-name="T78_5"><text:s/></text:span><text:span text:style-name="T78_6">Juste</text:span><text:span text:style-name="T78_7">)</text:span></text:p>
      <text:p text:style-name="P79"><text:span text:style-name="T79_1">Olsen</text:span><text:span text:style-name="T79_2">,<text:s/></text:span><text:span text:style-name="T79_3">S</text:span><text:span text:style-name="T79_4">.<text:s/>(1982).<text:s/></text:span><text:span text:style-name="T79_5">Urban</text:span><text:span text:style-name="T79_6"><text:s/></text:span><text:span text:style-name="T79_7">metabolism</text:span><text:span text:style-name="T79_8"><text:s/></text:span><text:span text:style-name="T79_9">and</text:span><text:span text:style-name="T79_10"><text:s/></text:span><text:span text:style-name="T79_11">morphogenesis</text:span><text:span text:style-name="T79_12">.<text:s/></text:span><text:span text:style-name="T79_13">Urban</text:span><text:span text:style-name="T79_14"><text:s/></text:span><text:span text:style-name="T79_15">Geography</text:span><text:span text:style-name="T79_16">,</text:span><text:span text:style-name="T79_17">3</text:span><text:span text:style-name="T79_18">(2),<text:s/>87-109.</text:span></text:p>
      <text:p text:style-name="P80"><text:span text:style-name="T80_1"><text:tab/>-&gt;<text:s/></text:span><text:span text:style-name="T80_2">theory</text:span><text:span text:style-name="T80_3"><text:s/></text:span><text:span text:style-name="T80_4">of</text:span><text:span text:style-name="T80_5"><text:s/></text:span><text:span text:style-name="T80_6">the</text:span><text:span text:style-name="T80_7"><text:s/></text:span><text:span text:style-name="T80_8">city</text:span><text:span text:style-name="T80_9"><text:s/></text:span><text:span text:style-name="T80_10">as</text:span><text:span text:style-name="T80_11"><text:s/></text:span><text:span text:style-name="T80_12">an</text:span><text:span text:style-name="T80_13"><text:s/></text:span><text:span text:style-name="T80_14">organism</text:span><text:span text:style-name="T80_15">,<text:s/></text:span><text:span text:style-name="T80_16">associated</text:span><text:span text:style-name="T80_17"><text:s/></text:span><text:span text:style-name="T80_18">temporal</text:span><text:span text:style-name="T80_19"><text:s/></text:span><text:span text:style-name="T80_20">and</text:span><text:span text:style-name="T80_21"><text:s/></text:span><text:span text:style-name="T80_22">spatial</text:span><text:span text:style-name="T80_23"><text:s/></text:span><text:span text:style-name="T80_24">scales</text:span><text:span text:style-name="T80_25">,<text:s/></text:span><text:span text:style-name="T80_26">corresponding</text:span><text:span text:style-name="T80_27"><text:s/></text:span><text:span text:style-name="T80_28">cycles</text:span><text:span text:style-name="T80_29">,<text:s/></text:span><text:span text:style-name="T80_30">economic</text:span><text:span text:style-name="T80_31"><text:s/></text:span><text:span text:style-name="T80_32">variables</text:span><text:span text:style-name="T80_33"><text:s/></text:span><text:span text:style-name="T80_34">and</text:span><text:span text:style-name="T80_35"><text:s/></text:span><text:span text:style-name="T80_36">human</text:span><text:span text:style-name="T80_37"><text:s/></text:span><text:span text:style-name="T80_38">scales</text:span><text:span text:style-name="T80_39">.<text:s/></text:span><text:span text:style-name="T80_40">Cycles</text:span><text:span text:style-name="T80_41"><text:s/></text:span><text:span text:style-name="T80_42">are</text:span><text:span text:style-name="T80_43"><text:s/></text:span><text:span text:style-name="T80_44">detailed</text:span><text:span text:style-name="T80_45">,<text:s/></text:span><text:span text:style-name="T80_46">but</text:span><text:span text:style-name="T80_47"><text:s/></text:span><text:span text:style-name="T80_48">no</text:span><text:span text:style-name="T80_49"><text:s/></text:span><text:span text:style-name="T80_50">numerical</text:span><text:span text:style-name="T80_51"><text:s/></text:span><text:span text:style-name="T80_52">application</text:span><text:span text:style-name="T80_53"><text:s/></text:span><text:span text:style-name="T80_54">nor</text:span><text:span text:style-name="T80_55"><text:s/></text:span><text:span text:style-name="T80_56">conceptual</text:span><text:span text:style-name="T80_57"><text:s/></text:span><text:span text:style-name="T80_58">model</text:span><text:span text:style-name="T80_59">,<text:s/></text:span><text:span text:style-name="T80_60">stays</text:span><text:span text:style-name="T80_61"><text:s/></text:span><text:span text:style-name="T80_62">at</text:span><text:span text:style-name="T80_63"><text:s/></text:span><text:span text:style-name="T80_64">the</text:span><text:span text:style-name="T80_65"><text:s/></text:span><text:span text:style-name="T80_66">qualitative</text:span><text:span text:style-name="T80_67"><text:s/></text:span><text:span text:style-name="T80_68">descriptive</text:span><text:span text:style-name="T80_69"><text:s/></text:span><text:span text:style-name="T80_70">level</text:span><text:span text:style-name="T80_71">.<text:s/></text:span><text:span text:style-name="T80_72">Can</text:span><text:span text:style-name="T80_73"><text:s/></text:span><text:span text:style-name="T80_74">be</text:span><text:span text:style-name="T80_75"><text:s/></text:span><text:span text:style-name="T80_76">used</text:span><text:span text:style-name="T80_77"><text:s/></text:span><text:span text:style-name="T80_78">in</text:span><text:span text:style-name="T80_79"><text:s/></text:span><text:span text:style-name="T80_80">our</text:span><text:span text:style-name="T80_81"><text:s/></text:span><text:span text:style-name="T80_82">case</text:span><text:span text:style-name="T80_83"><text:s/></text:span><text:span text:style-name="T80_84">as</text:span><text:span text:style-name="T80_85"><text:s/></text:span><text:span text:style-name="T80_86">a</text:span><text:span text:style-name="T80_87"><text:s/>“</text:span><text:span text:style-name="T80_88">theoretical</text:span><text:span text:style-name="T80_89"><text:s/></text:span><text:span text:style-name="T80_90">backup</text:span><text:span text:style-name="T80_91">”<text:s/></text:span><text:span text:style-name="T80_92">reference</text:span><text:span text:style-name="T80_93">.</text:span></text:p>
      <text:p text:style-name="P81"/>
      <text:p text:style-name="P82"/>
      <text:p text:style-name="P83"><text:bookmark-start text:name="h.y9xum7gj2oys"/><text:bookmark-end text:name="h.y9xum7gj2oys"/><text:span text:style-name="T83_1">Network</text:span><text:span text:style-name="T83_2"><text:s/></text:span><text:span text:style-name="T83_3">Growth</text:span><text:span text:style-name="T83_4"><text:s/></text:span><text:span text:style-name="T83_5">Literature</text:span></text:p>
      <text:p text:style-name="P84"><text:span text:style-name="T84_1">(</text:span><text:span text:style-name="T84_2">not</text:span><text:span text:style-name="T84_3"><text:s/></text:span><text:span text:style-name="T84_4">sure</text:span><text:span text:style-name="T84_5"><text:s/></text:span><text:span text:style-name="T84_6">how</text:span><text:span text:style-name="T84_7"><text:s/></text:span><text:span text:style-name="T84_8">these</text:span><text:span text:style-name="T84_9"><text:s/></text:span><text:span text:style-name="T84_10">will</text:span><text:span text:style-name="T84_11"><text:s/></text:span><text:span text:style-name="T84_12">be</text:span><text:span text:style-name="T84_13"><text:s/></text:span><text:span text:style-name="T84_14">relevant</text:span><text:span text:style-name="T84_15"><text:s/></text:span><text:span text:style-name="T84_16">to</text:span><text:span text:style-name="T84_17"><text:s/></text:span><text:span text:style-name="T84_18">our</text:span><text:span text:style-name="T84_19"><text:s/></text:span><text:span text:style-name="T84_20">purpose</text:span><text:span text:style-name="T84_21">,<text:s/></text:span><text:span text:style-name="T84_22">these</text:span><text:span text:style-name="T84_23"><text:s/></text:span><text:span text:style-name="T84_24">are</text:span><text:span text:style-name="T84_25"><text:s/></text:span><text:span text:style-name="T84_26">example</text:span><text:span text:style-name="T84_27"><text:s/></text:span><text:span text:style-name="T84_28">of</text:span><text:span text:style-name="T84_29"><text:s/>“</text:span><text:span text:style-name="T84_30">network</text:span><text:span text:style-name="T84_31"><text:s/></text:span><text:span text:style-name="T84_32">morphogenesis</text:span><text:span text:style-name="T84_33">”<text:s/></text:span><text:span text:style-name="T84_34">models</text:span><text:span text:style-name="T84_35">,<text:s/></text:span><text:span text:style-name="T84_36">that</text:span><text:span text:style-name="T84_37"><text:s/></text:span><text:span text:style-name="T84_38">could</text:span><text:span text:style-name="T84_39"><text:s/></text:span><text:span text:style-name="T84_40">be</text:span><text:span text:style-name="T84_41"><text:s/></text:span><text:span text:style-name="T84_42">useful</text:span><text:span text:style-name="T84_43"><text:s/></text:span><text:span text:style-name="T84_44">if</text:span><text:span text:style-name="T84_45"><text:s/></text:span><text:span text:style-name="T84_46">we</text:span><text:span text:style-name="T84_47"><text:s/></text:span><text:span text:style-name="T84_48">choose</text:span><text:span text:style-name="T84_49"><text:s/></text:span><text:span text:style-name="T84_50">to</text:span><text:span text:style-name="T84_51"><text:s/></text:span><text:span text:style-name="T84_52">implement</text:span><text:span text:style-name="T84_53"><text:s/></text:span><text:span text:style-name="T84_54">a</text:span><text:span text:style-name="T84_55"><text:s/></text:span><text:span text:style-name="T84_56">dynamical</text:span><text:span text:style-name="T84_57"><text:s/></text:span><text:span text:style-name="T84_58">model</text:span><text:span text:style-name="T84_59"><text:s/></text:span><text:span text:style-name="T84_60">of</text:span><text:span text:style-name="T84_61"><text:s/></text:span><text:span text:style-name="T84_62">the</text:span><text:span text:style-name="T84_63"><text:s/></text:span><text:span text:style-name="T84_64">local</text:span><text:span text:style-name="T84_65"><text:s/></text:span><text:span text:style-name="T84_66">ecosystem</text:span><text:span text:style-name="T84_67">)</text:span></text:p>
      <text:p text:style-name="P85"/>
      <text:p text:style-name="P86"><text:span text:style-name="T86_1">Xie</text:span><text:span text:style-name="T86_2">,<text:s/></text:span><text:span text:style-name="T86_3">F</text:span><text:span text:style-name="T86_4">.,<text:s/>&amp;<text:s/></text:span><text:span text:style-name="T86_5">Levinson</text:span><text:span text:style-name="T86_6">,<text:s/></text:span><text:span text:style-name="T86_7">D</text:span><text:span text:style-name="T86_8">.<text:s/>(2009).<text:s/></text:span><text:span text:style-name="T86_9">Modeling</text:span><text:span text:style-name="T86_10"><text:s/></text:span><text:span text:style-name="T86_11">the</text:span><text:span text:style-name="T86_12"><text:s/></text:span><text:span text:style-name="T86_13">growth</text:span><text:span text:style-name="T86_14"><text:s/></text:span><text:span text:style-name="T86_15">of</text:span><text:span text:style-name="T86_16"><text:s/></text:span><text:span text:style-name="T86_17">transportation</text:span><text:span text:style-name="T86_18"><text:s/></text:span><text:span text:style-name="T86_19">networks</text:span><text:span text:style-name="T86_20">:<text:s/></text:span><text:span text:style-name="T86_21">a</text:span><text:span text:style-name="T86_22"><text:s/></text:span><text:span text:style-name="T86_23">comprehensive</text:span><text:span text:style-name="T86_24"><text:s/></text:span><text:span text:style-name="T86_25">review</text:span><text:span text:style-name="T86_26">.<text:s/></text:span><text:span text:style-name="T86_27">Networks</text:span><text:span text:style-name="T86_28"><text:s/></text:span><text:span text:style-name="T86_29">and</text:span><text:span text:style-name="T86_30"><text:s/></text:span><text:span text:style-name="T86_31">Spatial</text:span><text:span text:style-name="T86_32"><text:s/></text:span><text:span text:style-name="T86_33">Economics</text:span><text:span text:style-name="T86_34">,<text:s/></text:span><text:span text:style-name="T86_35">9</text:span><text:span text:style-name="T86_36">(3),<text:s/>291-307.</text:span></text:p>
      <text:p text:style-name="P87"><text:span text:style-name="T87_1"><text:s/><text:tab/>-&gt;<text:s/></text:span><text:span text:style-name="T87_2">gives</text:span><text:span text:style-name="T87_3"><text:s/></text:span><text:span text:style-name="T87_4">a</text:span><text:span text:style-name="T87_5"><text:s/></text:span><text:span text:style-name="T87_6">broad</text:span><text:span text:style-name="T87_7"><text:s/>(</text:span><text:span text:style-name="T87_8">but</text:span><text:span text:style-name="T87_9"><text:s/></text:span><text:span text:style-name="T87_10">not</text:span><text:span text:style-name="T87_11"><text:s/></text:span><text:span text:style-name="T87_12">complete</text:span><text:span text:style-name="T87_13">)<text:s/></text:span><text:span text:style-name="T87_14">view</text:span><text:span text:style-name="T87_15"><text:s/></text:span><text:span text:style-name="T87_16">on</text:span><text:span text:style-name="T87_17"><text:s/></text:span><text:span text:style-name="T87_18">transportation</text:span><text:span text:style-name="T87_19"><text:s/></text:span><text:span text:style-name="T87_20">network</text:span><text:span text:style-name="T87_21"><text:s/></text:span><text:span text:style-name="T87_22">growth</text:span><text:span text:style-name="T87_23">,<text:s/></text:span><text:span text:style-name="T87_24">from</text:span><text:span text:style-name="T87_25"><text:s/></text:span><text:span text:style-name="T87_26">the</text:span><text:span text:style-name="T87_27"><text:s/></text:span><text:span text:style-name="T87_28">point</text:span><text:span text:style-name="T87_29"><text:s/></text:span><text:span text:style-name="T87_30">of</text:span><text:span text:style-name="T87_31"><text:s/></text:span><text:span text:style-name="T87_32">view</text:span><text:span text:style-name="T87_33"><text:s/></text:span><text:span text:style-name="T87_34">of</text:span><text:span text:style-name="T87_35"><text:s/></text:span><text:span text:style-name="T87_36">economic</text:span><text:span text:style-name="T87_37"><text:s/></text:span><text:span text:style-name="T87_38">geography</text:span><text:span text:style-name="T87_39">.<text:s/></text:span><text:span text:style-name="T87_40">Includes</text:span><text:span text:style-name="T87_41">,<text:s/></text:span><text:span text:style-name="T87_42">besides</text:span><text:span text:style-name="T87_43"><text:s/></text:span><text:span text:style-name="T87_44">economical</text:span><text:span text:style-name="T87_45"><text:s/></text:span><text:span text:style-name="T87_46">models</text:span><text:span text:style-name="T87_47">,<text:s/></text:span><text:span text:style-name="T87_48">optimization</text:span><text:span text:style-name="T87_49"><text:s/></text:span><text:span text:style-name="T87_50">models</text:span><text:span text:style-name="T87_51"><text:s/>(</text:span><text:span text:style-name="T87_52">operational</text:span><text:span text:style-name="T87_53"><text:s/></text:span><text:span text:style-name="T87_54">research</text:span><text:span text:style-name="T87_55">)<text:s/></text:span><text:span text:style-name="T87_56">and</text:span><text:span text:style-name="T87_57"><text:s/></text:span><text:span text:style-name="T87_58">a</text:span><text:span text:style-name="T87_59"><text:s/></text:span><text:span text:style-name="T87_60">bit</text:span><text:span text:style-name="T87_61"><text:s/></text:span><text:span text:style-name="T87_62">of</text:span><text:span text:style-name="T87_63"><text:s/></text:span><text:span text:style-name="T87_64">network</text:span><text:span text:style-name="T87_65"><text:s/></text:span><text:span text:style-name="T87_66">science</text:span><text:span text:style-name="T87_67"><text:s/></text:span><text:span text:style-name="T87_68">literature</text:span><text:span text:style-name="T87_69">.<text:s/></text:span><text:span text:style-name="T87_70">Interesting</text:span><text:span text:style-name="T87_71"><text:s/></text:span><text:span text:style-name="T87_72">for</text:span><text:span text:style-name="T87_73"><text:s/></text:span><text:span text:style-name="T87_74">us</text:span><text:span text:style-name="T87_75"><text:s/></text:span><text:span text:style-name="T87_76">if</text:span><text:span text:style-name="T87_77"><text:s/></text:span><text:span text:style-name="T87_78">we</text:span><text:span text:style-name="T87_79"><text:s/></text:span><text:span text:style-name="T87_80">go</text:span><text:span text:style-name="T87_81"><text:s/></text:span><text:span text:style-name="T87_82">into</text:span><text:span text:style-name="T87_83"><text:s/></text:span><text:span text:style-name="T87_84">cost</text:span><text:span text:style-name="T87_85">-</text:span><text:span text:style-name="T87_86">driven</text:span><text:span text:style-name="T87_87"><text:s/></text:span><text:span text:style-name="T87_88">or</text:span><text:span text:style-name="T87_89"><text:s/></text:span><text:span text:style-name="T87_90">utility</text:span><text:span text:style-name="T87_91">-</text:span><text:span text:style-name="T87_92">driven</text:span><text:span text:style-name="T87_93"><text:s/></text:span><text:span text:style-name="T87_94">growth</text:span><text:span text:style-name="T87_95"><text:s/></text:span><text:span text:style-name="T87_96">e</text:span><text:span text:style-name="T87_97">.</text:span><text:span text:style-name="T87_98">g</text:span><text:span text:style-name="T87_99">.<text:s/></text:span><text:span text:style-name="T87_100">but</text:span><text:span text:style-name="T87_101"><text:s/></text:span><text:span text:style-name="T87_102">I</text:span><text:span text:style-name="T87_103">’</text:span><text:span text:style-name="T87_104">m</text:span><text:span text:style-name="T87_105"><text:s/></text:span><text:span text:style-name="T87_106">not</text:span><text:span text:style-name="T87_107"><text:s/></text:span><text:span text:style-name="T87_108">sure</text:span><text:span text:style-name="T87_109"><text:s/></text:span><text:span text:style-name="T87_110">it</text:span><text:span text:style-name="T87_111"><text:s/></text:span><text:span text:style-name="T87_112">is</text:span><text:span text:style-name="T87_113"><text:s/></text:span><text:span text:style-name="T87_114">a</text:span><text:span text:style-name="T87_115"><text:s/></text:span><text:span text:style-name="T87_116">good</text:span><text:span text:style-name="T87_117"><text:s/></text:span><text:span text:style-name="T87_118">path</text:span><text:span text:style-name="T87_119"><text:s/></text:span><text:span text:style-name="T87_120">to</text:span><text:span text:style-name="T87_121"><text:s/></text:span><text:span text:style-name="T87_122">follow</text:span><text:span text:style-name="T87_123">.</text:span></text:p>
      <text:p text:style-name="P88"/>
      <text:p text:style-name="P89"/>
      <text:p text:style-name="P90"><text:span text:style-name="T90_1">Tero</text:span><text:span text:style-name="T90_2">,<text:s/></text:span><text:span text:style-name="T90_3">A</text:span><text:span text:style-name="T90_4">.,<text:s/>&amp;<text:s/></text:span><text:span text:style-name="T90_5">al</text:span><text:span text:style-name="T90_6">.<text:s/>(2010).<text:s/></text:span><text:span text:style-name="T90_7">Rules</text:span><text:span text:style-name="T90_8"><text:s/></text:span><text:span text:style-name="T90_9">for</text:span><text:span text:style-name="T90_10"><text:s/></text:span><text:span text:style-name="T90_11">biologically</text:span><text:span text:style-name="T90_12"><text:s/></text:span><text:span text:style-name="T90_13">inspired</text:span><text:span text:style-name="T90_14"><text:s/></text:span><text:span text:style-name="T90_15">adaptive</text:span><text:span text:style-name="T90_16"><text:s/></text:span><text:span text:style-name="T90_17">network</text:span><text:span text:style-name="T90_18"><text:s/></text:span><text:span text:style-name="T90_19">design</text:span><text:span text:style-name="T90_20">.</text:span><text:span text:style-name="T90_21">Science</text:span><text:span text:style-name="T90_22">,<text:s/></text:span><text:span text:style-name="T90_23">327</text:span><text:span text:style-name="T90_24">(5964),<text:s/>439-442.</text:span></text:p>
      <text:p text:style-name="P91"><text:span text:style-name="T91_1"><text:tab/>-&gt;</text:span><text:span text:style-name="T91_2"><text:s/></text:span><text:span text:style-name="T91_3">idem</text:span><text:span text:style-name="T91_4"><text:s/></text:span><text:span text:style-name="T91_5">if</text:span><text:span text:style-name="T91_6"><text:s/></text:span><text:span text:style-name="T91_7">we</text:span><text:span text:style-name="T91_8"><text:s/></text:span><text:span text:style-name="T91_9">want</text:span><text:span text:style-name="T91_10"><text:s/></text:span><text:span text:style-name="T91_11">to</text:span><text:span text:style-name="T91_12"><text:s/></text:span><text:span text:style-name="T91_13">go</text:span><text:span text:style-name="T91_14"><text:s/></text:span><text:span text:style-name="T91_15">into</text:span><text:span text:style-name="T91_16"><text:s/></text:span><text:span text:style-name="T91_17">network</text:span><text:span text:style-name="T91_18"><text:s/></text:span><text:span text:style-name="T91_19">growth</text:span><text:span text:style-name="T91_20">,<text:s/></text:span><text:span text:style-name="T91_21">from</text:span><text:span text:style-name="T91_22"><text:s/></text:span><text:span text:style-name="T91_23">the</text:span><text:span text:style-name="T91_24"><text:s/></text:span><text:span text:style-name="T91_25">biological</text:span><text:span text:style-name="T91_26"><text:s/></text:span><text:span text:style-name="T91_27">point</text:span><text:span text:style-name="T91_28"><text:s/></text:span><text:span text:style-name="T91_29">of</text:span><text:span text:style-name="T91_30"><text:s/></text:span><text:span text:style-name="T91_31">view</text:span><text:span text:style-name="T91_32">,<text:s/></text:span><text:span text:style-name="T91_33">this</text:span><text:span text:style-name="T91_34"><text:s/></text:span><text:span text:style-name="T91_35">paper</text:span><text:span text:style-name="T91_36"><text:s/></text:span><text:span text:style-name="T91_37">gives</text:span><text:span text:style-name="T91_38"><text:s/></text:span><text:span text:style-name="T91_39">a</text:span><text:span text:style-name="T91_40"><text:s/></text:span><text:span text:style-name="T91_41">simple</text:span><text:span text:style-name="T91_42"><text:s/></text:span><text:span text:style-name="T91_43">model</text:span><text:span text:style-name="T91_44"><text:s/></text:span><text:span text:style-name="T91_45">for</text:span><text:span text:style-name="T91_46"><text:s/></text:span><text:span text:style-name="T91_47">designing</text:span><text:span text:style-name="T91_48"><text:s/></text:span><text:span text:style-name="T91_49">pareto</text:span><text:span text:style-name="T91_50">-</text:span><text:span text:style-name="T91_51">optimal</text:span><text:span text:style-name="T91_52"><text:s/>(</text:span><text:span text:style-name="T91_53">cost</text:span><text:span text:style-name="T91_54">/</text:span><text:span text:style-name="T91_55">robustness</text:span><text:span text:style-name="T91_56">)<text:s/></text:span><text:span text:style-name="T91_57">transportation</text:span><text:span text:style-name="T91_58"><text:s/></text:span><text:span text:style-name="T91_59">networks</text:span><text:span text:style-name="T91_60"><text:s/></text:span><text:span text:style-name="T91_61">given</text:span><text:span text:style-name="T91_62"><text:s/></text:span><text:span text:style-name="T91_63">a</text:span><text:span text:style-name="T91_64"><text:s/></text:span><text:span text:style-name="T91_65">distribution</text:span><text:span text:style-name="T91_66"><text:s/></text:span><text:span text:style-name="T91_67">of</text:span><text:span text:style-name="T91_68"><text:s/></text:span><text:span text:style-name="T91_69">resources</text:span><text:span text:style-name="T91_70">.<text:s/></text:span><text:span text:style-name="T91_71">These</text:span><text:span text:style-name="T91_72"><text:s/></text:span><text:span text:style-name="T91_73">could</text:span><text:span text:style-name="T91_74"><text:s/></text:span><text:span text:style-name="T91_75">be</text:span><text:span text:style-name="T91_76"><text:s/></text:span><text:span text:style-name="T91_77">the</text:span><text:span text:style-name="T91_78"><text:s/></text:span><text:span text:style-name="T91_79">companies</text:span><text:span text:style-name="T91_80"><text:s/></text:span><text:span text:style-name="T91_81">in</text:span><text:span text:style-name="T91_82"><text:s/></text:span><text:span text:style-name="T91_83">our</text:span><text:span text:style-name="T91_84"><text:s/></text:span><text:span text:style-name="T91_85">case</text:span><text:span text:style-name="T91_86">,<text:s/></text:span><text:span text:style-name="T91_87">as</text:span><text:span text:style-name="T91_88"><text:s/></text:span><text:span text:style-name="T91_89">the</text:span><text:span text:style-name="T91_90"><text:s/></text:span><text:span text:style-name="T91_91">model</text:span><text:span text:style-name="T91_92"><text:s/></text:span><text:span text:style-name="T91_93">works</text:span><text:span text:style-name="T91_94"><text:s/></text:span><text:span text:style-name="T91_95">with</text:span><text:span text:style-name="T91_96"><text:s/></text:span><text:span text:style-name="T91_97">source</text:span><text:span text:style-name="T91_98">-</text:span><text:span text:style-name="T91_99">sink</text:span><text:span text:style-name="T91_100"><text:s/></text:span><text:span text:style-name="T91_101">mechanisms</text:span><text:span text:style-name="T91_102"><text:s/></text:span><text:span text:style-name="T91_103">at</text:span><text:span text:style-name="T91_104"><text:s/></text:span><text:span text:style-name="T91_105">each</text:span><text:span text:style-name="T91_106"><text:s/></text:span><text:span text:style-name="T91_107">iteration</text:span><text:span text:style-name="T91_108"><text:s/></text:span><text:span text:style-name="T91_109">to</text:span><text:span text:style-name="T91_110"><text:s/></text:span><text:span text:style-name="T91_111">determine</text:span><text:span text:style-name="T91_112"><text:s/></text:span><text:span text:style-name="T91_113">transitory</text:span><text:span text:style-name="T91_114"><text:s/></text:span><text:span text:style-name="T91_115">flow</text:span><text:span text:style-name="T91_116"><text:s/></text:span><text:span text:style-name="T91_117">equilibria</text:span><text:span text:style-name="T91_118">,<text:s/></text:span><text:span text:style-name="T91_119">I</text:span><text:span text:style-name="T91_120"><text:s/></text:span><text:span text:style-name="T91_121">assume</text:span><text:span text:style-name="T91_122"><text:s/></text:span><text:span text:style-name="T91_123">it</text:span><text:span text:style-name="T91_124"><text:s/></text:span><text:span text:style-name="T91_125">could</text:span><text:span text:style-name="T91_126"><text:s/></text:span><text:span text:style-name="T91_127">be</text:span><text:span text:style-name="T91_128"><text:s/></text:span><text:span text:style-name="T91_129">generalized</text:span><text:span text:style-name="T91_130"><text:s/></text:span><text:span text:style-name="T91_131">to</text:span><text:span text:style-name="T91_132"><text:s/></text:span><text:span text:style-name="T91_133">heterogeneous</text:span><text:span text:style-name="T91_134"><text:s/></text:span><text:span text:style-name="T91_135">outputs</text:span><text:span text:style-name="T91_136">/</text:span><text:span text:style-name="T91_137">inputs</text:span><text:span text:style-name="T91_138"><text:s/>(</text:span><text:span text:style-name="T91_139">but</text:span><text:span text:style-name="T91_140"><text:s/></text:span><text:span text:style-name="T91_141">not</text:span><text:span text:style-name="T91_142"><text:s/></text:span><text:span text:style-name="T91_143">that</text:span><text:span text:style-name="T91_144"><text:s/></text:span><text:span text:style-name="T91_145">much</text:span><text:span text:style-name="T91_146">,<text:s/></text:span><text:span text:style-name="T91_147">I</text:span><text:span text:style-name="T91_148">’</text:span><text:span text:style-name="T91_149">m</text:span><text:span text:style-name="T91_150"><text:s/></text:span><text:span text:style-name="T91_151">not</text:span><text:span text:style-name="T91_152"><text:s/></text:span><text:span text:style-name="T91_153">sure</text:span><text:span text:style-name="T91_154"><text:s/></text:span><text:span text:style-name="T91_155">the</text:span><text:span text:style-name="T91_156"><text:s/></text:span><text:span text:style-name="T91_157">shit</text:span><text:span text:style-name="T91_158"><text:s/></text:span><text:span text:style-name="T91_159">would</text:span><text:span text:style-name="T91_160"><text:s/></text:span><text:span text:style-name="T91_161">still</text:span><text:span text:style-name="T91_162"><text:s/></text:span><text:span text:style-name="T91_163">converge</text:span><text:span text:style-name="T91_164"><text:s/></text:span><text:span text:style-name="T91_165">to</text:span><text:span text:style-name="T91_166"><text:s/></text:span><text:span text:style-name="T91_167">the</text:span><text:span text:style-name="T91_168"><text:s/></text:span><text:span text:style-name="T91_169">stationary</text:span><text:span text:style-name="T91_170"><text:s/></text:span><text:span text:style-name="T91_171">network</text:span><text:span text:style-name="T91_172"><text:s/></text:span><text:span text:style-name="T91_173">at</text:span><text:span text:style-name="T91_174"><text:s/></text:span><text:span text:style-name="T91_175">the</text:span><text:span text:style-name="T91_176"><text:s/></text:span><text:span text:style-name="T91_177">end</text:span><text:span text:style-name="T91_178">).</text:span></text:p>
      <text:p text:style-name="P92"/>
      <text:p text:style-name="P93"><text:bookmark-start text:name="h.62nrj7mebas"/><text:bookmark-end text:name="h.62nrj7mebas"/><text:span text:style-name="T93_1">System</text:span><text:span text:style-name="T93_2"><text:s/></text:span><text:span text:style-name="T93_3">of</text:span><text:span text:style-name="T93_4"><text:s/></text:span><text:span text:style-name="T93_5">Cities</text:span><text:span text:style-name="T93_6"><text:s/></text:span><text:span text:style-name="T93_7">Literature</text:span></text:p>
      <text:h text:style-name="P94" text:outline-level="10"><text:bookmark-start text:name="h.ks6f3bebwgl6"/><text:bookmark-end text:name="h.ks6f3bebwgl6"/><text:span text:style-name="T94_1">General</text:span><text:span text:style-name="T94_2"><text:s/></text:span></text:h>
      <text:p text:style-name="P95"/>
      <text:p text:style-name="P96"><text:span text:style-name="T96_1">General</text:span><text:span text:style-name="T96_2"><text:s/></text:span><text:span text:style-name="T96_3">reference</text:span><text:span text:style-name="T96_4"><text:s/></text:span><text:span text:style-name="T96_5">for</text:span><text:span text:style-name="T96_6"><text:s/></text:span><text:span text:style-name="T96_7">system</text:span><text:span text:style-name="T96_8"><text:s/></text:span><text:span text:style-name="T96_9">of</text:span><text:span text:style-name="T96_10"><text:s/></text:span><text:span text:style-name="T96_11">cities</text:span><text:span text:style-name="T96_12">,<text:s/></text:span><text:span text:style-name="T96_13">will</text:span><text:span text:style-name="T96_14"><text:s/></text:span><text:span text:style-name="T96_15">be</text:span><text:span text:style-name="T96_16"><text:s/></text:span><text:span text:style-name="T96_17">useful</text:span><text:span text:style-name="T96_18"><text:s/></text:span><text:span text:style-name="T96_19">when</text:span><text:span text:style-name="T96_20"><text:s/></text:span><text:span text:style-name="T96_21">justifying</text:span><text:span text:style-name="T96_22"><text:s/></text:span><text:span text:style-name="T96_23">the</text:span><text:span text:style-name="T96_24"><text:s/></text:span><text:span text:style-name="T96_25">embedding</text:span><text:span text:style-name="T96_26"><text:s/></text:span><text:span text:style-name="T96_27">of</text:span><text:span text:style-name="T96_28"><text:s/></text:span><text:span text:style-name="T96_29">the</text:span><text:span text:style-name="T96_30"><text:s/></text:span><text:span text:style-name="T96_31">meso</text:span><text:span text:style-name="T96_32">-</text:span><text:span text:style-name="T96_33">scale</text:span><text:span text:style-name="T96_34"><text:s/></text:span><text:span text:style-name="T96_35">model</text:span><text:span text:style-name="T96_36"><text:s/></text:span><text:span text:style-name="T96_37">into</text:span><text:span text:style-name="T96_38"><text:s/></text:span><text:span text:style-name="T96_39">macro</text:span><text:span text:style-name="T96_40">-</text:span><text:span text:style-name="T96_41">scale</text:span><text:span text:style-name="T96_42"><text:s/></text:span><text:span text:style-name="T96_43">of</text:span><text:span text:style-name="T96_44"><text:s/></text:span><text:span text:style-name="T96_45">the</text:span><text:span text:style-name="T96_46"><text:s/></text:span><text:span text:style-name="T96_47">system</text:span><text:span text:style-name="T96_48"><text:s/></text:span><text:span text:style-name="T96_49">of</text:span><text:span text:style-name="T96_50"><text:s/></text:span><text:span text:style-name="T96_51">cities</text:span></text:p>
      <text:p text:style-name="P97"><text:span text:style-name="T97_1">Pumain</text:span><text:span text:style-name="T97_2">,<text:s/></text:span><text:span text:style-name="T97_3">D</text:span><text:span text:style-name="T97_4">.<text:s/>(2012).<text:s/></text:span><text:span text:style-name="T97_5">Urban</text:span><text:span text:style-name="T97_6"><text:s/></text:span><text:span text:style-name="T97_7">systems</text:span><text:span text:style-name="T97_8"><text:s/></text:span><text:span text:style-name="T97_9">dynamics</text:span><text:span text:style-name="T97_10">,<text:s/></text:span><text:span text:style-name="T97_11">urban</text:span><text:span text:style-name="T97_12"><text:s/></text:span><text:span text:style-name="T97_13">growth</text:span><text:span text:style-name="T97_14"><text:s/></text:span><text:span text:style-name="T97_15">and</text:span><text:span text:style-name="T97_16"><text:s/></text:span><text:span text:style-name="T97_17">scaling</text:span><text:span text:style-name="T97_18"><text:s/></text:span><text:span text:style-name="T97_19">laws</text:span><text:span text:style-name="T97_20">:<text:s/></text:span><text:span text:style-name="T97_21">The</text:span><text:span text:style-name="T97_22"><text:s/></text:span><text:span text:style-name="T97_23">question</text:span><text:span text:style-name="T97_24"><text:s/></text:span><text:span text:style-name="T97_25">of</text:span><text:span text:style-name="T97_26"><text:s/></text:span><text:span text:style-name="T97_27">ergodicity</text:span><text:span text:style-name="T97_28">.<text:s/></text:span><text:span text:style-name="T97_29">In</text:span><text:span text:style-name="T97_30"><text:s/></text:span><text:span text:style-name="T97_31">Complexity</text:span><text:span text:style-name="T97_32"><text:s/></text:span><text:span text:style-name="T97_33">Theories</text:span><text:span text:style-name="T97_34"><text:s/></text:span><text:span text:style-name="T97_35">of</text:span><text:span text:style-name="T97_36"><text:s/></text:span><text:span text:style-name="T97_37">Cities</text:span><text:span text:style-name="T97_38"><text:s/></text:span><text:span text:style-name="T97_39">Have</text:span><text:span text:style-name="T97_40"><text:s/></text:span><text:span text:style-name="T97_41">Come</text:span><text:span text:style-name="T97_42"><text:s/></text:span><text:span text:style-name="T97_43">of</text:span><text:span text:style-name="T97_44"><text:s/></text:span><text:span text:style-name="T97_45">Age</text:span><text:span text:style-name="T97_46">(</text:span><text:span text:style-name="T97_47">pp</text:span><text:span text:style-name="T97_48">.<text:s/>91-103).<text:s/></text:span><text:span text:style-name="T97_49">Springer</text:span><text:span text:style-name="T97_50"><text:s/></text:span><text:span text:style-name="T97_51">Berlin</text:span><text:span text:style-name="T97_52"><text:s/></text:span><text:span text:style-name="T97_53">Heidelberg</text:span><text:span text:style-name="T97_54">.</text:span></text:p>
      <text:p text:style-name="P98"><text:span text:style-name="T98_1"><text:tab/>-&gt;<text:s/></text:span><text:span text:style-name="T98_2">In</text:span><text:span text:style-name="T98_3"><text:s/></text:span><text:span text:style-name="T98_4">particular</text:span><text:span text:style-name="T98_5">,<text:s/></text:span><text:span text:style-name="T98_6">recalls</text:span><text:span text:style-name="T98_7"><text:s/></text:span><text:span text:style-name="T98_8">the</text:span><text:span text:style-name="T98_9"><text:s/></text:span><text:span text:style-name="T98_10">evolutive</text:span><text:span text:style-name="T98_11"><text:s/></text:span><text:span text:style-name="T98_12">theory</text:span><text:span text:style-name="T98_13"><text:s/></text:span><text:span text:style-name="T98_14">of</text:span><text:span text:style-name="T98_15"><text:s/></text:span><text:span text:style-name="T98_16">cities</text:span><text:span text:style-name="T98_17">,<text:s/></text:span><text:span text:style-name="T98_18">that</text:span><text:span text:style-name="T98_19"><text:s/></text:span><text:span text:style-name="T98_20">considers</text:span><text:span text:style-name="T98_21"><text:s/></text:span><text:span text:style-name="T98_22">system</text:span><text:span text:style-name="T98_23"><text:s/></text:span><text:span text:style-name="T98_24">of</text:span><text:span text:style-name="T98_25"><text:s/></text:span><text:span text:style-name="T98_26">cities</text:span><text:span text:style-name="T98_27"><text:s/></text:span><text:span text:style-name="T98_28">as</text:span><text:span text:style-name="T98_29"><text:s/></text:span><text:span text:style-name="T98_30">complex</text:span><text:span text:style-name="T98_31"><text:s/></text:span><text:span text:style-name="T98_32">adaptive</text:span><text:span text:style-name="T98_33"><text:s/></text:span><text:span text:style-name="T98_34">systems</text:span><text:span text:style-name="T98_35"><text:s/>(</text:span><text:span text:style-name="T98_36">with</text:span><text:span text:style-name="T98_37"><text:s/></text:span><text:span text:style-name="T98_38">all</text:span><text:span text:style-name="T98_39"><text:s/></text:span><text:span text:style-name="T98_40">non</text:span><text:span text:style-name="T98_41">-</text:span><text:span text:style-name="T98_42">stationarity</text:span><text:span text:style-name="T98_43"><text:s/></text:span><text:span text:style-name="T98_44">etc</text:span><text:span text:style-name="T98_45"><text:s/></text:span><text:span text:style-name="T98_46">implications</text:span><text:span text:style-name="T98_47">),<text:s/></text:span><text:span text:style-name="T98_48">and</text:span><text:span text:style-name="T98_49"><text:s/></text:span><text:span text:style-name="T98_50">cities</text:span><text:span text:style-name="T98_51"><text:s/></text:span><text:span text:style-name="T98_52">are</text:span><text:span text:style-name="T98_53"><text:s/></text:span><text:span text:style-name="T98_54">systems</text:span><text:span text:style-name="T98_55"><text:s/></text:span><text:span text:style-name="T98_56">within</text:span><text:span text:style-name="T98_57"><text:s/></text:span><text:span text:style-name="T98_58">systems</text:span><text:span text:style-name="T98_59"><text:s/>(</text:span><text:span text:style-name="T98_60">cf</text:span><text:span text:style-name="T98_61"><text:s/></text:span><text:span text:style-name="T98_62">Berry</text:span><text:span text:style-name="T98_63">),<text:s/></text:span><text:span text:style-name="T98_64">and</text:span><text:span text:style-name="T98_65"><text:s/></text:span><text:span text:style-name="T98_66">especially</text:span><text:span text:style-name="T98_67"><text:s/></text:span><text:span text:style-name="T98_68">the</text:span><text:span text:style-name="T98_69"><text:s/></text:span><text:span text:style-name="T98_70">motor</text:span><text:span text:style-name="T98_71"><text:s/></text:span><text:span text:style-name="T98_72">of</text:span><text:span text:style-name="T98_73"><text:s/></text:span><text:span text:style-name="T98_74">social</text:span><text:span text:style-name="T98_75"><text:s/></text:span><text:span text:style-name="T98_76">change</text:span><text:span text:style-name="T98_77">.<text:s/></text:span><text:span text:style-name="T98_78">For</text:span><text:span text:style-name="T98_79"><text:s/></text:span><text:span text:style-name="T98_80">me</text:span><text:span text:style-name="T98_81"><text:s/></text:span><text:span text:style-name="T98_82">the</text:span><text:span text:style-name="T98_83"><text:s/></text:span><text:span text:style-name="T98_84">general</text:span><text:span text:style-name="T98_85"><text:s/></text:span><text:span text:style-name="T98_86">theory</text:span><text:span text:style-name="T98_87"><text:s/></text:span><text:span text:style-name="T98_88">has</text:span><text:span text:style-name="T98_89"><text:s/></text:span><text:span text:style-name="T98_90">implications</text:span><text:span text:style-name="T98_91"><text:s/></text:span><text:span text:style-name="T98_92">for</text:span><text:span text:style-name="T98_93"><text:s/></text:span><text:span text:style-name="T98_94">the</text:span><text:span text:style-name="T98_95"><text:s/></text:span><text:span text:style-name="T98_96">feasibility</text:span><text:span text:style-name="T98_97"><text:s/></text:span><text:span text:style-name="T98_98">at</text:span><text:span text:style-name="T98_99"><text:s/></text:span><text:span text:style-name="T98_100">a</text:span><text:span text:style-name="T98_101"><text:s/></text:span><text:span text:style-name="T98_102">macro</text:span><text:span text:style-name="T98_103">-</text:span><text:span text:style-name="T98_104">scale</text:span><text:span text:style-name="T98_105">,<text:s/></text:span><text:span text:style-name="T98_106">and</text:span><text:span text:style-name="T98_107"><text:s/></text:span><text:span text:style-name="T98_108">the</text:span><text:span text:style-name="T98_109"><text:s/></text:span><text:span text:style-name="T98_110">last</text:span><text:span text:style-name="T98_111"><text:s/></text:span><text:span text:style-name="T98_112">point</text:span><text:span text:style-name="T98_113"><text:s/></text:span><text:span text:style-name="T98_114">implies</text:span><text:span text:style-name="T98_115"><text:s/></text:span><text:span text:style-name="T98_116">that</text:span><text:span text:style-name="T98_117"><text:s/></text:span><text:span text:style-name="T98_118">the</text:span><text:span text:style-name="T98_119"><text:s/>“</text:span><text:span text:style-name="T98_120">innovation</text:span><text:span text:style-name="T98_121">”<text:s/></text:span><text:span text:style-name="T98_122">we</text:span><text:span text:style-name="T98_123"><text:s/></text:span><text:span text:style-name="T98_124">focus</text:span><text:span text:style-name="T98_125"><text:s/></text:span><text:span text:style-name="T98_126">on</text:span><text:span text:style-name="T98_127"><text:s/>(</text:span><text:span text:style-name="T98_128">switch</text:span><text:span text:style-name="T98_129"><text:s/></text:span><text:span text:style-name="T98_130">towards</text:span><text:span text:style-name="T98_131"><text:s/></text:span><text:span text:style-name="T98_132">a</text:span><text:span text:style-name="T98_133"><text:s/></text:span><text:span text:style-name="T98_134">circular</text:span><text:span text:style-name="T98_135"><text:s/></text:span><text:span text:style-name="T98_136">economy</text:span><text:span text:style-name="T98_137">)<text:s/></text:span><text:span text:style-name="T98_138">has</text:span><text:span text:style-name="T98_139"><text:s/></text:span><text:span text:style-name="T98_140">to</text:span><text:span text:style-name="T98_141"><text:s/></text:span><text:span text:style-name="T98_142">take</text:span><text:span text:style-name="T98_143"><text:s/></text:span><text:span text:style-name="T98_144">place</text:span><text:span text:style-name="T98_145"><text:s/></text:span><text:span text:style-name="T98_146">first</text:span><text:span text:style-name="T98_147"><text:s/></text:span><text:span text:style-name="T98_148">in</text:span><text:span text:style-name="T98_149"><text:s/></text:span><text:span text:style-name="T98_150">cities</text:span><text:span text:style-name="T98_151">.</text:span></text:p>
      <text:p text:style-name="P99"/>
      <text:p text:style-name="P100"/>
      <text:h text:style-name="P101" text:outline-level="10"><text:bookmark-start text:name="h.cgsnlz8wndak"/><text:bookmark-end text:name="h.cgsnlz8wndak"/><text:span text:style-name="T101_1">Industrial</text:span><text:span text:style-name="T101_2"><text:s/></text:span><text:span text:style-name="T101_3">Ecology</text:span></text:h>
      <text:p text:style-name="P102"/>
      <text:p text:style-name="P103"><text:span text:style-name="T103_1">Bai</text:span><text:span text:style-name="T103_2">,<text:s/></text:span><text:span text:style-name="T103_3">X</text:span><text:span text:style-name="T103_4">.<text:s/>(2007).<text:s/></text:span><text:span text:style-name="T103_5">Industrial</text:span><text:span text:style-name="T103_6"><text:s/></text:span><text:span text:style-name="T103_7">ecology</text:span><text:span text:style-name="T103_8"><text:s/></text:span><text:span text:style-name="T103_9">and</text:span><text:span text:style-name="T103_10"><text:s/></text:span><text:span text:style-name="T103_11">the</text:span><text:span text:style-name="T103_12"><text:s/></text:span><text:span text:style-name="T103_13">global</text:span><text:span text:style-name="T103_14"><text:s/></text:span><text:span text:style-name="T103_15">impacts</text:span><text:span text:style-name="T103_16"><text:s/></text:span><text:span text:style-name="T103_17">of</text:span><text:span text:style-name="T103_18"><text:s/></text:span><text:span text:style-name="T103_19">cities</text:span><text:span text:style-name="T103_20">.<text:s/></text:span><text:span text:style-name="T103_21">Journal</text:span><text:span text:style-name="T103_22"><text:s/></text:span><text:span text:style-name="T103_23">of</text:span><text:span text:style-name="T103_24"><text:s/></text:span><text:span text:style-name="T103_25">Industrial</text:span><text:span text:style-name="T103_26"><text:s/></text:span><text:span text:style-name="T103_27">Ecology</text:span><text:span text:style-name="T103_28">,<text:s/></text:span><text:span text:style-name="T103_29">11</text:span><text:span text:style-name="T103_30">(2),<text:s/>1-6.</text:span></text:p>
      <text:p text:style-name="P104"><text:span text:style-name="T104_1"><text:tab/>-&gt;<text:s/></text:span><text:span text:style-name="T104_2">editorial</text:span><text:span text:style-name="T104_3"><text:s/></text:span><text:span text:style-name="T104_4">for</text:span><text:span text:style-name="T104_5"><text:s/></text:span><text:span text:style-name="T104_6">journal</text:span><text:span text:style-name="T104_7"><text:s/></text:span><text:span text:style-name="T104_8">of</text:span><text:span text:style-name="T104_9"><text:s/></text:span><text:span text:style-name="T104_10">Indus</text:span><text:span text:style-name="T104_11">.<text:s/></text:span><text:span text:style-name="T104_12">Ecology</text:span><text:span text:style-name="T104_13"><text:s/>(</text:span><text:span text:style-name="T104_14">close</text:span><text:span text:style-name="T104_15"><text:s/></text:span><text:span text:style-name="T104_16">to</text:span><text:span text:style-name="T104_17"><text:s/></text:span><text:span text:style-name="T104_18">an</text:span><text:span text:style-name="T104_19"><text:s/></text:span><text:span text:style-name="T104_20">opinion</text:span><text:span text:style-name="T104_21"><text:s/></text:span><text:span text:style-name="T104_22">paper</text:span><text:span text:style-name="T104_23">).<text:s/></text:span><text:span text:style-name="T104_24">Relatively</text:span><text:span text:style-name="T104_25"><text:s/></text:span><text:span text:style-name="T104_26">close</text:span><text:span text:style-name="T104_27"><text:s/></text:span><text:span text:style-name="T104_28">to</text:span><text:span text:style-name="T104_29"><text:s/></text:span><text:span text:style-name="T104_30">our</text:span><text:span text:style-name="T104_31"><text:s/></text:span><text:span text:style-name="T104_32">position</text:span><text:span text:style-name="T104_33">,<text:s/></text:span><text:span text:style-name="T104_34">as</text:span><text:span text:style-name="T104_35"><text:s/></text:span><text:span text:style-name="T104_36">argues</text:span><text:span text:style-name="T104_37"><text:s/></text:span><text:span text:style-name="T104_38">that</text:span><text:span text:style-name="T104_39"><text:s/></text:span><text:span text:style-name="T104_40">study</text:span><text:span text:style-name="T104_41"><text:s/></text:span><text:span text:style-name="T104_42">of</text:span><text:span text:style-name="T104_43"><text:s/></text:span><text:span text:style-name="T104_44">cities</text:span><text:span text:style-name="T104_45"><text:s/></text:span><text:span text:style-name="T104_46">and</text:span><text:span text:style-name="T104_47"><text:s/></text:span><text:span text:style-name="T104_48">industrial</text:span><text:span text:style-name="T104_49"><text:s/></text:span><text:span text:style-name="T104_50">ecology</text:span><text:span text:style-name="T104_51"><text:s/></text:span><text:span text:style-name="T104_52">have</text:span><text:span text:style-name="T104_53"><text:s/></text:span><text:span text:style-name="T104_54">to</text:span><text:span text:style-name="T104_55"><text:s/></text:span><text:span text:style-name="T104_56">be</text:span><text:span text:style-name="T104_57"><text:s/></text:span><text:span text:style-name="T104_58">reconciled</text:span><text:span text:style-name="T104_59"><text:s/>(~<text:s/></text:span><text:span text:style-name="T104_60">look</text:span><text:span text:style-name="T104_61"><text:s/></text:span><text:span text:style-name="T104_62">at</text:span><text:span text:style-name="T104_63"><text:s/></text:span><text:span text:style-name="T104_64">industrial</text:span><text:span text:style-name="T104_65"><text:s/></text:span><text:span text:style-name="T104_66">ecology</text:span><text:span text:style-name="T104_67"><text:s/></text:span><text:span text:style-name="T104_68">from</text:span><text:span text:style-name="T104_69"><text:s/></text:span><text:span text:style-name="T104_70">a</text:span><text:span text:style-name="T104_71"><text:s/></text:span><text:span text:style-name="T104_72">complexity</text:span><text:span text:style-name="T104_73"><text:s/></text:span><text:span text:style-name="T104_74">perspective</text:span><text:span text:style-name="T104_75">).<text:s/>“</text:span><text:span text:style-name="T104_76">Tackling</text:span><text:span text:style-name="T104_77"><text:s/></text:span><text:span text:style-name="T104_78">global</text:span><text:span text:style-name="T104_79"><text:s/></text:span><text:span text:style-name="T104_80">problems</text:span><text:span text:style-name="T104_81"><text:s/></text:span><text:span text:style-name="T104_82">at</text:span><text:span text:style-name="T104_83"><text:s/></text:span><text:span text:style-name="T104_84">the</text:span><text:span text:style-name="T104_85"><text:s/></text:span><text:span text:style-name="T104_86">local</text:span><text:span text:style-name="T104_87"><text:s/></text:span><text:span text:style-name="T104_88">level</text:span><text:span text:style-name="T104_89">.”</text:span></text:p>
      <text:p text:style-name="P105"/>
      <text:p text:style-name="P106"/>
      <text:p text:style-name="P107"/>
      <text:p text:style-name="P108"><text:span text:style-name="T108_1">Citation</text:span><text:span text:style-name="T108_2"><text:s/></text:span><text:span text:style-name="T108_3">on</text:span><text:span text:style-name="T108_4"><text:s/></text:span><text:span text:style-name="T108_5">information</text:span><text:span text:style-name="T108_6"><text:s/></text:span><text:span text:style-name="T108_7">theory</text:span><text:span text:style-name="T108_8"><text:s/></text:span><text:span text:style-name="T108_9">in</text:span><text:span text:style-name="T108_10"><text:s/></text:span><text:span text:style-name="T108_11">ecological</text:span><text:span text:style-name="T108_12"><text:s/></text:span><text:span text:style-name="T108_13">systems</text:span><text:span text:style-name="T108_14">.<text:s/></text:span><text:span text:style-name="T108_15">Could</text:span><text:span text:style-name="T108_16"><text:s/></text:span><text:span text:style-name="T108_17">be</text:span><text:span text:style-name="T108_18"><text:s/></text:span><text:span text:style-name="T108_19">nice</text:span><text:span text:style-name="T108_20"><text:s/></text:span><text:span text:style-name="T108_21">for</text:span><text:span text:style-name="T108_22"><text:s/></text:span><text:span text:style-name="T108_23">model</text:span><text:span text:style-name="T108_24"><text:s/></text:span><text:span text:style-name="T108_25">comparison</text:span><text:span text:style-name="T108_26">:</text:span></text:p>
      <text:p text:style-name="P109"><text:span text:style-name="T109_1">Ulanowicz</text:span><text:span text:style-name="T109_2">,<text:s/></text:span><text:span text:style-name="T109_3">R</text:span><text:span text:style-name="T109_4">.<text:s/></text:span><text:span text:style-name="T109_5">E</text:span><text:span text:style-name="T109_6">.,<text:s/>&amp;<text:s/></text:span><text:span text:style-name="T109_7">Wolff</text:span><text:span text:style-name="T109_8">,<text:s/></text:span><text:span text:style-name="T109_9">W</text:span><text:span text:style-name="T109_10">.<text:s/></text:span><text:span text:style-name="T109_11">F</text:span><text:span text:style-name="T109_12">.<text:s/>(1991).<text:s/></text:span><text:span text:style-name="T109_13">Ecosystem</text:span><text:span text:style-name="T109_14"><text:s/></text:span><text:span text:style-name="T109_15">flow</text:span><text:span text:style-name="T109_16"><text:s/></text:span><text:span text:style-name="T109_17">networks</text:span><text:span text:style-name="T109_18">:<text:s/></text:span><text:span text:style-name="T109_19">loaded</text:span><text:span text:style-name="T109_20"><text:s/></text:span><text:span text:style-name="T109_21">dice</text:span><text:span text:style-name="T109_22">?.<text:s/></text:span><text:span text:style-name="T109_23">Mathematical</text:span><text:span text:style-name="T109_24"><text:s/></text:span><text:span text:style-name="T109_25">Biosciences</text:span><text:span text:style-name="T109_26">,<text:s/></text:span><text:span text:style-name="T109_27">103</text:span><text:span text:style-name="T109_28">(1),<text:s/>45-68.</text:span></text:p>
      <text:p text:style-name="P110"/>
      <text:p text:style-name="P111"><text:span text:style-name="T111_1">“</text:span><text:span text:style-name="T111_2">Complexity</text:span><text:span text:style-name="T111_3">”<text:s/></text:span><text:span text:style-name="T111_4">in</text:span><text:span text:style-name="T111_5"><text:s/></text:span><text:span text:style-name="T111_6">industrial</text:span><text:span text:style-name="T111_7"><text:s/></text:span><text:span text:style-name="T111_8">symbiosis</text:span><text:span text:style-name="T111_9"><text:s/></text:span><text:span text:style-name="T111_10">literature</text:span></text:p>
      <text:p text:style-name="P112"><text:span text:style-name="T112_1">This</text:span><text:span text:style-name="T112_2"><text:s/></text:span><text:span text:style-name="T112_3">paper</text:span><text:span text:style-name="T112_4"><text:s/></text:span><text:span text:style-name="T112_5">does</text:span><text:span text:style-name="T112_6"><text:s/></text:span><text:span text:style-name="T112_7">simulations</text:span><text:span text:style-name="T112_8"><text:s/></text:span><text:span text:style-name="T112_9">based</text:span><text:span text:style-name="T112_10"><text:s/></text:span><text:span text:style-name="T112_11">on</text:span><text:span text:style-name="T112_12"><text:s/></text:span><text:span text:style-name="T112_13">real</text:span><text:span text:style-name="T112_14"><text:s/></text:span><text:span text:style-name="T112_15">data</text:span><text:span text:style-name="T112_16"><text:s/></text:span><text:span text:style-name="T112_17">on</text:span><text:span text:style-name="T112_18"><text:s/></text:span><text:span text:style-name="T112_19">the</text:span><text:span text:style-name="T112_20"><text:s/></text:span><text:span text:style-name="T112_21">resilience</text:span><text:span text:style-name="T112_22"><text:s/></text:span><text:span text:style-name="T112_23">of</text:span><text:span text:style-name="T112_24"><text:s/></text:span><text:span text:style-name="T112_25">industrial</text:span><text:span text:style-name="T112_26"><text:s/></text:span><text:span text:style-name="T112_27">symbioses</text:span><text:span text:style-name="T112_28"><text:s/></text:span><text:span text:style-name="T112_29">networks</text:span><text:span text:style-name="T112_30"><text:s/></text:span><text:span text:style-name="T112_31">by</text:span><text:span text:style-name="T112_32"><text:s/></text:span><text:span text:style-name="T112_33">looking</text:span><text:span text:style-name="T112_34"><text:s/></text:span><text:span text:style-name="T112_35">at</text:span><text:span text:style-name="T112_36"><text:s/></text:span><text:span text:style-name="T112_37">what</text:span><text:span text:style-name="T112_38"><text:s/></text:span><text:span text:style-name="T112_39">happens</text:span><text:span text:style-name="T112_40"><text:s/></text:span><text:span text:style-name="T112_41">if</text:span><text:span text:style-name="T112_42"><text:s/></text:span><text:span text:style-name="T112_43">a</text:span><text:span text:style-name="T112_44"><text:s/></text:span><text:span text:style-name="T112_45">node</text:span><text:span text:style-name="T112_46"><text:s/></text:span><text:span text:style-name="T112_47">get</text:span><text:span text:style-name="T112_48"><text:s/></text:span><text:span text:style-name="T112_49">removed</text:span><text:span text:style-name="T112_50">.</text:span></text:p>
      <text:p text:style-name="P113"><text:span text:style-name="T113_1">Li</text:span><text:span text:style-name="T113_2">,<text:s/></text:span><text:span text:style-name="T113_3">Y</text:span><text:span text:style-name="T113_4">.,<text:s/>&amp;<text:s/></text:span><text:span text:style-name="T113_5">Shi</text:span><text:span text:style-name="T113_6">,<text:s/></text:span><text:span text:style-name="T113_7">L</text:span><text:span text:style-name="T113_8">.<text:s/>(2015).<text:s/></text:span><text:span text:style-name="T113_9">The</text:span><text:span text:style-name="T113_10"><text:s/></text:span><text:span text:style-name="T113_11">resilience</text:span><text:span text:style-name="T113_12"><text:s/></text:span><text:span text:style-name="T113_13">of</text:span><text:span text:style-name="T113_14"><text:s/></text:span><text:span text:style-name="T113_15">interdependent</text:span><text:span text:style-name="T113_16"><text:s/></text:span><text:span text:style-name="T113_17">industrial</text:span><text:span text:style-name="T113_18"><text:s/></text:span><text:span text:style-name="T113_19">symbiosis</text:span><text:span text:style-name="T113_20"><text:s/></text:span><text:span text:style-name="T113_21">networks</text:span><text:span text:style-name="T113_22">:<text:s/></text:span><text:span text:style-name="T113_23">A</text:span><text:span text:style-name="T113_24"><text:s/></text:span><text:span text:style-name="T113_25">case</text:span><text:span text:style-name="T113_26"><text:s/></text:span><text:span text:style-name="T113_27">of</text:span><text:span text:style-name="T113_28"><text:s/></text:span><text:span text:style-name="T113_29">Yixing</text:span><text:span text:style-name="T113_30"><text:s/></text:span><text:span text:style-name="T113_31">Economic</text:span><text:span text:style-name="T113_32"><text:s/></text:span><text:span text:style-name="T113_33">and</text:span><text:span text:style-name="T113_34"><text:s/></text:span><text:span text:style-name="T113_35">Technological</text:span><text:span text:style-name="T113_36"><text:s/></text:span><text:span text:style-name="T113_37">Development</text:span><text:span text:style-name="T113_38"><text:s/></text:span><text:span text:style-name="T113_39">Zone</text:span><text:span text:style-name="T113_40">.<text:s/></text:span><text:span text:style-name="T113_41">Journal</text:span><text:span text:style-name="T113_42"><text:s/></text:span><text:span text:style-name="T113_43">of</text:span><text:span text:style-name="T113_44"><text:s/></text:span><text:span text:style-name="T113_45">Industrial</text:span><text:span text:style-name="T113_46"><text:s/></text:span><text:span text:style-name="T113_47">Ecology</text:span><text:span text:style-name="T113_48">,<text:s/></text:span><text:span text:style-name="T113_49">19</text:span><text:span text:style-name="T113_50">(2),<text:s/>264-273.</text:span></text:p>
      <text:p text:style-name="P114"/>
      <text:p text:style-name="P115"><text:span text:style-name="T115_1">Agent</text:span><text:span text:style-name="T115_2"><text:s/></text:span><text:span text:style-name="T115_3">based</text:span><text:span text:style-name="T115_4"><text:s/></text:span><text:span text:style-name="T115_5">model</text:span><text:span text:style-name="T115_6"><text:s/></text:span><text:span text:style-name="T115_7">on</text:span><text:span text:style-name="T115_8"><text:s/></text:span><text:span text:style-name="T115_9">resilience</text:span><text:span text:style-name="T115_10"><text:s/></text:span><text:span text:style-name="T115_11">in</text:span><text:span text:style-name="T115_12"><text:s/></text:span><text:span text:style-name="T115_13">industrial</text:span><text:span text:style-name="T115_14"><text:s/></text:span><text:span text:style-name="T115_15">ecosystems</text:span><text:span text:style-name="T115_16">,<text:s/></text:span><text:span text:style-name="T115_17">made</text:span><text:span text:style-name="T115_18"><text:s/></text:span><text:span text:style-name="T115_19">in</text:span><text:span text:style-name="T115_20"><text:s/></text:span><text:span text:style-name="T115_21">netlogo</text:span><text:span text:style-name="T115_22">.</text:span></text:p>
      <text:p text:style-name="P116"><text:span text:style-name="T116_1">Zhu</text:span><text:span text:style-name="T116_2">,<text:s/></text:span><text:span text:style-name="T116_3">J</text:span><text:span text:style-name="T116_4">.,<text:s/>&amp;<text:s/></text:span><text:span text:style-name="T116_5">Ruth</text:span><text:span text:style-name="T116_6">,<text:s/></text:span><text:span text:style-name="T116_7">M</text:span><text:span text:style-name="T116_8">.<text:s/>(2013).<text:s/></text:span><text:span text:style-name="T116_9">Exploring</text:span><text:span text:style-name="T116_10"><text:s/></text:span><text:span text:style-name="T116_11">the</text:span><text:span text:style-name="T116_12"><text:s/></text:span><text:span text:style-name="T116_13">resilience</text:span><text:span text:style-name="T116_14"><text:s/></text:span><text:span text:style-name="T116_15">of</text:span><text:span text:style-name="T116_16"><text:s/></text:span><text:span text:style-name="T116_17">industrial</text:span><text:span text:style-name="T116_18"><text:s/></text:span><text:span text:style-name="T116_19">ecosystems</text:span><text:span text:style-name="T116_20">.<text:s/></text:span><text:span text:style-name="T116_21">Journal</text:span><text:span text:style-name="T116_22"><text:s/></text:span><text:span text:style-name="T116_23">of</text:span><text:span text:style-name="T116_24"><text:s/></text:span><text:span text:style-name="T116_25">environmental</text:span><text:span text:style-name="T116_26"><text:s/></text:span><text:span text:style-name="T116_27">management</text:span><text:span text:style-name="T116_28">,<text:s/></text:span><text:span text:style-name="T116_29">122</text:span><text:span text:style-name="T116_30">,<text:s/>65-75</text:span></text:p>
      <text:p text:style-name="P117"/>
      <text:p text:style-name="P118"/>
      <text:p text:style-name="P119"><text:span text:style-name="T119_1">Potential</text:span><text:span text:style-name="T119_2"><text:s/></text:span><text:span text:style-name="T119_3">interesting</text:span><text:span text:style-name="T119_4"><text:s/></text:span><text:span text:style-name="T119_5">book</text:span><text:span text:style-name="T119_6">:</text:span></text:p>
      <text:p text:style-name="P120"><text:span text:style-name="T120_1">May</text:span><text:span text:style-name="T120_2">,<text:s/></text:span><text:span text:style-name="T120_3">R</text:span><text:span text:style-name="T120_4">.<text:s/></text:span><text:span text:style-name="T120_5">M</text:span><text:span text:style-name="T120_6">.<text:s/>(1973).<text:s/></text:span><text:span text:style-name="T120_7">Stability</text:span><text:span text:style-name="T120_8"><text:s/></text:span><text:span text:style-name="T120_9">and</text:span><text:span text:style-name="T120_10"><text:s/></text:span><text:span text:style-name="T120_11">complexity</text:span><text:span text:style-name="T120_12"><text:s/></text:span><text:span text:style-name="T120_13">in</text:span><text:span text:style-name="T120_14"><text:s/></text:span><text:span text:style-name="T120_15">model</text:span><text:span text:style-name="T120_16"><text:s/></text:span><text:span text:style-name="T120_17">ecosystems</text:span><text:span text:style-name="T120_18"><text:s/>(</text:span><text:span text:style-name="T120_19">Vol</text:span><text:span text:style-name="T120_20">.<text:s/>6).<text:s/></text:span><text:span text:style-name="T120_21">Princeton</text:span><text:span text:style-name="T120_22"><text:s/></text:span><text:span text:style-name="T120_23">University</text:span><text:span text:style-name="T120_24"><text:s/></text:span><text:span text:style-name="T120_25">Press</text:span><text:span text:style-name="T120_2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3Level1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